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ff00" style:vertical-align="automatic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/>
      <style:paragraph-properties fo:text-align="center" fo:margin-left="0cm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99" style:rotation-align="none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-8% 58%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Datenbank Stahl'.O44">
          <table:error-message table:message-type="stop" table:display="true"/>
        </table:content-validation>
      </table:content-validations>
      <table:table table:name="Datenbank Stahl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number-columns-repeated="3" table:default-cell-style-name="ce6"/>
        <table:table-column table:style-name="co5" table:number-columns-repeated="2" table:default-cell-style-name="ce8"/>
        <table:table-column table:style-name="co5" table:default-cell-style-name="ce10"/>
        <table:table-column table:style-name="co5" table:default-cell-style-name="ce12"/>
        <table:table-column table:style-name="co5" table:number-columns-repeated="9" table:default-cell-style-name="ce8"/>
        <table:table-column table:style-name="co5" table:number-columns-repeated="44" table:default-cell-style-name="Default"/>
        <table:table-row table:style-name="ro1">
          <table:table-cell table:style-name="ce1" office:value-type="string" calcext:value-type="string">
            <text:p>I Träger</text:p>
          </table:table-cell>
          <table:table-cell table:style-name="ce1"/>
          <table:table-cell table:style-name="ce5"/>
          <table:table-cell table:style-name="ce7"/>
          <table:table-cell table:style-name="ce5" table:number-columns-repeated="3"/>
          <table:table-cell table:style-name="ce7" table:number-columns-repeated="2"/>
          <table:table-cell table:style-name="ce9" table:content-validation-name="val1"/>
          <table:table-cell table:style-name="ce11"/>
          <table:table-cell table:style-name="ce7" table:number-columns-repeated="4"/>
          <table:table-cell table:number-columns-repeated="49"/>
        </table:table-row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IPE</text:p>
          </table:table-cell>
          <table:covered-table-cell table:number-columns-repeated="4"/>
          <table:table-cell table:number-columns-repeated="3"/>
          <table:table-cell table:content-validation-name="val1"/>
          <table:table-cell table:number-columns-repeated="10"/>
          <table:table-cell office:value-type="string" calcext:value-type="string">
            <text:p>Knicklini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y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-2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J<text:span text:style-name="T1">y</text:span></text:p>
          </table:table-cell>
          <table:table-cell office:value-type="string" calcext:value-type="string">
            <text:p>W<text:span text:style-name="T1">y</text:span>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J<text:span text:style-name="T1">z</text:span></text:p>
          </table:table-cell>
          <table:table-cell office:value-type="string" calcext:value-type="string">
            <text:p>W<text:span text:style-name="T1">z</text:span></text:p>
          </table:table-cell>
          <table:table-cell office:value-type="string" calcext:value-type="string">
            <text:p>i<text:span text:style-name="T1">z</text:span></text:p>
          </table:table-cell>
          <table:table-cell office:value-type="string" calcext:value-type="string">
            <text:p>M<text:span text:style-name="T1">pl,y,d</text:span></text:p>
          </table:table-cell>
          <table:table-cell office:value-type="string" calcext:value-type="string">
            <text:p><text:span text:style-name="T2">Npl,x,d</text:span></text:p>
          </table:table-cell>
          <table:table-cell office:value-type="string" calcext:value-type="string">
            <text:p><text:span text:style-name="T2">Vpl,z,d</text:span>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Z-z</text:p>
          </table:table-cell>
          <table:table-cell table:number-columns-repeated="9"/>
          <table:table-cell office:value-type="string" calcext:value-type="string">
            <text:p>Berechnung Abminderungsfaktor <text:span text:style-name="T3">χ</text:span></text:p>
          </table:table-cell>
          <table:table-cell table:number-columns-repeated="32"/>
        </table:table-row>
        <table:table-row-group>
          <table:table-row table:style-name="ro1">
            <table:table-cell table:style-name="Default"/>
            <table:table-cell/>
            <table:table-cell table:style-name="Default" table:number-columns-repeated="18"/>
            <table:table-cell table:number-columns-repeated="44"/>
          </table:table-row>
          <table:table-row table:style-name="ro1">
            <table:table-cell table:style-name="Default" office:value-type="string" calcext:value-type="string">
              <text:p>IPE 80</text:p>
            </table:table-cell>
            <table:table-cell office:value-type="float" office:value="80" calcext:value-type="float">
              <text:p>80</text:p>
            </table:table-cell>
            <table:table-cell table:style-name="Default" office:value-type="float" office:value="46" calcext:value-type="float">
              <text:p>46</text:p>
            </table:table-cell>
            <table:table-cell table:style-name="Default" office:value-type="float" office:value="3.8" calcext:value-type="float">
              <text:p>3,8</text:p>
            </table:table-cell>
            <table:table-cell table:style-name="Default" office:value-type="float" office:value="5.2" calcext:value-type="float">
              <text:p>5,2</text:p>
            </table:table-cell>
            <table:table-cell table:style-name="Default" office:value-type="float" office:value="5" calcext:value-type="float">
              <text:p>5</text:p>
            </table:table-cell>
            <table:table-cell table:style-name="Default" office:value-type="float" office:value="60" calcext:value-type="float">
              <text:p>60</text:p>
            </table:table-cell>
            <table:table-cell table:style-name="Default" office:value-type="float" office:value="7.64" calcext:value-type="float">
              <text:p>7,64</text:p>
            </table:table-cell>
            <table:table-cell table:style-name="Default" office:value-type="float" office:value="6" calcext:value-type="float">
              <text:p>6</text:p>
            </table:table-cell>
            <table:table-cell table:style-name="Default" office:value-type="float" office:value="0.328" calcext:value-type="float">
              <text:p>0,328</text:p>
            </table:table-cell>
            <table:table-cell table:style-name="Default" office:value-type="float" office:value="11.6" calcext:value-type="float">
              <text:p>11,6</text:p>
            </table:table-cell>
            <table:table-cell table:style-name="Default" office:value-type="float" office:value="80.1" calcext:value-type="float">
              <text:p>80,1</text:p>
            </table:table-cell>
            <table:table-cell table:style-name="Default" office:value-type="float" office:value="20" calcext:value-type="float">
              <text:p>20</text:p>
            </table:table-cell>
            <table:table-cell table:style-name="Default" office:value-type="float" office:value="3.24" calcext:value-type="float">
              <text:p>3,24</text:p>
            </table:table-cell>
            <table:table-cell table:style-name="Default" office:value-type="float" office:value="8.49" calcext:value-type="float">
              <text:p>8,49</text:p>
            </table:table-cell>
            <table:table-cell table:style-name="Default" office:value-type="float" office:value="3.69" calcext:value-type="float">
              <text:p>3,69</text:p>
            </table:table-cell>
            <table:table-cell table:style-name="Default" office:value-type="float" office:value="1.05" calcext:value-type="float">
              <text:p>1,05</text:p>
            </table:table-cell>
            <table:table-cell table:style-name="Default" office:value-type="float" office:value="5.3" calcext:value-type="float">
              <text:p>5,3</text:p>
            </table:table-cell>
            <table:table-cell table:style-name="Default" office:value-type="float" office:value="179.5" calcext:value-type="float">
              <text:p>179,5</text:p>
            </table:table-cell>
            <table:table-cell table:style-name="Default" office:value-type="float" office:value="38.6" calcext:value-type="float">
              <text:p>38,6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100</text:p>
            </table:table-cell>
            <table:table-cell office:value-type="float" office:value="100" calcext:value-type="float">
              <text:p>100</text:p>
            </table:table-cell>
            <table:table-cell table:style-name="Default" office:value-type="float" office:value="55" calcext:value-type="float">
              <text:p>55</text:p>
            </table:table-cell>
            <table:table-cell table:style-name="Default" office:value-type="float" office:value="4.1" calcext:value-type="float">
              <text:p>4,1</text:p>
            </table:table-cell>
            <table:table-cell table:style-name="Default" office:value-type="float" office:value="5.7" calcext:value-type="float">
              <text:p>5,7</text:p>
            </table:table-cell>
            <table:table-cell table:style-name="Default" office:value-type="float" office:value="7" calcext:value-type="float">
              <text:p>7</text:p>
            </table:table-cell>
            <table:table-cell table:style-name="Default" office:value-type="float" office:value="75" calcext:value-type="float">
              <text:p>75</text:p>
            </table:table-cell>
            <table:table-cell table:style-name="Default" office:value-type="float" office:value="10.3" calcext:value-type="float">
              <text:p>10,3</text:p>
            </table:table-cell>
            <table:table-cell table:style-name="Default" office:value-type="float" office:value="8.1" calcext:value-type="float">
              <text:p>8,1</text:p>
            </table:table-cell>
            <table:table-cell table:style-name="Default" office:value-type="float" office:value="0.4" calcext:value-type="float">
              <text:p>0,4</text:p>
            </table:table-cell>
            <table:table-cell table:style-name="Default" office:value-type="float" office:value="19.7" calcext:value-type="float">
              <text:p>19,7</text:p>
            </table:table-cell>
            <table:table-cell table:style-name="Default" office:value-type="float" office:value="171" calcext:value-type="float">
              <text:p>171</text:p>
            </table:table-cell>
            <table:table-cell table:style-name="Default" office:value-type="float" office:value="34.2" calcext:value-type="float">
              <text:p>34,2</text:p>
            </table:table-cell>
            <table:table-cell table:style-name="Default" office:value-type="float" office:value="4.07" calcext:value-type="float">
              <text:p>4,07</text:p>
            </table:table-cell>
            <table:table-cell table:style-name="Default" office:value-type="float" office:value="15.9" calcext:value-type="float">
              <text:p>15,9</text:p>
            </table:table-cell>
            <table:table-cell table:style-name="Default" office:value-type="float" office:value="5.79" calcext:value-type="float">
              <text:p>5,79</text:p>
            </table:table-cell>
            <table:table-cell table:style-name="Default" office:value-type="float" office:value="1.24" calcext:value-type="float">
              <text:p>1,24</text:p>
            </table:table-cell>
            <table:table-cell table:style-name="Default" office:value-type="float" office:value="8.8" calcext:value-type="float">
              <text:p>8,8</text:p>
            </table:table-cell>
            <table:table-cell table:style-name="Default" office:value-type="float" office:value="242.1" calcext:value-type="float">
              <text:p>242,1</text:p>
            </table:table-cell>
            <table:table-cell table:style-name="Default" office:value-type="float" office:value="52.5" calcext:value-type="float">
              <text:p>52,5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9"/>
            <table:table-cell table:style-name="ce16" office:value-type="string" calcext:value-type="string">
              <text:p>Φ</text:p>
            </table:table-cell>
            <table:table-cell table:number-columns-repeated="32"/>
          </table:table-row>
          <table:table-row table:style-name="ro1">
            <table:table-cell table:style-name="Default" office:value-type="string" calcext:value-type="string">
              <text:p>IPE 120</text:p>
            </table:table-cell>
            <table:table-cell office:value-type="float" office:value="120" calcext:value-type="float">
              <text:p>120</text:p>
            </table:table-cell>
            <table:table-cell table:style-name="Default" office:value-type="float" office:value="64" calcext:value-type="float">
              <text:p>64</text:p>
            </table:table-cell>
            <table:table-cell table:style-name="Default" office:value-type="float" office:value="4.4" calcext:value-type="float">
              <text:p>4,4</text:p>
            </table:table-cell>
            <table:table-cell table:style-name="Default" office:value-type="float" office:value="6.3" calcext:value-type="float">
              <text:p>6,3</text:p>
            </table:table-cell>
            <table:table-cell table:style-name="Default" office:value-type="float" office:value="7" calcext:value-type="float">
              <text:p>7</text:p>
            </table:table-cell>
            <table:table-cell table:style-name="Default" office:value-type="float" office:value="93" calcext:value-type="float">
              <text:p>93</text:p>
            </table:table-cell>
            <table:table-cell table:style-name="Default" office:value-type="float" office:value="13.2" calcext:value-type="float">
              <text:p>13,2</text:p>
            </table:table-cell>
            <table:table-cell table:style-name="Default" office:value-type="float" office:value="10.4" calcext:value-type="float">
              <text:p>10,4</text:p>
            </table:table-cell>
            <table:table-cell table:style-name="Default" office:value-type="float" office:value="0.475" calcext:value-type="float">
              <text:p>0,475</text:p>
            </table:table-cell>
            <table:table-cell table:style-name="Default" office:value-type="float" office:value="30.4" calcext:value-type="float">
              <text:p>30,4</text:p>
            </table:table-cell>
            <table:table-cell table:style-name="Default" office:value-type="float" office:value="318" calcext:value-type="float">
              <text:p>318</text:p>
            </table:table-cell>
            <table:table-cell table:style-name="Default" office:value-type="float" office:value="53" calcext:value-type="float">
              <text:p>53</text:p>
            </table:table-cell>
            <table:table-cell table:style-name="Default" office:value-type="float" office:value="4.9" calcext:value-type="float">
              <text:p>4,9</text:p>
            </table:table-cell>
            <table:table-cell table:style-name="Default" office:value-type="float" office:value="27.7" calcext:value-type="float">
              <text:p>27,7</text:p>
            </table:table-cell>
            <table:table-cell table:style-name="Default" office:value-type="float" office:value="8.65" calcext:value-type="float">
              <text:p>8,65</text:p>
            </table:table-cell>
            <table:table-cell table:style-name="Default" office:value-type="float" office:value="1.45" calcext:value-type="float">
              <text:p>1,45</text:p>
            </table:table-cell>
            <table:table-cell table:style-name="Default" office:value-type="float" office:value="13.8" calcext:value-type="float">
              <text:p>13,8</text:p>
            </table:table-cell>
            <table:table-cell table:style-name="Default" office:value-type="float" office:value="310.2" calcext:value-type="float">
              <text:p>310,2</text:p>
            </table:table-cell>
            <table:table-cell table:style-name="Default" office:value-type="float" office:value="67.9" calcext:value-type="float">
              <text:p>67,9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140</text:p>
            </table:table-cell>
            <table:table-cell office:value-type="float" office:value="140" calcext:value-type="float">
              <text:p>140</text:p>
            </table:table-cell>
            <table:table-cell table:style-name="Default" office:value-type="float" office:value="73" calcext:value-type="float">
              <text:p>73</text:p>
            </table:table-cell>
            <table:table-cell table:style-name="Default" office:value-type="float" office:value="4.7" calcext:value-type="float">
              <text:p>4,7</text:p>
            </table:table-cell>
            <table:table-cell table:style-name="Default" office:value-type="float" office:value="6.9" calcext:value-type="float">
              <text:p>6,9</text:p>
            </table:table-cell>
            <table:table-cell table:style-name="Default" office:value-type="float" office:value="7" calcext:value-type="float">
              <text:p>7</text:p>
            </table:table-cell>
            <table:table-cell table:style-name="Default" office:value-type="float" office:value="112" calcext:value-type="float">
              <text:p>112</text:p>
            </table:table-cell>
            <table:table-cell table:style-name="Default" office:value-type="float" office:value="16.4" calcext:value-type="float">
              <text:p>16,4</text:p>
            </table:table-cell>
            <table:table-cell table:style-name="Default" office:value-type="float" office:value="12.9" calcext:value-type="float">
              <text:p>12,9</text:p>
            </table:table-cell>
            <table:table-cell table:style-name="Default" office:value-type="float" office:value="0.551" calcext:value-type="float">
              <text:p>0,551</text:p>
            </table:table-cell>
            <table:table-cell table:style-name="Default" office:value-type="float" office:value="44.2" calcext:value-type="float">
              <text:p>44,2</text:p>
            </table:table-cell>
            <table:table-cell table:style-name="Default" office:value-type="float" office:value="541" calcext:value-type="float">
              <text:p>541</text:p>
            </table:table-cell>
            <table:table-cell table:style-name="Default" office:value-type="float" office:value="77.3" calcext:value-type="float">
              <text:p>77,3</text:p>
            </table:table-cell>
            <table:table-cell table:style-name="Default" office:value-type="float" office:value="5.74" calcext:value-type="float">
              <text:p>5,74</text:p>
            </table:table-cell>
            <table:table-cell table:style-name="Default" office:value-type="float" office:value="44.9" calcext:value-type="float">
              <text:p>44,9</text:p>
            </table:table-cell>
            <table:table-cell table:style-name="Default" office:value-type="float" office:value="12.3" calcext:value-type="float">
              <text:p>12,3</text:p>
            </table:table-cell>
            <table:table-cell table:style-name="Default" office:value-type="float" office:value="1.68" calcext:value-type="float">
              <text:p>1,68</text:p>
            </table:table-cell>
            <table:table-cell table:style-name="Default" office:value-type="float" office:value="20.2" calcext:value-type="float">
              <text:p>20,2</text:p>
            </table:table-cell>
            <table:table-cell table:style-name="Default" office:value-type="float" office:value="385.4" calcext:value-type="float">
              <text:p>385,4</text:p>
            </table:table-cell>
            <table:table-cell table:style-name="Default" office:value-type="float" office:value="84.9" calcext:value-type="float">
              <text:p>84,9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table:style-name="ce1" office:value-type="string" calcext:value-type="string">
              <text:p>Berechnung Abminderungsfaktor <text:span text:style-name="T3">χ Tabelle α</text:span></text:p>
            </table:table-cell>
            <table:table-cell table:style-name="ce1" table:number-columns-repeated="5"/>
            <table:table-cell table:number-columns-repeated="32"/>
          </table:table-row>
          <table:table-row table:style-name="ro1">
            <table:table-cell table:style-name="Default" office:value-type="string" calcext:value-type="string">
              <text:p>IPE 160</text:p>
            </table:table-cell>
            <table:table-cell office:value-type="float" office:value="160" calcext:value-type="float">
              <text:p>160</text:p>
            </table:table-cell>
            <table:table-cell table:style-name="Default" office:value-type="float" office:value="82" calcext:value-type="float">
              <text:p>82</text:p>
            </table:table-cell>
            <table:table-cell table:style-name="Default" office:value-type="float" office:value="5" calcext:value-type="float">
              <text:p>5</text:p>
            </table:table-cell>
            <table:table-cell table:style-name="Default" office:value-type="float" office:value="7.4" calcext:value-type="float">
              <text:p>7,4</text:p>
            </table:table-cell>
            <table:table-cell table:style-name="Default" office:value-type="float" office:value="9" calcext:value-type="float">
              <text:p>9</text:p>
            </table:table-cell>
            <table:table-cell table:style-name="Default" office:value-type="float" office:value="127" calcext:value-type="float">
              <text:p>127</text:p>
            </table:table-cell>
            <table:table-cell table:style-name="Default" office:value-type="float" office:value="20.1" calcext:value-type="float">
              <text:p>20,1</text:p>
            </table:table-cell>
            <table:table-cell table:style-name="Default" office:value-type="float" office:value="15.8" calcext:value-type="float">
              <text:p>15,8</text:p>
            </table:table-cell>
            <table:table-cell table:style-name="Default" office:value-type="float" office:value="0.623" calcext:value-type="float">
              <text:p>0,623</text:p>
            </table:table-cell>
            <table:table-cell table:style-name="Default" office:value-type="float" office:value="61.9" calcext:value-type="float">
              <text:p>61,9</text:p>
            </table:table-cell>
            <table:table-cell table:style-name="Default" office:value-type="float" office:value="869" calcext:value-type="float">
              <text:p>869</text:p>
            </table:table-cell>
            <table:table-cell table:style-name="Default" office:value-type="float" office:value="109" calcext:value-type="float">
              <text:p>109</text:p>
            </table:table-cell>
            <table:table-cell table:style-name="Default" office:value-type="float" office:value="6.58" calcext:value-type="float">
              <text:p>6,58</text:p>
            </table:table-cell>
            <table:table-cell table:style-name="Default" office:value-type="float" office:value="68.3" calcext:value-type="float">
              <text:p>68,3</text:p>
            </table:table-cell>
            <table:table-cell table:style-name="Default" office:value-type="float" office:value="16.7" calcext:value-type="float">
              <text:p>16,7</text:p>
            </table:table-cell>
            <table:table-cell table:style-name="Default" office:value-type="float" office:value="1.84" calcext:value-type="float">
              <text:p>1,84</text:p>
            </table:table-cell>
            <table:table-cell table:style-name="Default" office:value-type="float" office:value="28" calcext:value-type="float">
              <text:p>28</text:p>
            </table:table-cell>
            <table:table-cell table:style-name="Default" office:value-type="float" office:value="472.4" calcext:value-type="float">
              <text:p>472,4</text:p>
            </table:table-cell>
            <table:table-cell table:style-name="Default" office:value-type="float" office:value="103.5" calcext:value-type="float">
              <text:p>103,5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180</text:p>
            </table:table-cell>
            <table:table-cell office:value-type="float" office:value="180" calcext:value-type="float">
              <text:p>180</text:p>
            </table:table-cell>
            <table:table-cell table:style-name="Default" office:value-type="float" office:value="91" calcext:value-type="float">
              <text:p>91</text:p>
            </table:table-cell>
            <table:table-cell table:style-name="Default" office:value-type="float" office:value="5.3" calcext:value-type="float">
              <text:p>5,3</text:p>
            </table:table-cell>
            <table:table-cell table:style-name="Default" office:value-type="float" office:value="8" calcext:value-type="float">
              <text:p>8</text:p>
            </table:table-cell>
            <table:table-cell table:style-name="Default" office:value-type="float" office:value="9" calcext:value-type="float">
              <text:p>9</text:p>
            </table:table-cell>
            <table:table-cell table:style-name="Default" office:value-type="float" office:value="146" calcext:value-type="float">
              <text:p>146</text:p>
            </table:table-cell>
            <table:table-cell table:style-name="Default" office:value-type="float" office:value="23.9" calcext:value-type="float">
              <text:p>23,9</text:p>
            </table:table-cell>
            <table:table-cell table:style-name="Default" office:value-type="float" office:value="18.8" calcext:value-type="float">
              <text:p>18,8</text:p>
            </table:table-cell>
            <table:table-cell table:style-name="Default" office:value-type="float" office:value="0.698" calcext:value-type="float">
              <text:p>0,698</text:p>
            </table:table-cell>
            <table:table-cell table:style-name="Default" office:value-type="float" office:value="83.2" calcext:value-type="float">
              <text:p>83,2</text:p>
            </table:table-cell>
            <table:table-cell table:style-name="Default" office:value-type="float" office:value="1320" calcext:value-type="float">
              <text:p>1320</text:p>
            </table:table-cell>
            <table:table-cell table:style-name="Default" office:value-type="float" office:value="146" calcext:value-type="float">
              <text:p>146</text:p>
            </table:table-cell>
            <table:table-cell table:style-name="Default" office:value-type="float" office:value="7.42" calcext:value-type="float">
              <text:p>7,42</text:p>
            </table:table-cell>
            <table:table-cell table:style-name="Default" office:value-type="float" office:value="101" calcext:value-type="float">
              <text:p>101</text:p>
            </table:table-cell>
            <table:table-cell table:style-name="Default" office:value-type="float" office:value="22.2" calcext:value-type="float">
              <text:p>22,2</text:p>
            </table:table-cell>
            <table:table-cell table:style-name="Default" office:value-type="float" office:value="2.05" calcext:value-type="float">
              <text:p>2,05</text:p>
            </table:table-cell>
            <table:table-cell table:style-name="Default" office:value-type="float" office:value="37.8" calcext:value-type="float">
              <text:p>37,8</text:p>
            </table:table-cell>
            <table:table-cell table:style-name="Default" office:value-type="float" office:value="561.7" calcext:value-type="float">
              <text:p>561,7</text:p>
            </table:table-cell>
            <table:table-cell table:style-name="Default" office:value-type="float" office:value="123.7" calcext:value-type="float">
              <text:p>123,7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office:value-type="string" calcext:value-type="string">
              <text:p>ao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c</text:p>
            </table:table-cell>
            <table:table-cell office:value-type="string" calcext:value-type="string">
              <text:p>d</text:p>
            </table:table-cell>
            <table:table-cell table:number-columns-repeated="33"/>
          </table:table-row>
          <table:table-row table:style-name="ro1">
            <table:table-cell table:style-name="Default" office:value-type="string" calcext:value-type="string">
              <text:p>IPE 200</text:p>
            </table:table-cell>
            <table:table-cell office:value-type="float" office:value="200" calcext:value-type="float">
              <text:p>200</text:p>
            </table:table-cell>
            <table:table-cell table:style-name="Default" office:value-type="float" office:value="100" calcext:value-type="float">
              <text:p>100</text:p>
            </table:table-cell>
            <table:table-cell table:style-name="Default" office:value-type="float" office:value="5.6" calcext:value-type="float">
              <text:p>5,6</text:p>
            </table:table-cell>
            <table:table-cell table:style-name="Default" office:value-type="float" office:value="8.5" calcext:value-type="float">
              <text:p>8,5</text:p>
            </table:table-cell>
            <table:table-cell table:style-name="Default" office:value-type="float" office:value="12" calcext:value-type="float">
              <text:p>12</text:p>
            </table:table-cell>
            <table:table-cell table:style-name="Default" office:value-type="float" office:value="159" calcext:value-type="float">
              <text:p>159</text:p>
            </table:table-cell>
            <table:table-cell table:style-name="Default" office:value-type="float" office:value="28.5" calcext:value-type="float">
              <text:p>28,5</text:p>
            </table:table-cell>
            <table:table-cell table:style-name="Default" office:value-type="float" office:value="22.4" calcext:value-type="float">
              <text:p>22,4</text:p>
            </table:table-cell>
            <table:table-cell table:style-name="Default" office:value-type="float" office:value="0.768" calcext:value-type="float">
              <text:p>0,768</text:p>
            </table:table-cell>
            <table:table-cell table:style-name="Default" office:value-type="float" office:value="110" calcext:value-type="float">
              <text:p>110</text:p>
            </table:table-cell>
            <table:table-cell table:style-name="Default" office:value-type="float" office:value="1940" calcext:value-type="float">
              <text:p>1940</text:p>
            </table:table-cell>
            <table:table-cell table:style-name="Default" office:value-type="float" office:value="194" calcext:value-type="float">
              <text:p>194</text:p>
            </table:table-cell>
            <table:table-cell table:style-name="Default" office:value-type="float" office:value="8.26" calcext:value-type="float">
              <text:p>8,26</text:p>
            </table:table-cell>
            <table:table-cell table:style-name="Default" office:value-type="float" office:value="142" calcext:value-type="float">
              <text:p>142</text:p>
            </table:table-cell>
            <table:table-cell table:style-name="Default" office:value-type="float" office:value="28.5" calcext:value-type="float">
              <text:p>28,5</text:p>
            </table:table-cell>
            <table:table-cell table:style-name="Default" office:value-type="float" office:value="2.24" calcext:value-type="float">
              <text:p>2,24</text:p>
            </table:table-cell>
            <table:table-cell table:style-name="Default" office:value-type="float" office:value="49.3" calcext:value-type="float">
              <text:p>49,3</text:p>
            </table:table-cell>
            <table:table-cell table:style-name="Default" office:value-type="float" office:value="669.8" calcext:value-type="float">
              <text:p>669,8</text:p>
            </table:table-cell>
            <table:table-cell table:style-name="Default" office:value-type="float" office:value="145.5" calcext:value-type="float">
              <text:p>145,5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office:value-type="string" calcext:value-type="string">
              <text:p>0,13</text:p>
            </table:table-cell>
            <table:table-cell office:value-type="string" calcext:value-type="string">
              <text:p>0,21</text:p>
            </table:table-cell>
            <table:table-cell office:value-type="string" calcext:value-type="string">
              <text:p>0,34</text:p>
            </table:table-cell>
            <table:table-cell office:value-type="string" calcext:value-type="string">
              <text:p>0,49</text:p>
            </table:table-cell>
            <table:table-cell office:value-type="string" calcext:value-type="string">
              <text:p>0,76</text:p>
            </table:table-cell>
            <table:table-cell table:number-columns-repeated="33"/>
          </table:table-row>
          <table:table-row table:style-name="ro1">
            <table:table-cell table:style-name="Default" office:value-type="string" calcext:value-type="string">
              <text:p>IPE 220</text:p>
            </table:table-cell>
            <table:table-cell office:value-type="float" office:value="220" calcext:value-type="float">
              <text:p>220</text:p>
            </table:table-cell>
            <table:table-cell table:style-name="Default" office:value-type="float" office:value="110" calcext:value-type="float">
              <text:p>110</text:p>
            </table:table-cell>
            <table:table-cell table:style-name="Default" office:value-type="float" office:value="5.9" calcext:value-type="float">
              <text:p>5,9</text:p>
            </table:table-cell>
            <table:table-cell table:style-name="Default" office:value-type="float" office:value="9.2" calcext:value-type="float">
              <text:p>9,2</text:p>
            </table:table-cell>
            <table:table-cell table:style-name="Default" office:value-type="float" office:value="12" calcext:value-type="float">
              <text:p>12</text:p>
            </table:table-cell>
            <table:table-cell table:style-name="Default" office:value-type="float" office:value="178" calcext:value-type="float">
              <text:p>178</text:p>
            </table:table-cell>
            <table:table-cell table:style-name="Default" office:value-type="float" office:value="33.4" calcext:value-type="float">
              <text:p>33,4</text:p>
            </table:table-cell>
            <table:table-cell table:style-name="Default" office:value-type="float" office:value="26.2" calcext:value-type="float">
              <text:p>26,2</text:p>
            </table:table-cell>
            <table:table-cell table:style-name="Default" office:value-type="float" office:value="0.848" calcext:value-type="float">
              <text:p>0,848</text:p>
            </table:table-cell>
            <table:table-cell table:style-name="Default" office:value-type="float" office:value="143" calcext:value-type="float">
              <text:p>143</text:p>
            </table:table-cell>
            <table:table-cell table:style-name="Default" office:value-type="float" office:value="2770" calcext:value-type="float">
              <text:p>2770</text:p>
            </table:table-cell>
            <table:table-cell table:style-name="Default" office:value-type="float" office:value="252" calcext:value-type="float">
              <text:p>252</text:p>
            </table:table-cell>
            <table:table-cell table:style-name="Default" office:value-type="float" office:value="9.11" calcext:value-type="float">
              <text:p>9,11</text:p>
            </table:table-cell>
            <table:table-cell table:style-name="Default" office:value-type="float" office:value="205" calcext:value-type="float">
              <text:p>205</text:p>
            </table:table-cell>
            <table:table-cell table:style-name="Default" office:value-type="float" office:value="37.3" calcext:value-type="float">
              <text:p>37,3</text:p>
            </table:table-cell>
            <table:table-cell table:style-name="Default" office:value-type="float" office:value="2.48" calcext:value-type="float">
              <text:p>2,48</text:p>
            </table:table-cell>
            <table:table-cell table:style-name="Default" office:value-type="float" office:value="64.2" calcext:value-type="float">
              <text:p>64,2</text:p>
            </table:table-cell>
            <table:table-cell table:style-name="Default" office:value-type="float" office:value="784.9" calcext:value-type="float">
              <text:p>784,9</text:p>
            </table:table-cell>
            <table:table-cell table:style-name="Default" office:value-type="float" office:value="168.8" calcext:value-type="float">
              <text:p>168,8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240</text:p>
            </table:table-cell>
            <table:table-cell office:value-type="float" office:value="240" calcext:value-type="float">
              <text:p>240</text:p>
            </table:table-cell>
            <table:table-cell table:style-name="Default" office:value-type="float" office:value="120" calcext:value-type="float">
              <text:p>120</text:p>
            </table:table-cell>
            <table:table-cell table:style-name="Default" office:value-type="float" office:value="6.2" calcext:value-type="float">
              <text:p>6,2</text:p>
            </table:table-cell>
            <table:table-cell table:style-name="Default" office:value-type="float" office:value="9.8" calcext:value-type="float">
              <text:p>9,8</text:p>
            </table:table-cell>
            <table:table-cell table:style-name="Default" office:value-type="float" office:value="15" calcext:value-type="float">
              <text:p>15</text:p>
            </table:table-cell>
            <table:table-cell table:style-name="Default" office:value-type="float" office:value="190" calcext:value-type="float">
              <text:p>190</text:p>
            </table:table-cell>
            <table:table-cell table:style-name="Default" office:value-type="float" office:value="39.1" calcext:value-type="float">
              <text:p>39,1</text:p>
            </table:table-cell>
            <table:table-cell table:style-name="Default" office:value-type="float" office:value="30.7" calcext:value-type="float">
              <text:p>30,7</text:p>
            </table:table-cell>
            <table:table-cell table:style-name="Default" office:value-type="float" office:value="0.922" calcext:value-type="float">
              <text:p>0,922</text:p>
            </table:table-cell>
            <table:table-cell table:style-name="Default" office:value-type="float" office:value="183" calcext:value-type="float">
              <text:p>183</text:p>
            </table:table-cell>
            <table:table-cell table:style-name="Default" office:value-type="float" office:value="3890" calcext:value-type="float">
              <text:p>3890</text:p>
            </table:table-cell>
            <table:table-cell table:style-name="Default" office:value-type="float" office:value="324" calcext:value-type="float">
              <text:p>324</text:p>
            </table:table-cell>
            <table:table-cell table:style-name="Default" office:value-type="float" office:value="9.97" calcext:value-type="float">
              <text:p>9,97</text:p>
            </table:table-cell>
            <table:table-cell table:style-name="Default" office:value-type="float" office:value="284" calcext:value-type="float">
              <text:p>284</text:p>
            </table:table-cell>
            <table:table-cell table:style-name="Default" office:value-type="float" office:value="47.3" calcext:value-type="float">
              <text:p>47,3</text:p>
            </table:table-cell>
            <table:table-cell table:style-name="Default" office:value-type="float" office:value="2.69" calcext:value-type="float">
              <text:p>2,69</text:p>
            </table:table-cell>
            <table:table-cell table:style-name="Default" office:value-type="float" office:value="81.3" calcext:value-type="float">
              <text:p>81,3</text:p>
            </table:table-cell>
            <table:table-cell table:style-name="Default" office:value-type="float" office:value="918.9" calcext:value-type="float">
              <text:p>918,9</text:p>
            </table:table-cell>
            <table:table-cell table:style-name="Default" office:value-type="float" office:value="193.7" calcext:value-type="float">
              <text:p>193,7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270</text:p>
            </table:table-cell>
            <table:table-cell office:value-type="float" office:value="270" calcext:value-type="float">
              <text:p>270</text:p>
            </table:table-cell>
            <table:table-cell table:style-name="Default" office:value-type="float" office:value="135" calcext:value-type="float">
              <text:p>135</text:p>
            </table:table-cell>
            <table:table-cell table:style-name="Default" office:value-type="float" office:value="6.6" calcext:value-type="float">
              <text:p>6,6</text:p>
            </table:table-cell>
            <table:table-cell table:style-name="Default" office:value-type="float" office:value="10.2" calcext:value-type="float">
              <text:p>10,2</text:p>
            </table:table-cell>
            <table:table-cell table:style-name="Default" office:value-type="float" office:value="15" calcext:value-type="float">
              <text:p>15</text:p>
            </table:table-cell>
            <table:table-cell table:style-name="Default" office:value-type="float" office:value="220" calcext:value-type="float">
              <text:p>220</text:p>
            </table:table-cell>
            <table:table-cell table:style-name="Default" office:value-type="float" office:value="45.9" calcext:value-type="float">
              <text:p>45,9</text:p>
            </table:table-cell>
            <table:table-cell table:style-name="Default" office:value-type="float" office:value="36.1" calcext:value-type="float">
              <text:p>36,1</text:p>
            </table:table-cell>
            <table:table-cell table:style-name="Default" office:value-type="float" office:value="1.04" calcext:value-type="float">
              <text:p>1,04</text:p>
            </table:table-cell>
            <table:table-cell table:style-name="Default" office:value-type="float" office:value="242" calcext:value-type="float">
              <text:p>242</text:p>
            </table:table-cell>
            <table:table-cell table:style-name="Default" office:value-type="float" office:value="5790" calcext:value-type="float">
              <text:p>5790</text:p>
            </table:table-cell>
            <table:table-cell table:style-name="Default" office:value-type="float" office:value="429" calcext:value-type="float">
              <text:p>429</text:p>
            </table:table-cell>
            <table:table-cell table:style-name="Default" office:value-type="float" office:value="11.2" calcext:value-type="float">
              <text:p>11,2</text:p>
            </table:table-cell>
            <table:table-cell table:style-name="Default" office:value-type="float" office:value="420" calcext:value-type="float">
              <text:p>420</text:p>
            </table:table-cell>
            <table:table-cell table:style-name="Default" office:value-type="float" office:value="62.2" calcext:value-type="float">
              <text:p>62,2</text:p>
            </table:table-cell>
            <table:table-cell table:style-name="Default" office:value-type="float" office:value="3.02" calcext:value-type="float">
              <text:p>3,02</text:p>
            </table:table-cell>
            <table:table-cell table:style-name="Default" office:value-type="float" office:value="108.2" calcext:value-type="float">
              <text:p>108,2</text:p>
            </table:table-cell>
            <table:table-cell table:style-name="Default" office:value-type="float" office:value="1078.7" calcext:value-type="float">
              <text:p>1078,7</text:p>
            </table:table-cell>
            <table:table-cell table:style-name="Default" office:value-type="float" office:value="232.7" calcext:value-type="float">
              <text:p>232,7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table:style-name="ce1" office:value-type="string" calcext:value-type="string">
              <text:p>Datenbank für Druckstab</text:p>
            </table:table-cell>
            <table:table-cell table:style-name="ce1" table:number-columns-repeated="5"/>
            <table:table-cell table:number-columns-repeated="2"/>
            <table:table-cell table:style-name="ce17" table:number-columns-repeated="30"/>
          </table:table-row>
          <table:table-row table:style-name="ro1">
            <table:table-cell table:style-name="Default" office:value-type="string" calcext:value-type="string">
              <text:p>IPE 300</text:p>
            </table:table-cell>
            <table:table-cell office:value-type="float" office:value="300" calcext:value-type="float">
              <text:p>300</text:p>
            </table:table-cell>
            <table:table-cell table:style-name="Default" office:value-type="float" office:value="150" calcext:value-type="float">
              <text:p>150</text:p>
            </table:table-cell>
            <table:table-cell table:style-name="Default" office:value-type="float" office:value="7.1" calcext:value-type="float">
              <text:p>7,1</text:p>
            </table:table-cell>
            <table:table-cell table:style-name="Default" office:value-type="float" office:value="10.7" calcext:value-type="float">
              <text:p>10,7</text:p>
            </table:table-cell>
            <table:table-cell table:style-name="Default" office:value-type="float" office:value="15" calcext:value-type="float">
              <text:p>15</text:p>
            </table:table-cell>
            <table:table-cell table:style-name="Default" office:value-type="float" office:value="249" calcext:value-type="float">
              <text:p>249</text:p>
            </table:table-cell>
            <table:table-cell table:style-name="Default" office:value-type="float" office:value="53.8" calcext:value-type="float">
              <text:p>53,8</text:p>
            </table:table-cell>
            <table:table-cell table:style-name="Default" office:value-type="float" office:value="42.2" calcext:value-type="float">
              <text:p>42,2</text:p>
            </table:table-cell>
            <table:table-cell table:style-name="Default" office:value-type="float" office:value="1.16" calcext:value-type="float">
              <text:p>1,16</text:p>
            </table:table-cell>
            <table:table-cell table:style-name="Default" office:value-type="float" office:value="314" calcext:value-type="float">
              <text:p>314</text:p>
            </table:table-cell>
            <table:table-cell table:style-name="Default" office:value-type="float" office:value="8360" calcext:value-type="float">
              <text:p>8360</text:p>
            </table:table-cell>
            <table:table-cell table:style-name="Default" office:value-type="float" office:value="557" calcext:value-type="float">
              <text:p>557</text:p>
            </table:table-cell>
            <table:table-cell table:style-name="Default" office:value-type="float" office:value="12.5" calcext:value-type="float">
              <text:p>12,5</text:p>
            </table:table-cell>
            <table:table-cell table:style-name="Default" office:value-type="float" office:value="604" calcext:value-type="float">
              <text:p>604</text:p>
            </table:table-cell>
            <table:table-cell table:style-name="Default" office:value-type="float" office:value="80.5" calcext:value-type="float">
              <text:p>80,5</text:p>
            </table:table-cell>
            <table:table-cell table:style-name="Default" office:value-type="float" office:value="3.35" calcext:value-type="float">
              <text:p>3,35</text:p>
            </table:table-cell>
            <table:table-cell table:style-name="Default" office:value-type="float" office:value="141.5" calcext:value-type="float">
              <text:p>141,5</text:p>
            </table:table-cell>
            <table:table-cell table:style-name="Default" office:value-type="float" office:value="1264.3" calcext:value-type="float">
              <text:p>1264,3</text:p>
            </table:table-cell>
            <table:table-cell table:style-name="Default" office:value-type="float" office:value="278.7" calcext:value-type="float">
              <text:p>278,7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office:value-type="string" calcext:value-type="string">
              <text:p>Stahlgüte</text:p>
            </table:table-cell>
            <table:table-cell office:value-type="string" calcext:value-type="string">
              <text:p>S 235</text:p>
            </table:table-cell>
            <table:table-cell office:value-type="string" calcext:value-type="string">
              <text:p>S 275</text:p>
            </table:table-cell>
            <table:table-cell office:value-type="string" calcext:value-type="string">
              <text:p>S 355</text:p>
            </table:table-cell>
            <table:table-cell table:number-columns-repeated="4"/>
            <table:table-cell table:style-name="ce17" table:number-columns-repeated="30"/>
          </table:table-row>
          <table:table-row table:style-name="ro1">
            <table:table-cell table:style-name="Default" office:value-type="string" calcext:value-type="string">
              <text:p>IPE 330</text:p>
            </table:table-cell>
            <table:table-cell office:value-type="float" office:value="330" calcext:value-type="float">
              <text:p>330</text:p>
            </table:table-cell>
            <table:table-cell table:style-name="Default" office:value-type="float" office:value="160" calcext:value-type="float">
              <text:p>160</text:p>
            </table:table-cell>
            <table:table-cell table:style-name="Default" office:value-type="float" office:value="7.5" calcext:value-type="float">
              <text:p>7,5</text:p>
            </table:table-cell>
            <table:table-cell table:style-name="Default" office:value-type="float" office:value="11.5" calcext:value-type="float">
              <text:p>11,5</text:p>
            </table:table-cell>
            <table:table-cell table:style-name="Default" office:value-type="float" office:value="18" calcext:value-type="float">
              <text:p>18</text:p>
            </table:table-cell>
            <table:table-cell table:style-name="Default" office:value-type="float" office:value="271" calcext:value-type="float">
              <text:p>271</text:p>
            </table:table-cell>
            <table:table-cell table:style-name="Default" office:value-type="float" office:value="62.6" calcext:value-type="float">
              <text:p>62,6</text:p>
            </table:table-cell>
            <table:table-cell table:style-name="Default" office:value-type="float" office:value="49.1" calcext:value-type="float">
              <text:p>49,1</text:p>
            </table:table-cell>
            <table:table-cell table:style-name="Default" office:value-type="float" office:value="1.25" calcext:value-type="float">
              <text:p>1,25</text:p>
            </table:table-cell>
            <table:table-cell table:style-name="Default" office:value-type="float" office:value="402" calcext:value-type="float">
              <text:p>402</text:p>
            </table:table-cell>
            <table:table-cell table:style-name="Default" office:value-type="float" office:value="11770" calcext:value-type="float">
              <text:p>11770</text:p>
            </table:table-cell>
            <table:table-cell table:style-name="Default" office:value-type="float" office:value="713" calcext:value-type="float">
              <text:p>713</text:p>
            </table:table-cell>
            <table:table-cell table:style-name="Default" office:value-type="float" office:value="13.7" calcext:value-type="float">
              <text:p>13,7</text:p>
            </table:table-cell>
            <table:table-cell table:style-name="Default" office:value-type="float" office:value="788" calcext:value-type="float">
              <text:p>788</text:p>
            </table:table-cell>
            <table:table-cell table:style-name="Default" office:value-type="float" office:value="98.5" calcext:value-type="float">
              <text:p>98,5</text:p>
            </table:table-cell>
            <table:table-cell table:style-name="Default" office:value-type="float" office:value="3.55" calcext:value-type="float">
              <text:p>3,55</text:p>
            </table:table-cell>
            <table:table-cell table:style-name="Default" office:value-type="float" office:value="179.2" calcext:value-type="float">
              <text:p>179,2</text:p>
            </table:table-cell>
            <table:table-cell table:style-name="Default" office:value-type="float" office:value="1471.1" calcext:value-type="float">
              <text:p>1471,1</text:p>
            </table:table-cell>
            <table:table-cell table:style-name="Default" office:value-type="float" office:value="324.1" calcext:value-type="float">
              <text:p>324,1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office:value-type="string" calcext:value-type="string">
              <text:p>[kN/cm²]</text:p>
            </table:table-cell>
            <table:table-cell office:value-type="string" calcext:value-type="string">
              <text:p>23,5</text:p>
            </table:table-cell>
            <table:table-cell office:value-type="string" calcext:value-type="string">
              <text:p>27,5</text:p>
            </table:table-cell>
            <table:table-cell office:value-type="string" calcext:value-type="string">
              <text:p>35,5</text:p>
            </table:table-cell>
            <table:table-cell table:number-columns-repeated="34"/>
          </table:table-row>
          <table:table-row table:style-name="ro1">
            <table:table-cell table:style-name="Default" office:value-type="string" calcext:value-type="string">
              <text:p>IPE 360</text:p>
            </table:table-cell>
            <table:table-cell office:value-type="float" office:value="360" calcext:value-type="float">
              <text:p>360</text:p>
            </table:table-cell>
            <table:table-cell table:style-name="Default" office:value-type="float" office:value="170" calcext:value-type="float">
              <text:p>170</text:p>
            </table:table-cell>
            <table:table-cell table:style-name="Default" office:value-type="float" office:value="8" calcext:value-type="float">
              <text:p>8</text:p>
            </table:table-cell>
            <table:table-cell table:style-name="Default" office:value-type="float" office:value="12.7" calcext:value-type="float">
              <text:p>12,7</text:p>
            </table:table-cell>
            <table:table-cell table:style-name="Default" office:value-type="float" office:value="18" calcext:value-type="float">
              <text:p>18</text:p>
            </table:table-cell>
            <table:table-cell table:style-name="Default" office:value-type="float" office:value="299" calcext:value-type="float">
              <text:p>299</text:p>
            </table:table-cell>
            <table:table-cell table:style-name="Default" office:value-type="float" office:value="72.7" calcext:value-type="float">
              <text:p>72,7</text:p>
            </table:table-cell>
            <table:table-cell table:style-name="Default" office:value-type="float" office:value="57.1" calcext:value-type="float">
              <text:p>57,1</text:p>
            </table:table-cell>
            <table:table-cell table:style-name="Default" office:value-type="float" office:value="1.35" calcext:value-type="float">
              <text:p>1,35</text:p>
            </table:table-cell>
            <table:table-cell table:style-name="Default" office:value-type="float" office:value="510" calcext:value-type="float">
              <text:p>510</text:p>
            </table:table-cell>
            <table:table-cell table:style-name="Default" office:value-type="float" office:value="16270" calcext:value-type="float">
              <text:p>16270</text:p>
            </table:table-cell>
            <table:table-cell table:style-name="Default" office:value-type="float" office:value="904" calcext:value-type="float">
              <text:p>904</text:p>
            </table:table-cell>
            <table:table-cell table:style-name="Default" office:value-type="float" office:value="15" calcext:value-type="float">
              <text:p>15</text:p>
            </table:table-cell>
            <table:table-cell table:style-name="Default" office:value-type="float" office:value="1040" calcext:value-type="float">
              <text:p>1040</text:p>
            </table:table-cell>
            <table:table-cell table:style-name="Default" office:value-type="float" office:value="123" calcext:value-type="float">
              <text:p>123</text:p>
            </table:table-cell>
            <table:table-cell table:style-name="Default" office:value-type="float" office:value="3.79" calcext:value-type="float">
              <text:p>3,79</text:p>
            </table:table-cell>
            <table:table-cell table:style-name="Default" office:value-type="float" office:value="228.8" calcext:value-type="float">
              <text:p>228,8</text:p>
            </table:table-cell>
            <table:table-cell table:style-name="Default" office:value-type="float" office:value="1708.5" calcext:value-type="float">
              <text:p>1708,5</text:p>
            </table:table-cell>
            <table:table-cell table:style-name="Default" office:value-type="float" office:value="377" calcext:value-type="float">
              <text:p>377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/>
            <table:table-cell table:style-name="ce16" office:value-type="string" calcext:value-type="string">
              <text:p>λ<text:span text:style-name="T1">1</text:span></text:p>
            </table:table-cell>
            <table:table-cell office:value-type="string" calcext:value-type="string">
              <text:p>93,9</text:p>
            </table:table-cell>
            <table:table-cell office:value-type="string" calcext:value-type="string">
              <text:p>86,8</text:p>
            </table:table-cell>
            <table:table-cell office:value-type="string" calcext:value-type="string">
              <text:p>76,4</text:p>
            </table:table-cell>
            <table:table-cell table:number-columns-repeated="34"/>
          </table:table-row>
          <table:table-row table:style-name="ro1">
            <table:table-cell table:style-name="Default" office:value-type="string" calcext:value-type="string">
              <text:p>IPE 400</text:p>
            </table:table-cell>
            <table:table-cell office:value-type="float" office:value="400" calcext:value-type="float">
              <text:p>400</text:p>
            </table:table-cell>
            <table:table-cell table:style-name="Default" office:value-type="float" office:value="180" calcext:value-type="float">
              <text:p>180</text:p>
            </table:table-cell>
            <table:table-cell table:style-name="Default" office:value-type="float" office:value="8.6" calcext:value-type="float">
              <text:p>8,6</text:p>
            </table:table-cell>
            <table:table-cell table:style-name="Default" office:value-type="float" office:value="13.5" calcext:value-type="float">
              <text:p>13,5</text:p>
            </table:table-cell>
            <table:table-cell table:style-name="Default" office:value-type="float" office:value="21" calcext:value-type="float">
              <text:p>21</text:p>
            </table:table-cell>
            <table:table-cell table:style-name="Default" office:value-type="float" office:value="331" calcext:value-type="float">
              <text:p>331</text:p>
            </table:table-cell>
            <table:table-cell table:style-name="Default" office:value-type="float" office:value="84.5" calcext:value-type="float">
              <text:p>84,5</text:p>
            </table:table-cell>
            <table:table-cell table:style-name="Default" office:value-type="float" office:value="66.3" calcext:value-type="float">
              <text:p>66,3</text:p>
            </table:table-cell>
            <table:table-cell table:style-name="Default" office:value-type="float" office:value="1.47" calcext:value-type="float">
              <text:p>1,47</text:p>
            </table:table-cell>
            <table:table-cell table:style-name="Default" office:value-type="float" office:value="654" calcext:value-type="float">
              <text:p>654</text:p>
            </table:table-cell>
            <table:table-cell table:style-name="Default" office:value-type="float" office:value="23130" calcext:value-type="float">
              <text:p>23130</text:p>
            </table:table-cell>
            <table:table-cell table:style-name="Default" office:value-type="float" office:value="1160" calcext:value-type="float">
              <text:p>1160</text:p>
            </table:table-cell>
            <table:table-cell table:style-name="Default" office:value-type="float" office:value="16.5" calcext:value-type="float">
              <text:p>16,5</text:p>
            </table:table-cell>
            <table:table-cell table:style-name="Default" office:value-type="float" office:value="1320" calcext:value-type="float">
              <text:p>1320</text:p>
            </table:table-cell>
            <table:table-cell table:style-name="Default" office:value-type="float" office:value="146" calcext:value-type="float">
              <text:p>146</text:p>
            </table:table-cell>
            <table:table-cell table:style-name="Default" office:value-type="float" office:value="3.95" calcext:value-type="float">
              <text:p>3,95</text:p>
            </table:table-cell>
            <table:table-cell table:style-name="Default" office:value-type="float" office:value="291" calcext:value-type="float">
              <text:p>291</text:p>
            </table:table-cell>
            <table:table-cell table:style-name="Default" office:value-type="float" office:value="1985.8" calcext:value-type="float">
              <text:p>1985,8</text:p>
            </table:table-cell>
            <table:table-cell table:style-name="Default" office:value-type="float" office:value="451" calcext:value-type="float">
              <text:p>451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450</text:p>
            </table:table-cell>
            <table:table-cell office:value-type="float" office:value="450" calcext:value-type="float">
              <text:p>450</text:p>
            </table:table-cell>
            <table:table-cell table:style-name="Default" office:value-type="float" office:value="190" calcext:value-type="float">
              <text:p>190</text:p>
            </table:table-cell>
            <table:table-cell table:style-name="Default" office:value-type="float" office:value="9.4" calcext:value-type="float">
              <text:p>9,4</text:p>
            </table:table-cell>
            <table:table-cell table:style-name="Default" office:value-type="float" office:value="14.6" calcext:value-type="float">
              <text:p>14,6</text:p>
            </table:table-cell>
            <table:table-cell table:style-name="Default" office:value-type="float" office:value="21" calcext:value-type="float">
              <text:p>21</text:p>
            </table:table-cell>
            <table:table-cell table:style-name="Default" office:value-type="float" office:value="379" calcext:value-type="float">
              <text:p>379</text:p>
            </table:table-cell>
            <table:table-cell table:style-name="Default" office:value-type="float" office:value="98.8" calcext:value-type="float">
              <text:p>98,8</text:p>
            </table:table-cell>
            <table:table-cell table:style-name="Default" office:value-type="float" office:value="77.6" calcext:value-type="float">
              <text:p>77,6</text:p>
            </table:table-cell>
            <table:table-cell table:style-name="Default" office:value-type="float" office:value="1.61" calcext:value-type="float">
              <text:p>1,61</text:p>
            </table:table-cell>
            <table:table-cell table:style-name="Default" office:value-type="float" office:value="851" calcext:value-type="float">
              <text:p>851</text:p>
            </table:table-cell>
            <table:table-cell table:style-name="Default" office:value-type="float" office:value="33740" calcext:value-type="float">
              <text:p>33740</text:p>
            </table:table-cell>
            <table:table-cell table:style-name="Default" office:value-type="float" office:value="1500" calcext:value-type="float">
              <text:p>1500</text:p>
            </table:table-cell>
            <table:table-cell table:style-name="Default" office:value-type="float" office:value="18.5" calcext:value-type="float">
              <text:p>18,5</text:p>
            </table:table-cell>
            <table:table-cell table:style-name="Default" office:value-type="float" office:value="1680" calcext:value-type="float">
              <text:p>1680</text:p>
            </table:table-cell>
            <table:table-cell table:style-name="Default" office:value-type="float" office:value="176" calcext:value-type="float">
              <text:p>176</text:p>
            </table:table-cell>
            <table:table-cell table:style-name="Default" office:value-type="float" office:value="4.12" calcext:value-type="float">
              <text:p>4,12</text:p>
            </table:table-cell>
            <table:table-cell table:style-name="Default" office:value-type="float" office:value="381.6" calcext:value-type="float">
              <text:p>381,6</text:p>
            </table:table-cell>
            <table:table-cell table:style-name="Default" office:value-type="float" office:value="2321.8" calcext:value-type="float">
              <text:p>2321,8</text:p>
            </table:table-cell>
            <table:table-cell table:style-name="Default" office:value-type="float" office:value="555.3" calcext:value-type="float">
              <text:p>555,3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8" table:number-columns-repeated="30"/>
          </table:table-row>
          <table:table-row table:style-name="ro1">
            <table:table-cell table:style-name="Default" office:value-type="string" calcext:value-type="string">
              <text:p>IPE 500</text:p>
            </table:table-cell>
            <table:table-cell office:value-type="float" office:value="500" calcext:value-type="float">
              <text:p>500</text:p>
            </table:table-cell>
            <table:table-cell table:style-name="Default" office:value-type="float" office:value="200" calcext:value-type="float">
              <text:p>200</text:p>
            </table:table-cell>
            <table:table-cell table:style-name="Default" office:value-type="float" office:value="10.2" calcext:value-type="float">
              <text:p>10,2</text:p>
            </table:table-cell>
            <table:table-cell table:style-name="Default" office:value-type="float" office:value="16" calcext:value-type="float">
              <text:p>16</text:p>
            </table:table-cell>
            <table:table-cell table:style-name="Default" office:value-type="float" office:value="21" calcext:value-type="float">
              <text:p>21</text:p>
            </table:table-cell>
            <table:table-cell table:style-name="Default" office:value-type="float" office:value="426" calcext:value-type="float">
              <text:p>426</text:p>
            </table:table-cell>
            <table:table-cell table:style-name="Default" office:value-type="float" office:value="116" calcext:value-type="float">
              <text:p>116</text:p>
            </table:table-cell>
            <table:table-cell table:style-name="Default" office:value-type="float" office:value="90.7" calcext:value-type="float">
              <text:p>90,7</text:p>
            </table:table-cell>
            <table:table-cell table:style-name="Default" office:value-type="float" office:value="1.74" calcext:value-type="float">
              <text:p>1,74</text:p>
            </table:table-cell>
            <table:table-cell table:style-name="Default" office:value-type="float" office:value="1100" calcext:value-type="float">
              <text:p>1100</text:p>
            </table:table-cell>
            <table:table-cell table:style-name="Default" office:value-type="float" office:value="48200" calcext:value-type="float">
              <text:p>48200</text:p>
            </table:table-cell>
            <table:table-cell table:style-name="Default" office:value-type="float" office:value="1930" calcext:value-type="float">
              <text:p>1930</text:p>
            </table:table-cell>
            <table:table-cell table:style-name="Default" office:value-type="float" office:value="20.4" calcext:value-type="float">
              <text:p>20,4</text:p>
            </table:table-cell>
            <table:table-cell table:style-name="Default" office:value-type="float" office:value="2140" calcext:value-type="float">
              <text:p>2140</text:p>
            </table:table-cell>
            <table:table-cell table:style-name="Default" office:value-type="float" office:value="214" calcext:value-type="float">
              <text:p>214</text:p>
            </table:table-cell>
            <table:table-cell table:style-name="Default" office:value-type="float" office:value="4.31" calcext:value-type="float">
              <text:p>4,31</text:p>
            </table:table-cell>
            <table:table-cell table:style-name="Default" office:value-type="float" office:value="495.2" calcext:value-type="float">
              <text:p>495,2</text:p>
            </table:table-cell>
            <table:table-cell table:style-name="Default" office:value-type="float" office:value="2726" calcext:value-type="float">
              <text:p>2726</text:p>
            </table:table-cell>
            <table:table-cell table:style-name="Default" office:value-type="float" office:value="669.9" calcext:value-type="float">
              <text:p>669,9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550</text:p>
            </table:table-cell>
            <table:table-cell office:value-type="float" office:value="550" calcext:value-type="float">
              <text:p>550</text:p>
            </table:table-cell>
            <table:table-cell table:style-name="Default" office:value-type="float" office:value="210" calcext:value-type="float">
              <text:p>210</text:p>
            </table:table-cell>
            <table:table-cell table:style-name="Default" office:value-type="float" office:value="11.1" calcext:value-type="float">
              <text:p>11,1</text:p>
            </table:table-cell>
            <table:table-cell table:style-name="Default" office:value-type="float" office:value="17.2" calcext:value-type="float">
              <text:p>17,2</text:p>
            </table:table-cell>
            <table:table-cell table:style-name="Default" office:value-type="float" office:value="24" calcext:value-type="float">
              <text:p>24</text:p>
            </table:table-cell>
            <table:table-cell table:style-name="Default" office:value-type="float" office:value="468" calcext:value-type="float">
              <text:p>468</text:p>
            </table:table-cell>
            <table:table-cell table:style-name="Default" office:value-type="float" office:value="134" calcext:value-type="float">
              <text:p>134</text:p>
            </table:table-cell>
            <table:table-cell table:style-name="Default" office:value-type="float" office:value="106" calcext:value-type="float">
              <text:p>106</text:p>
            </table:table-cell>
            <table:table-cell table:style-name="Default" office:value-type="float" office:value="1.88" calcext:value-type="float">
              <text:p>1,88</text:p>
            </table:table-cell>
            <table:table-cell table:style-name="Default" office:value-type="float" office:value="1390" calcext:value-type="float">
              <text:p>1390</text:p>
            </table:table-cell>
            <table:table-cell table:style-name="Default" office:value-type="float" office:value="67120" calcext:value-type="float">
              <text:p>67120</text:p>
            </table:table-cell>
            <table:table-cell table:style-name="Default" office:value-type="float" office:value="2440" calcext:value-type="float">
              <text:p>2440</text:p>
            </table:table-cell>
            <table:table-cell table:style-name="Default" office:value-type="float" office:value="22.3" calcext:value-type="float">
              <text:p>22,3</text:p>
            </table:table-cell>
            <table:table-cell table:style-name="Default" office:value-type="float" office:value="2670" calcext:value-type="float">
              <text:p>2670</text:p>
            </table:table-cell>
            <table:table-cell table:style-name="Default" office:value-type="float" office:value="254" calcext:value-type="float">
              <text:p>254</text:p>
            </table:table-cell>
            <table:table-cell table:style-name="Default" office:value-type="float" office:value="4.45" calcext:value-type="float">
              <text:p>4,45</text:p>
            </table:table-cell>
            <table:table-cell table:style-name="Default" office:value-type="float" office:value="625.6" calcext:value-type="float">
              <text:p>625,6</text:p>
            </table:table-cell>
            <table:table-cell table:style-name="Default" office:value-type="float" office:value="3149" calcext:value-type="float">
              <text:p>3149</text:p>
            </table:table-cell>
            <table:table-cell table:style-name="Default" office:value-type="float" office:value="802.5" calcext:value-type="float">
              <text:p>802,5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IPE 600</text:p>
            </table:table-cell>
            <table:table-cell office:value-type="float" office:value="600" calcext:value-type="float">
              <text:p>600</text:p>
            </table:table-cell>
            <table:table-cell table:style-name="Default" office:value-type="float" office:value="220" calcext:value-type="float">
              <text:p>220</text:p>
            </table:table-cell>
            <table:table-cell table:style-name="Default" office:value-type="float" office:value="12" calcext:value-type="float">
              <text:p>12</text:p>
            </table:table-cell>
            <table:table-cell table:style-name="Default" office:value-type="float" office:value="19" calcext:value-type="float">
              <text:p>19</text:p>
            </table:table-cell>
            <table:table-cell table:style-name="Default" office:value-type="float" office:value="24" calcext:value-type="float">
              <text:p>24</text:p>
            </table:table-cell>
            <table:table-cell table:style-name="Default" office:value-type="float" office:value="514" calcext:value-type="float">
              <text:p>514</text:p>
            </table:table-cell>
            <table:table-cell table:style-name="Default" office:value-type="float" office:value="156" calcext:value-type="float">
              <text:p>156</text:p>
            </table:table-cell>
            <table:table-cell table:style-name="Default" office:value-type="float" office:value="122" calcext:value-type="float">
              <text:p>122</text:p>
            </table:table-cell>
            <table:table-cell table:style-name="Default" office:value-type="float" office:value="2.01" calcext:value-type="float">
              <text:p>2,01</text:p>
            </table:table-cell>
            <table:table-cell table:style-name="Default" office:value-type="float" office:value="1760" calcext:value-type="float">
              <text:p>1760</text:p>
            </table:table-cell>
            <table:table-cell table:style-name="Default" office:value-type="float" office:value="92080" calcext:value-type="float">
              <text:p>92080</text:p>
            </table:table-cell>
            <table:table-cell table:style-name="Default" office:value-type="float" office:value="3070" calcext:value-type="float">
              <text:p>3070</text:p>
            </table:table-cell>
            <table:table-cell table:style-name="Default" office:value-type="float" office:value="24.3" calcext:value-type="float">
              <text:p>24,3</text:p>
            </table:table-cell>
            <table:table-cell table:style-name="Default" office:value-type="float" office:value="3390" calcext:value-type="float">
              <text:p>3390</text:p>
            </table:table-cell>
            <table:table-cell table:style-name="Default" office:value-type="float" office:value="308" calcext:value-type="float">
              <text:p>308</text:p>
            </table:table-cell>
            <table:table-cell table:style-name="Default" office:value-type="float" office:value="4.66" calcext:value-type="float">
              <text:p>4,66</text:p>
            </table:table-cell>
            <table:table-cell table:style-name="Default" office:value-type="float" office:value="793.4" calcext:value-type="float">
              <text:p>793,4</text:p>
            </table:table-cell>
            <table:table-cell table:style-name="Default" office:value-type="float" office:value="3666" calcext:value-type="float">
              <text:p>3666</text:p>
            </table:table-cell>
            <table:table-cell table:style-name="Default" office:value-type="float" office:value="946" calcext:value-type="float">
              <text:p>946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content-validation-name="val1"/>
            <table:table-cell table:number-columns-repeated="10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2"/>
            <table:table-cell table:style-name="ce6"/>
            <table:table-cell table:number-columns-repeated="3"/>
            <table:table-cell table:style-name="ce6" table:number-columns-repeated="3"/>
            <table:table-cell table:number-columns-repeated="2"/>
            <table:table-cell table:style-name="ce6" table:number-columns-repeated="8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2"/>
            <table:table-cell table:style-name="ce6"/>
            <table:table-cell table:formula="of:=MATCH(32;[.K4:.K23])" office:value-type="float" office:value="4" calcext:value-type="float">
              <text:p>4,00</text:p>
            </table:table-cell>
            <table:table-cell table:number-columns-repeated="2"/>
            <table:table-cell table:style-name="ce6" table:number-columns-repeated="3"/>
            <table:table-cell table:number-columns-repeated="2"/>
            <table:table-cell table:style-name="ce6" table:number-columns-repeated="8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2"/>
            <table:table-cell table:style-name="ce6"/>
            <table:table-cell table:number-columns-repeated="3"/>
            <table:table-cell table:style-name="ce6" table:number-columns-repeated="3"/>
            <table:table-cell table:number-columns-repeated="2"/>
            <table:table-cell table:style-name="ce6" table:number-columns-repeated="8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2"/>
            <table:table-cell table:style-name="ce6"/>
            <table:table-cell table:number-columns-repeated="3"/>
            <table:table-cell table:style-name="ce6" table:number-columns-repeated="3"/>
            <table:table-cell table:number-columns-repeated="2"/>
            <table:table-cell table:style-name="ce6" table:number-columns-repeated="8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2"/>
            <table:table-cell table:style-name="ce6"/>
            <table:table-cell table:number-columns-repeated="3"/>
            <table:table-cell table:style-name="ce6" table:number-columns-repeated="3"/>
            <table:table-cell table:number-columns-repeated="2"/>
            <table:table-cell table:style-name="ce6" table:number-columns-repeated="8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2"/>
            <table:table-cell table:style-name="ce6"/>
            <table:table-cell table:number-columns-repeated="3"/>
            <table:table-cell table:style-name="ce6" table:number-columns-repeated="3"/>
            <table:table-cell table:number-columns-repeated="2"/>
            <table:table-cell table:style-name="ce6" table:number-columns-repeated="8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</table:table-row-group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HEB</text:p>
          </table:table-cell>
          <table:covered-table-cell/>
          <table:covered-table-cell table:style-name="ce6"/>
          <table:covered-table-cell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-2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J<text:span text:style-name="T1">y</text:span></text:p>
          </table:table-cell>
          <table:table-cell office:value-type="string" calcext:value-type="string">
            <text:p>W<text:span text:style-name="T1">y</text:span>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J<text:span text:style-name="T1">z</text:span></text:p>
          </table:table-cell>
          <table:table-cell office:value-type="string" calcext:value-type="string">
            <text:p>W<text:span text:style-name="T1">z</text:span></text:p>
          </table:table-cell>
          <table:table-cell office:value-type="string" calcext:value-type="string">
            <text:p>i<text:span text:style-name="T1">z</text:span></text:p>
          </table:table-cell>
          <table:table-cell office:value-type="string" calcext:value-type="string">
            <text:p>M<text:span text:style-name="T1">pl,y,d</text:span></text:p>
          </table:table-cell>
          <table:table-cell office:value-type="string" calcext:value-type="string">
            <text:p><text:span text:style-name="T2">Npl,x,d</text:span></text:p>
          </table:table-cell>
          <table:table-cell office:value-type="string" calcext:value-type="string">
            <text:p><text:span text:style-name="T2">Vpl,z,d</text:span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2"/>
        </table:table-row>
        <table:table-row-group>
          <table:table-row table:style-name="ro1">
            <table:table-cell table:style-name="Default"/>
            <table:table-cell/>
            <table:table-cell table:style-name="Default" table:number-columns-repeated="18"/>
            <table:table-cell table:number-columns-repeated="44"/>
          </table:table-row>
          <table:table-row table:style-name="ro1">
            <table:table-cell table:style-name="Default" office:value-type="string" calcext:value-type="string">
              <text:p>HEB 100</text:p>
            </table:table-cell>
            <table:table-cell office:value-type="float" office:value="100" calcext:value-type="float">
              <text:p>100</text:p>
            </table:table-cell>
            <table:table-cell office:value-type="float" office:value="100" calcext:value-type="float">
              <text:p>100,00</text:p>
            </table:table-cell>
            <table:table-cell table:number-columns-repeated="4"/>
            <table:table-cell office:value-type="float" office:value="26" calcext:value-type="float">
              <text:p>26,00</text:p>
            </table:table-cell>
            <table:table-cell office:value-type="float" office:value="20.4" calcext:value-type="float">
              <text:p>20,40</text:p>
            </table:table-cell>
            <table:table-cell table:style-name="Default"/>
            <table:table-cell table:content-validation-name="val1" office:value-type="float" office:value="52.1" calcext:value-type="float">
              <text:p>52,10</text:p>
            </table:table-cell>
            <table:table-cell table:style-name="Default" office:value-type="float" office:value="450" calcext:value-type="float">
              <text:p>450</text:p>
            </table:table-cell>
            <table:table-cell office:value-type="float" office:value="89.9" calcext:value-type="float">
              <text:p>89,90</text:p>
            </table:table-cell>
            <table:table-cell office:value-type="float" office:value="4.16" calcext:value-type="float">
              <text:p>4,16</text:p>
            </table:table-cell>
            <table:table-cell table:number-columns-repeated="2"/>
            <table:table-cell office:value-type="float" office:value="2.53" calcext:value-type="float">
              <text:p>2,53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120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0" calcext:value-type="float">
              <text:p>120,00</text:p>
            </table:table-cell>
            <table:table-cell table:number-columns-repeated="4"/>
            <table:table-cell office:value-type="float" office:value="34" calcext:value-type="float">
              <text:p>34,00</text:p>
            </table:table-cell>
            <table:table-cell office:value-type="float" office:value="26.7" calcext:value-type="float">
              <text:p>26,70</text:p>
            </table:table-cell>
            <table:table-cell table:style-name="Default"/>
            <table:table-cell table:content-validation-name="val1" office:value-type="float" office:value="82.6" calcext:value-type="float">
              <text:p>82,60</text:p>
            </table:table-cell>
            <table:table-cell table:style-name="Default" office:value-type="float" office:value="864" calcext:value-type="float">
              <text:p>864</text:p>
            </table:table-cell>
            <table:table-cell office:value-type="float" office:value="144" calcext:value-type="float">
              <text:p>144,00</text:p>
            </table:table-cell>
            <table:table-cell office:value-type="float" office:value="5.04" calcext:value-type="float">
              <text:p>5,04</text:p>
            </table:table-cell>
            <table:table-cell table:number-columns-repeated="2"/>
            <table:table-cell office:value-type="float" office:value="3.06" calcext:value-type="float">
              <text:p>3,06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140</text:p>
            </table:table-cell>
            <table:table-cell office:value-type="float" office:value="140" calcext:value-type="float">
              <text:p>140</text:p>
            </table:table-cell>
            <table:table-cell office:value-type="float" office:value="140" calcext:value-type="float">
              <text:p>140,00</text:p>
            </table:table-cell>
            <table:table-cell table:number-columns-repeated="4"/>
            <table:table-cell office:value-type="float" office:value="43" calcext:value-type="float">
              <text:p>43,00</text:p>
            </table:table-cell>
            <table:table-cell office:value-type="float" office:value="33.7" calcext:value-type="float">
              <text:p>33,70</text:p>
            </table:table-cell>
            <table:table-cell table:style-name="Default"/>
            <table:table-cell table:content-validation-name="val1" office:value-type="float" office:value="123" calcext:value-type="float">
              <text:p>123,00</text:p>
            </table:table-cell>
            <table:table-cell table:style-name="Default" office:value-type="float" office:value="1510" calcext:value-type="float">
              <text:p>1510</text:p>
            </table:table-cell>
            <table:table-cell office:value-type="float" office:value="216" calcext:value-type="float">
              <text:p>216,00</text:p>
            </table:table-cell>
            <table:table-cell office:value-type="float" office:value="5.93" calcext:value-type="float">
              <text:p>5,93</text:p>
            </table:table-cell>
            <table:table-cell table:number-columns-repeated="2"/>
            <table:table-cell office:value-type="float" office:value="3.58" calcext:value-type="float">
              <text:p>3,5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160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60" calcext:value-type="float">
              <text:p>160,00</text:p>
            </table:table-cell>
            <table:table-cell table:number-columns-repeated="4"/>
            <table:table-cell office:value-type="float" office:value="54.3" calcext:value-type="float">
              <text:p>54,30</text:p>
            </table:table-cell>
            <table:table-cell office:value-type="float" office:value="42.6" calcext:value-type="float">
              <text:p>42,60</text:p>
            </table:table-cell>
            <table:table-cell table:style-name="Default"/>
            <table:table-cell table:content-validation-name="val1" office:value-type="float" office:value="177" calcext:value-type="float">
              <text:p>177,00</text:p>
            </table:table-cell>
            <table:table-cell table:style-name="Default" office:value-type="float" office:value="2490" calcext:value-type="float">
              <text:p>2490</text:p>
            </table:table-cell>
            <table:table-cell office:value-type="float" office:value="311" calcext:value-type="float">
              <text:p>311,00</text:p>
            </table:table-cell>
            <table:table-cell office:value-type="float" office:value="6.78" calcext:value-type="float">
              <text:p>6,78</text:p>
            </table:table-cell>
            <table:table-cell table:number-columns-repeated="2"/>
            <table:table-cell office:value-type="float" office:value="4.05" calcext:value-type="float">
              <text:p>4,05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180</text:p>
            </table:table-cell>
            <table:table-cell office:value-type="float" office:value="180" calcext:value-type="float">
              <text:p>180</text:p>
            </table:table-cell>
            <table:table-cell office:value-type="float" office:value="180" calcext:value-type="float">
              <text:p>180,00</text:p>
            </table:table-cell>
            <table:table-cell table:number-columns-repeated="4"/>
            <table:table-cell office:value-type="float" office:value="65.3" calcext:value-type="float">
              <text:p>65,30</text:p>
            </table:table-cell>
            <table:table-cell office:value-type="float" office:value="51.2" calcext:value-type="float">
              <text:p>51,20</text:p>
            </table:table-cell>
            <table:table-cell table:style-name="Default"/>
            <table:table-cell table:content-validation-name="val1" office:value-type="float" office:value="241" calcext:value-type="float">
              <text:p>241,00</text:p>
            </table:table-cell>
            <table:table-cell table:style-name="Default" office:value-type="float" office:value="3830" calcext:value-type="float">
              <text:p>3830</text:p>
            </table:table-cell>
            <table:table-cell table:style-name="ce15" office:value-type="float" office:value="426" calcext:value-type="float">
              <text:p>426</text:p>
            </table:table-cell>
            <table:table-cell office:value-type="float" office:value="7.66" calcext:value-type="float">
              <text:p>7,66</text:p>
            </table:table-cell>
            <table:table-cell table:number-columns-repeated="2"/>
            <table:table-cell office:value-type="float" office:value="4.57" calcext:value-type="float">
              <text:p>4,57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200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00" calcext:value-type="float">
              <text:p>200,00</text:p>
            </table:table-cell>
            <table:table-cell table:number-columns-repeated="4"/>
            <table:table-cell office:value-type="float" office:value="78.1" calcext:value-type="float">
              <text:p>78,10</text:p>
            </table:table-cell>
            <table:table-cell office:value-type="float" office:value="61.3" calcext:value-type="float">
              <text:p>61,30</text:p>
            </table:table-cell>
            <table:table-cell table:style-name="Default"/>
            <table:table-cell table:content-validation-name="val1" office:value-type="float" office:value="321" calcext:value-type="float">
              <text:p>321,00</text:p>
            </table:table-cell>
            <table:table-cell table:style-name="Default" office:value-type="float" office:value="5700" calcext:value-type="float">
              <text:p>5700</text:p>
            </table:table-cell>
            <table:table-cell office:value-type="float" office:value="570" calcext:value-type="float">
              <text:p>570,00</text:p>
            </table:table-cell>
            <table:table-cell office:value-type="float" office:value="8.54" calcext:value-type="float">
              <text:p>8,54</text:p>
            </table:table-cell>
            <table:table-cell table:number-columns-repeated="2"/>
            <table:table-cell office:value-type="float" office:value="5.07" calcext:value-type="float">
              <text:p>5,07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220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20" calcext:value-type="float">
              <text:p>220,00</text:p>
            </table:table-cell>
            <table:table-cell table:number-columns-repeated="4"/>
            <table:table-cell office:value-type="float" office:value="91" calcext:value-type="float">
              <text:p>91,00</text:p>
            </table:table-cell>
            <table:table-cell office:value-type="float" office:value="71.5" calcext:value-type="float">
              <text:p>71,50</text:p>
            </table:table-cell>
            <table:table-cell table:style-name="Default"/>
            <table:table-cell table:content-validation-name="val1" office:value-type="float" office:value="414" calcext:value-type="float">
              <text:p>414,00</text:p>
            </table:table-cell>
            <table:table-cell table:style-name="Default" office:value-type="float" office:value="8090" calcext:value-type="float">
              <text:p>8090</text:p>
            </table:table-cell>
            <table:table-cell office:value-type="float" office:value="736" calcext:value-type="float">
              <text:p>736,00</text:p>
            </table:table-cell>
            <table:table-cell office:value-type="float" office:value="9.43" calcext:value-type="float">
              <text:p>9,43</text:p>
            </table:table-cell>
            <table:table-cell table:number-columns-repeated="2"/>
            <table:table-cell office:value-type="float" office:value="5.59" calcext:value-type="float">
              <text:p>5,59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240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40" calcext:value-type="float">
              <text:p>240,00</text:p>
            </table:table-cell>
            <table:table-cell table:number-columns-repeated="4"/>
            <table:table-cell office:value-type="float" office:value="106" calcext:value-type="float">
              <text:p>106,00</text:p>
            </table:table-cell>
            <table:table-cell office:value-type="float" office:value="83.2" calcext:value-type="float">
              <text:p>83,20</text:p>
            </table:table-cell>
            <table:table-cell table:style-name="Default"/>
            <table:table-cell table:content-validation-name="val1" office:value-type="float" office:value="527" calcext:value-type="float">
              <text:p>527,00</text:p>
            </table:table-cell>
            <table:table-cell table:style-name="Default" office:value-type="float" office:value="11260" calcext:value-type="float">
              <text:p>11260</text:p>
            </table:table-cell>
            <table:table-cell office:value-type="float" office:value="938" calcext:value-type="float">
              <text:p>938,00</text:p>
            </table:table-cell>
            <table:table-cell office:value-type="float" office:value="10.3" calcext:value-type="float">
              <text:p>10,30</text:p>
            </table:table-cell>
            <table:table-cell table:number-columns-repeated="2"/>
            <table:table-cell office:value-type="float" office:value="6.08" calcext:value-type="float">
              <text:p>6,0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8" table:number-columns-repeated="30"/>
          </table:table-row>
          <table:table-row table:style-name="ro1">
            <table:table-cell table:style-name="Default" office:value-type="string" calcext:value-type="string">
              <text:p>HEB 260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0" calcext:value-type="float">
              <text:p>260,00</text:p>
            </table:table-cell>
            <table:table-cell table:number-columns-repeated="4"/>
            <table:table-cell office:value-type="float" office:value="118" calcext:value-type="float">
              <text:p>118,00</text:p>
            </table:table-cell>
            <table:table-cell office:value-type="float" office:value="93" calcext:value-type="float">
              <text:p>93,00</text:p>
            </table:table-cell>
            <table:table-cell table:style-name="Default"/>
            <table:table-cell table:content-validation-name="val1" office:value-type="float" office:value="641" calcext:value-type="float">
              <text:p>641,00</text:p>
            </table:table-cell>
            <table:table-cell table:style-name="Default" office:value-type="float" office:value="14920" calcext:value-type="float">
              <text:p>14920</text:p>
            </table:table-cell>
            <table:table-cell office:value-type="float" office:value="1150" calcext:value-type="float">
              <text:p>1150,00</text:p>
            </table:table-cell>
            <table:table-cell office:value-type="float" office:value="11.2" calcext:value-type="float">
              <text:p>11,20</text:p>
            </table:table-cell>
            <table:table-cell table:number-columns-repeated="2"/>
            <table:table-cell office:value-type="float" office:value="6.58" calcext:value-type="float">
              <text:p>6,5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280</text:p>
            </table:table-cell>
            <table:table-cell office:value-type="float" office:value="280" calcext:value-type="float">
              <text:p>280</text:p>
            </table:table-cell>
            <table:table-cell office:value-type="float" office:value="280" calcext:value-type="float">
              <text:p>280,00</text:p>
            </table:table-cell>
            <table:table-cell table:number-columns-repeated="4"/>
            <table:table-cell office:value-type="float" office:value="131" calcext:value-type="float">
              <text:p>131,00</text:p>
            </table:table-cell>
            <table:table-cell office:value-type="float" office:value="103" calcext:value-type="float">
              <text:p>103,00</text:p>
            </table:table-cell>
            <table:table-cell table:style-name="Default"/>
            <table:table-cell table:content-validation-name="val1" office:value-type="float" office:value="767" calcext:value-type="float">
              <text:p>767,00</text:p>
            </table:table-cell>
            <table:table-cell table:style-name="Default" office:value-type="float" office:value="19270" calcext:value-type="float">
              <text:p>19270</text:p>
            </table:table-cell>
            <table:table-cell office:value-type="float" office:value="1380" calcext:value-type="float">
              <text:p>1380,00</text:p>
            </table:table-cell>
            <table:table-cell office:value-type="float" office:value="12.1" calcext:value-type="float">
              <text:p>12,10</text:p>
            </table:table-cell>
            <table:table-cell table:number-columns-repeated="2"/>
            <table:table-cell office:value-type="float" office:value="7.09" calcext:value-type="float">
              <text:p>7,09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300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149" calcext:value-type="float">
              <text:p>149,00</text:p>
            </table:table-cell>
            <table:table-cell office:value-type="float" office:value="117" calcext:value-type="float">
              <text:p>117,00</text:p>
            </table:table-cell>
            <table:table-cell table:style-name="Default"/>
            <table:table-cell table:content-validation-name="val1" office:value-type="float" office:value="934" calcext:value-type="float">
              <text:p>934,00</text:p>
            </table:table-cell>
            <table:table-cell table:style-name="Default" office:value-type="float" office:value="25170" calcext:value-type="float">
              <text:p>25170</text:p>
            </table:table-cell>
            <table:table-cell office:value-type="float" office:value="1680" calcext:value-type="float">
              <text:p>1680,00</text:p>
            </table:table-cell>
            <table:table-cell office:value-type="string" calcext:value-type="string">
              <text:p>13.00</text:p>
            </table:table-cell>
            <table:table-cell table:number-columns-repeated="2"/>
            <table:table-cell office:value-type="float" office:value="7.58" calcext:value-type="float">
              <text:p>7,5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320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161" calcext:value-type="float">
              <text:p>161,00</text:p>
            </table:table-cell>
            <table:table-cell office:value-type="float" office:value="127" calcext:value-type="float">
              <text:p>127,00</text:p>
            </table:table-cell>
            <table:table-cell table:style-name="Default"/>
            <table:table-cell table:content-validation-name="val1" office:value-type="float" office:value="1070" calcext:value-type="float">
              <text:p>1070,00</text:p>
            </table:table-cell>
            <table:table-cell table:style-name="Default" office:value-type="float" office:value="30820" calcext:value-type="float">
              <text:p>30820</text:p>
            </table:table-cell>
            <table:table-cell office:value-type="float" office:value="1930" calcext:value-type="float">
              <text:p>1930,00</text:p>
            </table:table-cell>
            <table:table-cell office:value-type="float" office:value="13.8" calcext:value-type="float">
              <text:p>13,80</text:p>
            </table:table-cell>
            <table:table-cell table:number-columns-repeated="2"/>
            <table:table-cell office:value-type="float" office:value="7.57" calcext:value-type="float">
              <text:p>7,57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340</text:p>
            </table:table-cell>
            <table:table-cell office:value-type="float" office:value="340" calcext:value-type="float">
              <text:p>34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171" calcext:value-type="float">
              <text:p>171,00</text:p>
            </table:table-cell>
            <table:table-cell office:value-type="float" office:value="134" calcext:value-type="float">
              <text:p>134,00</text:p>
            </table:table-cell>
            <table:table-cell table:style-name="Default"/>
            <table:table-cell table:content-validation-name="val1" office:value-type="float" office:value="1200" calcext:value-type="float">
              <text:p>1200,00</text:p>
            </table:table-cell>
            <table:table-cell table:style-name="Default" office:value-type="float" office:value="36660" calcext:value-type="float">
              <text:p>36660</text:p>
            </table:table-cell>
            <table:table-cell office:value-type="float" office:value="2160" calcext:value-type="float">
              <text:p>2160,00</text:p>
            </table:table-cell>
            <table:table-cell office:value-type="float" office:value="14.6" calcext:value-type="float">
              <text:p>14,60</text:p>
            </table:table-cell>
            <table:table-cell table:number-columns-repeated="2"/>
            <table:table-cell office:value-type="float" office:value="7.53" calcext:value-type="float">
              <text:p>7,53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360</text:p>
            </table:table-cell>
            <table:table-cell office:value-type="float" office:value="360" calcext:value-type="float">
              <text:p>36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181" calcext:value-type="float">
              <text:p>181,00</text:p>
            </table:table-cell>
            <table:table-cell office:value-type="float" office:value="142" calcext:value-type="float">
              <text:p>142,00</text:p>
            </table:table-cell>
            <table:table-cell table:style-name="Default"/>
            <table:table-cell table:content-validation-name="val1" office:value-type="float" office:value="1340" calcext:value-type="float">
              <text:p>1340,00</text:p>
            </table:table-cell>
            <table:table-cell table:style-name="Default" office:value-type="float" office:value="43190" calcext:value-type="float">
              <text:p>43190</text:p>
            </table:table-cell>
            <table:table-cell office:value-type="float" office:value="2400" calcext:value-type="float">
              <text:p>2400,00</text:p>
            </table:table-cell>
            <table:table-cell office:value-type="float" office:value="15.5" calcext:value-type="float">
              <text:p>15,50</text:p>
            </table:table-cell>
            <table:table-cell table:number-columns-repeated="2"/>
            <table:table-cell office:value-type="float" office:value="7.49" calcext:value-type="float">
              <text:p>7,49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400</text:p>
            </table:table-cell>
            <table:table-cell office:value-type="float" office:value="400" calcext:value-type="float">
              <text:p>4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198" calcext:value-type="float">
              <text:p>198,00</text:p>
            </table:table-cell>
            <table:table-cell office:value-type="float" office:value="155" calcext:value-type="float">
              <text:p>155,00</text:p>
            </table:table-cell>
            <table:table-cell table:style-name="Default"/>
            <table:table-cell table:content-validation-name="val1" office:value-type="float" office:value="1620" calcext:value-type="float">
              <text:p>1620,00</text:p>
            </table:table-cell>
            <table:table-cell table:style-name="Default" office:value-type="float" office:value="57680" calcext:value-type="float">
              <text:p>57680</text:p>
            </table:table-cell>
            <table:table-cell office:value-type="float" office:value="2880" calcext:value-type="float">
              <text:p>2880,00</text:p>
            </table:table-cell>
            <table:table-cell office:value-type="float" office:value="17.1" calcext:value-type="float">
              <text:p>17,10</text:p>
            </table:table-cell>
            <table:table-cell table:number-columns-repeated="2"/>
            <table:table-cell office:value-type="float" office:value="7.49" calcext:value-type="float">
              <text:p>7,49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450</text:p>
            </table:table-cell>
            <table:table-cell office:value-type="float" office:value="450" calcext:value-type="float">
              <text:p>45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218" calcext:value-type="float">
              <text:p>218,00</text:p>
            </table:table-cell>
            <table:table-cell office:value-type="float" office:value="171" calcext:value-type="float">
              <text:p>171,00</text:p>
            </table:table-cell>
            <table:table-cell table:style-name="Default"/>
            <table:table-cell table:content-validation-name="val1" office:value-type="float" office:value="1990" calcext:value-type="float">
              <text:p>1990,00</text:p>
            </table:table-cell>
            <table:table-cell table:style-name="Default" office:value-type="float" office:value="79890" calcext:value-type="float">
              <text:p>79890</text:p>
            </table:table-cell>
            <table:table-cell office:value-type="float" office:value="3550" calcext:value-type="float">
              <text:p>3550,00</text:p>
            </table:table-cell>
            <table:table-cell office:value-type="float" office:value="19.1" calcext:value-type="float">
              <text:p>19,10</text:p>
            </table:table-cell>
            <table:table-cell table:number-columns-repeated="2"/>
            <table:table-cell office:value-type="float" office:value="7.33" calcext:value-type="float">
              <text:p>7,33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8" table:number-columns-repeated="30"/>
          </table:table-row>
          <table:table-row table:style-name="ro1">
            <table:table-cell table:style-name="Default" office:value-type="string" calcext:value-type="string">
              <text:p>HEB 500</text:p>
            </table:table-cell>
            <table:table-cell office:value-type="float" office:value="500" calcext:value-type="float">
              <text:p>5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239" calcext:value-type="float">
              <text:p>239,00</text:p>
            </table:table-cell>
            <table:table-cell office:value-type="float" office:value="187" calcext:value-type="float">
              <text:p>187,00</text:p>
            </table:table-cell>
            <table:table-cell table:style-name="Default"/>
            <table:table-cell table:content-validation-name="val1" office:value-type="float" office:value="2410" calcext:value-type="float">
              <text:p>2410,00</text:p>
            </table:table-cell>
            <table:table-cell table:style-name="Default" office:value-type="float" office:value="107200" calcext:value-type="float">
              <text:p>107200</text:p>
            </table:table-cell>
            <table:table-cell office:value-type="float" office:value="4290" calcext:value-type="float">
              <text:p>4290,00</text:p>
            </table:table-cell>
            <table:table-cell office:value-type="float" office:value="21.2" calcext:value-type="float">
              <text:p>21,20</text:p>
            </table:table-cell>
            <table:table-cell table:number-columns-repeated="2"/>
            <table:table-cell office:value-type="float" office:value="7.27" calcext:value-type="float">
              <text:p>7,27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550</text:p>
            </table:table-cell>
            <table:table-cell office:value-type="float" office:value="550" calcext:value-type="float">
              <text:p>55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254" calcext:value-type="float">
              <text:p>254,00</text:p>
            </table:table-cell>
            <table:table-cell office:value-type="float" office:value="199" calcext:value-type="float">
              <text:p>199,00</text:p>
            </table:table-cell>
            <table:table-cell table:style-name="Default"/>
            <table:table-cell table:content-validation-name="val1" office:value-type="float" office:value="2800" calcext:value-type="float">
              <text:p>2800,00</text:p>
            </table:table-cell>
            <table:table-cell table:style-name="Default" office:value-type="float" office:value="136700" calcext:value-type="float">
              <text:p>136700</text:p>
            </table:table-cell>
            <table:table-cell office:value-type="float" office:value="4970" calcext:value-type="float">
              <text:p>4970,00</text:p>
            </table:table-cell>
            <table:table-cell office:value-type="float" office:value="23.2" calcext:value-type="float">
              <text:p>23,20</text:p>
            </table:table-cell>
            <table:table-cell table:number-columns-repeated="2"/>
            <table:table-cell office:value-type="float" office:value="7.17" calcext:value-type="float">
              <text:p>7,17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B 6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270" calcext:value-type="float">
              <text:p>270,00</text:p>
            </table:table-cell>
            <table:table-cell office:value-type="float" office:value="212" calcext:value-type="float">
              <text:p>212,00</text:p>
            </table:table-cell>
            <table:table-cell table:style-name="Default"/>
            <table:table-cell table:content-validation-name="val1" office:value-type="float" office:value="3210" calcext:value-type="float">
              <text:p>3210,00</text:p>
            </table:table-cell>
            <table:table-cell table:style-name="Default" office:value-type="float" office:value="171000" calcext:value-type="float">
              <text:p>171000</text:p>
            </table:table-cell>
            <table:table-cell office:value-type="float" office:value="5700" calcext:value-type="float">
              <text:p>5700,00</text:p>
            </table:table-cell>
            <table:table-cell office:value-type="float" office:value="25.2" calcext:value-type="float">
              <text:p>25,20</text:p>
            </table:table-cell>
            <table:table-cell table:number-columns-repeated="2"/>
            <table:table-cell office:value-type="float" office:value="7.08" calcext:value-type="float">
              <text:p>7,0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9" table:number-columns-repeated="30"/>
          </table:table-row>
          <table:table-row table:style-name="ro1">
            <table:table-cell table:style-name="Default" office:value-type="string" calcext:value-type="string">
              <text:p>HEB 650</text:p>
            </table:table-cell>
            <table:table-cell office:value-type="float" office:value="650" calcext:value-type="float">
              <text:p>65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286" calcext:value-type="float">
              <text:p>286,00</text:p>
            </table:table-cell>
            <table:table-cell office:value-type="float" office:value="225" calcext:value-type="float">
              <text:p>225,00</text:p>
            </table:table-cell>
            <table:table-cell table:style-name="Default"/>
            <table:table-cell table:content-validation-name="val1" office:value-type="float" office:value="3660" calcext:value-type="float">
              <text:p>3660,00</text:p>
            </table:table-cell>
            <table:table-cell table:style-name="Default" office:value-type="float" office:value="210600" calcext:value-type="float">
              <text:p>210600</text:p>
            </table:table-cell>
            <table:table-cell office:value-type="float" office:value="6480" calcext:value-type="float">
              <text:p>6480,00</text:p>
            </table:table-cell>
            <table:table-cell office:value-type="float" office:value="27.1" calcext:value-type="float">
              <text:p>27,10</text:p>
            </table:table-cell>
            <table:table-cell table:number-columns-repeated="2"/>
            <table:table-cell office:value-type="float" office:value="6.99" calcext:value-type="float">
              <text:p>6,99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9" table:number-columns-repeated="30"/>
          </table:table-row>
          <table:table-row table:style-name="ro1">
            <table:table-cell table:style-name="Default" office:value-type="string" calcext:value-type="string">
              <text:p>HEB 700</text:p>
            </table:table-cell>
            <table:table-cell office:value-type="float" office:value="700" calcext:value-type="float">
              <text:p>7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306" calcext:value-type="float">
              <text:p>306,00</text:p>
            </table:table-cell>
            <table:table-cell office:value-type="float" office:value="241" calcext:value-type="float">
              <text:p>241,00</text:p>
            </table:table-cell>
            <table:table-cell table:style-name="Default"/>
            <table:table-cell table:content-validation-name="val1" office:value-type="float" office:value="4160" calcext:value-type="float">
              <text:p>4160,00</text:p>
            </table:table-cell>
            <table:table-cell table:style-name="Default" office:value-type="float" office:value="256900" calcext:value-type="float">
              <text:p>256900</text:p>
            </table:table-cell>
            <table:table-cell office:value-type="float" office:value="7340" calcext:value-type="float">
              <text:p>7340,00</text:p>
            </table:table-cell>
            <table:table-cell office:value-type="string" calcext:value-type="string">
              <text:p>29.00</text:p>
            </table:table-cell>
            <table:table-cell table:number-columns-repeated="2"/>
            <table:table-cell office:value-type="float" office:value="6.87" calcext:value-type="float">
              <text:p>6,87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9" table:number-columns-repeated="30"/>
          </table:table-row>
          <table:table-row table:style-name="ro1">
            <table:table-cell table:style-name="Default" office:value-type="string" calcext:value-type="string">
              <text:p>HEB 800</text:p>
            </table:table-cell>
            <table:table-cell office:value-type="float" office:value="800" calcext:value-type="float">
              <text:p>8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334" calcext:value-type="float">
              <text:p>334,00</text:p>
            </table:table-cell>
            <table:table-cell office:value-type="float" office:value="262" calcext:value-type="float">
              <text:p>262,00</text:p>
            </table:table-cell>
            <table:table-cell table:style-name="Default"/>
            <table:table-cell table:content-validation-name="val1" office:value-type="float" office:value="5110" calcext:value-type="float">
              <text:p>5110,00</text:p>
            </table:table-cell>
            <table:table-cell table:style-name="Default" office:value-type="float" office:value="359100" calcext:value-type="float">
              <text:p>359100</text:p>
            </table:table-cell>
            <table:table-cell office:value-type="float" office:value="8980" calcext:value-type="float">
              <text:p>8980,00</text:p>
            </table:table-cell>
            <table:table-cell office:value-type="float" office:value="32.8" calcext:value-type="float">
              <text:p>32,80</text:p>
            </table:table-cell>
            <table:table-cell table:number-columns-repeated="2"/>
            <table:table-cell office:value-type="float" office:value="6.68" calcext:value-type="float">
              <text:p>6,6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9" table:number-columns-repeated="30"/>
          </table:table-row>
          <table:table-row table:style-name="ro1">
            <table:table-cell table:style-name="Default" office:value-type="string" calcext:value-type="string">
              <text:p>HEB 900</text:p>
            </table:table-cell>
            <table:table-cell office:value-type="float" office:value="900" calcext:value-type="float">
              <text:p>9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371" calcext:value-type="float">
              <text:p>371,00</text:p>
            </table:table-cell>
            <table:table-cell office:value-type="float" office:value="291" calcext:value-type="float">
              <text:p>291,00</text:p>
            </table:table-cell>
            <table:table-cell table:style-name="Default"/>
            <table:table-cell table:content-validation-name="val1" office:value-type="float" office:value="6290" calcext:value-type="float">
              <text:p>6290,00</text:p>
            </table:table-cell>
            <table:table-cell table:style-name="Default" office:value-type="float" office:value="494100" calcext:value-type="float">
              <text:p>494100</text:p>
            </table:table-cell>
            <table:table-cell office:value-type="float" office:value="10980" calcext:value-type="float">
              <text:p>10980,00</text:p>
            </table:table-cell>
            <table:table-cell office:value-type="float" office:value="36.5" calcext:value-type="float">
              <text:p>36,50</text:p>
            </table:table-cell>
            <table:table-cell table:number-columns-repeated="2"/>
            <table:table-cell office:value-type="float" office:value="6.53" calcext:value-type="float">
              <text:p>6,53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9" table:number-columns-repeated="30"/>
          </table:table-row>
          <table:table-row table:style-name="ro1">
            <table:table-cell table:style-name="Default" office:value-type="string" calcext:value-type="string">
              <text:p>HEB 1000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300" calcext:value-type="float">
              <text:p>300,00</text:p>
            </table:table-cell>
            <table:table-cell table:number-columns-repeated="4"/>
            <table:table-cell office:value-type="float" office:value="400" calcext:value-type="float">
              <text:p>400,00</text:p>
            </table:table-cell>
            <table:table-cell office:value-type="float" office:value="314" calcext:value-type="float">
              <text:p>314,00</text:p>
            </table:table-cell>
            <table:table-cell table:style-name="Default"/>
            <table:table-cell table:content-validation-name="val1" office:value-type="float" office:value="7430" calcext:value-type="float">
              <text:p>7430,00</text:p>
            </table:table-cell>
            <table:table-cell table:style-name="Default" office:value-type="float" office:value="644700" calcext:value-type="float">
              <text:p>644700</text:p>
            </table:table-cell>
            <table:table-cell office:value-type="float" office:value="12890" calcext:value-type="float">
              <text:p>12890,00</text:p>
            </table:table-cell>
            <table:table-cell office:value-type="float" office:value="40.1" calcext:value-type="float">
              <text:p>40,10</text:p>
            </table:table-cell>
            <table:table-cell table:number-columns-repeated="2"/>
            <table:table-cell office:value-type="float" office:value="6.38" calcext:value-type="float">
              <text:p>6,38</text:p>
            </table:table-cell>
            <table:table-cell table:number-columns-repeated="3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  <table:table-cell table:style-name="ce19" table:number-columns-repeated="30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/>
            <table:table-cell table:number-columns-repeated="8"/>
            <table:table-cell table:style-name="Default"/>
            <table:table-cell table:style-name="ce13"/>
            <table:table-cell table:number-columns-repeated="9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</table:table-row-group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HEA</text:p>
          </table:table-cell>
          <table:covered-table-cell/>
          <table:covered-table-cell table:style-name="ce6"/>
          <table:covered-table-cell table:number-columns-repeated="2"/>
          <table:table-cell/>
          <table:table-cell table:style-name="ce6" table:number-columns-repeated="3"/>
          <table:table-cell table:style-name="ce14"/>
          <table:table-cell/>
          <table:table-cell table:style-name="ce6"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-2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J<text:span text:style-name="T1">y</text:span></text:p>
          </table:table-cell>
          <table:table-cell office:value-type="string" calcext:value-type="string">
            <text:p>W<text:span text:style-name="T1">y</text:span>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J<text:span text:style-name="T1">z</text:span></text:p>
          </table:table-cell>
          <table:table-cell office:value-type="string" calcext:value-type="string">
            <text:p>W<text:span text:style-name="T1">z</text:span></text:p>
          </table:table-cell>
          <table:table-cell office:value-type="string" calcext:value-type="string">
            <text:p>i<text:span text:style-name="T1">z</text:span></text:p>
          </table:table-cell>
          <table:table-cell office:value-type="string" calcext:value-type="string">
            <text:p>M<text:span text:style-name="T1">pl,y,d</text:span></text:p>
          </table:table-cell>
          <table:table-cell office:value-type="string" calcext:value-type="string">
            <text:p><text:span text:style-name="T2">Npl,x,d</text:span></text:p>
          </table:table-cell>
          <table:table-cell office:value-type="string" calcext:value-type="string">
            <text:p><text:span text:style-name="T2">Vpl,z,d</text:span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2"/>
        </table:table-row>
        <table:table-row-group>
          <table:table-row table:style-name="ro1">
            <table:table-cell table:style-name="Default"/>
            <table:table-cell table:number-columns-repeated="7"/>
            <table:table-cell office:value-type="float" office:value="0" calcext:value-type="float">
              <text:p>0,00</text:p>
            </table:table-cell>
            <table:table-cell table:content-validation-name="val1"/>
            <table:table-cell office:value-type="float" office:value="0" calcext:value-type="float">
              <text:p>0,00</text:p>
            </table:table-cell>
            <table:table-cell table:style-name="ce12" office:value-type="float" office:value="0" calcext:value-type="float">
              <text:p>0,00</text:p>
            </table:table-cell>
            <table:table-cell office:value-type="float" office:value="0" calcext:value-type="float">
              <text:p>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100</text:p>
            </table:table-cell>
            <table:table-cell table:number-columns-repeated="7"/>
            <table:table-cell office:value-type="float" office:value="16.7" calcext:value-type="float">
              <text:p>16,70</text:p>
            </table:table-cell>
            <table:table-cell table:content-validation-name="val1"/>
            <table:table-cell office:value-type="float" office:value="41.5" calcext:value-type="float">
              <text:p>41,50</text:p>
            </table:table-cell>
            <table:table-cell office:value-type="float" office:value="349" calcext:value-type="float">
              <text:p>349,00</text:p>
            </table:table-cell>
            <table:table-cell office:value-type="float" office:value="72.8" calcext:value-type="float">
              <text:p>72,8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120</text:p>
            </table:table-cell>
            <table:table-cell table:number-columns-repeated="7"/>
            <table:table-cell office:value-type="float" office:value="19.9" calcext:value-type="float">
              <text:p>19,90</text:p>
            </table:table-cell>
            <table:table-cell table:content-validation-name="val1"/>
            <table:table-cell office:value-type="float" office:value="59.7" calcext:value-type="float">
              <text:p>59,70</text:p>
            </table:table-cell>
            <table:table-cell office:value-type="float" office:value="606" calcext:value-type="float">
              <text:p>606,00</text:p>
            </table:table-cell>
            <table:table-cell office:value-type="float" office:value="106" calcext:value-type="float">
              <text:p>106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140</text:p>
            </table:table-cell>
            <table:table-cell table:number-columns-repeated="7"/>
            <table:table-cell office:value-type="float" office:value="24.7" calcext:value-type="float">
              <text:p>24,70</text:p>
            </table:table-cell>
            <table:table-cell table:content-validation-name="val1"/>
            <table:table-cell office:value-type="float" office:value="86.7" calcext:value-type="float">
              <text:p>86,70</text:p>
            </table:table-cell>
            <table:table-cell office:value-type="float" office:value="1030" calcext:value-type="float">
              <text:p>1030,00</text:p>
            </table:table-cell>
            <table:table-cell office:value-type="float" office:value="155" calcext:value-type="float">
              <text:p>155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160</text:p>
            </table:table-cell>
            <table:table-cell table:number-columns-repeated="7"/>
            <table:table-cell office:value-type="float" office:value="30.4" calcext:value-type="float">
              <text:p>30,40</text:p>
            </table:table-cell>
            <table:table-cell table:content-validation-name="val1"/>
            <table:table-cell office:value-type="float" office:value="123" calcext:value-type="float">
              <text:p>123,00</text:p>
            </table:table-cell>
            <table:table-cell office:value-type="float" office:value="1670" calcext:value-type="float">
              <text:p>1670,00</text:p>
            </table:table-cell>
            <table:table-cell office:value-type="float" office:value="220" calcext:value-type="float">
              <text:p>22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180</text:p>
            </table:table-cell>
            <table:table-cell table:number-columns-repeated="7"/>
            <table:table-cell office:value-type="float" office:value="35.5" calcext:value-type="float">
              <text:p>35,50</text:p>
            </table:table-cell>
            <table:table-cell table:content-validation-name="val1"/>
            <table:table-cell office:value-type="float" office:value="162" calcext:value-type="float">
              <text:p>162,00</text:p>
            </table:table-cell>
            <table:table-cell office:value-type="float" office:value="2510" calcext:value-type="float">
              <text:p>2510,00</text:p>
            </table:table-cell>
            <table:table-cell office:value-type="float" office:value="294" calcext:value-type="float">
              <text:p>294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200</text:p>
            </table:table-cell>
            <table:table-cell table:number-columns-repeated="7"/>
            <table:table-cell office:value-type="float" office:value="42.3" calcext:value-type="float">
              <text:p>42,30</text:p>
            </table:table-cell>
            <table:table-cell table:content-validation-name="val1"/>
            <table:table-cell office:value-type="float" office:value="215" calcext:value-type="float">
              <text:p>215,00</text:p>
            </table:table-cell>
            <table:table-cell office:value-type="float" office:value="3690" calcext:value-type="float">
              <text:p>3690,00</text:p>
            </table:table-cell>
            <table:table-cell office:value-type="float" office:value="389" calcext:value-type="float">
              <text:p>389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220</text:p>
            </table:table-cell>
            <table:table-cell table:number-columns-repeated="7"/>
            <table:table-cell office:value-type="float" office:value="50.5" calcext:value-type="float">
              <text:p>50,50</text:p>
            </table:table-cell>
            <table:table-cell table:content-validation-name="val1"/>
            <table:table-cell office:value-type="float" office:value="284" calcext:value-type="float">
              <text:p>284,00</text:p>
            </table:table-cell>
            <table:table-cell office:value-type="float" office:value="5410" calcext:value-type="float">
              <text:p>5410,00</text:p>
            </table:table-cell>
            <table:table-cell office:value-type="float" office:value="515" calcext:value-type="float">
              <text:p>515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240</text:p>
            </table:table-cell>
            <table:table-cell table:number-columns-repeated="7"/>
            <table:table-cell office:value-type="float" office:value="60.3" calcext:value-type="float">
              <text:p>60,30</text:p>
            </table:table-cell>
            <table:table-cell table:content-validation-name="val1"/>
            <table:table-cell office:value-type="float" office:value="372" calcext:value-type="float">
              <text:p>372,00</text:p>
            </table:table-cell>
            <table:table-cell office:value-type="float" office:value="7760" calcext:value-type="float">
              <text:p>7760,00</text:p>
            </table:table-cell>
            <table:table-cell office:value-type="float" office:value="675" calcext:value-type="float">
              <text:p>675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260</text:p>
            </table:table-cell>
            <table:table-cell table:number-columns-repeated="7"/>
            <table:table-cell office:value-type="float" office:value="68.2" calcext:value-type="float">
              <text:p>68,20</text:p>
            </table:table-cell>
            <table:table-cell table:content-validation-name="val1"/>
            <table:table-cell office:value-type="float" office:value="460" calcext:value-type="float">
              <text:p>460,00</text:p>
            </table:table-cell>
            <table:table-cell office:value-type="float" office:value="10450" calcext:value-type="float">
              <text:p>10450,00</text:p>
            </table:table-cell>
            <table:table-cell office:value-type="float" office:value="836" calcext:value-type="float">
              <text:p>836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280</text:p>
            </table:table-cell>
            <table:table-cell table:number-columns-repeated="7"/>
            <table:table-cell office:value-type="float" office:value="76.4" calcext:value-type="float">
              <text:p>76,40</text:p>
            </table:table-cell>
            <table:table-cell table:content-validation-name="val1"/>
            <table:table-cell office:value-type="float" office:value="556" calcext:value-type="float">
              <text:p>556,00</text:p>
            </table:table-cell>
            <table:table-cell office:value-type="float" office:value="13670" calcext:value-type="float">
              <text:p>13670,00</text:p>
            </table:table-cell>
            <table:table-cell office:value-type="float" office:value="1010" calcext:value-type="float">
              <text:p>101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300</text:p>
            </table:table-cell>
            <table:table-cell table:number-columns-repeated="7"/>
            <table:table-cell office:value-type="float" office:value="88.3" calcext:value-type="float">
              <text:p>88,30</text:p>
            </table:table-cell>
            <table:table-cell table:content-validation-name="val1"/>
            <table:table-cell office:value-type="float" office:value="692" calcext:value-type="float">
              <text:p>692,00</text:p>
            </table:table-cell>
            <table:table-cell office:value-type="float" office:value="18260" calcext:value-type="float">
              <text:p>18260,00</text:p>
            </table:table-cell>
            <table:table-cell office:value-type="float" office:value="1260" calcext:value-type="float">
              <text:p>126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320</text:p>
            </table:table-cell>
            <table:table-cell table:number-columns-repeated="7"/>
            <table:table-cell office:value-type="float" office:value="97.6" calcext:value-type="float">
              <text:p>97,60</text:p>
            </table:table-cell>
            <table:table-cell table:content-validation-name="val1"/>
            <table:table-cell office:value-type="float" office:value="814" calcext:value-type="float">
              <text:p>814,00</text:p>
            </table:table-cell>
            <table:table-cell office:value-type="float" office:value="22930" calcext:value-type="float">
              <text:p>22930,00</text:p>
            </table:table-cell>
            <table:table-cell office:value-type="float" office:value="1480" calcext:value-type="float">
              <text:p>148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340</text:p>
            </table:table-cell>
            <table:table-cell table:number-columns-repeated="7"/>
            <table:table-cell office:value-type="float" office:value="105" calcext:value-type="float">
              <text:p>105,00</text:p>
            </table:table-cell>
            <table:table-cell table:content-validation-name="val1"/>
            <table:table-cell office:value-type="float" office:value="925" calcext:value-type="float">
              <text:p>925,00</text:p>
            </table:table-cell>
            <table:table-cell office:value-type="float" office:value="27690" calcext:value-type="float">
              <text:p>27690,00</text:p>
            </table:table-cell>
            <table:table-cell office:value-type="float" office:value="1680" calcext:value-type="float">
              <text:p>168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360</text:p>
            </table:table-cell>
            <table:table-cell table:number-columns-repeated="7"/>
            <table:table-cell office:value-type="float" office:value="112" calcext:value-type="float">
              <text:p>112,00</text:p>
            </table:table-cell>
            <table:table-cell table:content-validation-name="val1"/>
            <table:table-cell office:value-type="float" office:value="1040" calcext:value-type="float">
              <text:p>1040,00</text:p>
            </table:table-cell>
            <table:table-cell office:value-type="float" office:value="33090" calcext:value-type="float">
              <text:p>33090,00</text:p>
            </table:table-cell>
            <table:table-cell office:value-type="float" office:value="1890" calcext:value-type="float">
              <text:p>189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400</text:p>
            </table:table-cell>
            <table:table-cell table:number-columns-repeated="7"/>
            <table:table-cell office:value-type="float" office:value="125" calcext:value-type="float">
              <text:p>125,00</text:p>
            </table:table-cell>
            <table:table-cell table:content-validation-name="val1"/>
            <table:table-cell office:value-type="float" office:value="1280" calcext:value-type="float">
              <text:p>1280,00</text:p>
            </table:table-cell>
            <table:table-cell office:value-type="float" office:value="45070" calcext:value-type="float">
              <text:p>45070,00</text:p>
            </table:table-cell>
            <table:table-cell office:value-type="float" office:value="2310" calcext:value-type="float">
              <text:p>231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450</text:p>
            </table:table-cell>
            <table:table-cell table:number-columns-repeated="7"/>
            <table:table-cell office:value-type="float" office:value="140" calcext:value-type="float">
              <text:p>140,00</text:p>
            </table:table-cell>
            <table:table-cell table:content-validation-name="val1"/>
            <table:table-cell office:value-type="float" office:value="1610" calcext:value-type="float">
              <text:p>1610,00</text:p>
            </table:table-cell>
            <table:table-cell office:value-type="float" office:value="63720" calcext:value-type="float">
              <text:p>63720,00</text:p>
            </table:table-cell>
            <table:table-cell office:value-type="float" office:value="2900" calcext:value-type="float">
              <text:p>290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500</text:p>
            </table:table-cell>
            <table:table-cell table:number-columns-repeated="7"/>
            <table:table-cell office:value-type="float" office:value="155" calcext:value-type="float">
              <text:p>155,00</text:p>
            </table:table-cell>
            <table:table-cell table:content-validation-name="val1"/>
            <table:table-cell office:value-type="float" office:value="1970" calcext:value-type="float">
              <text:p>1970,00</text:p>
            </table:table-cell>
            <table:table-cell office:value-type="float" office:value="86970" calcext:value-type="float">
              <text:p>86970,00</text:p>
            </table:table-cell>
            <table:table-cell office:value-type="float" office:value="3550" calcext:value-type="float">
              <text:p>355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550</text:p>
            </table:table-cell>
            <table:table-cell table:number-columns-repeated="7"/>
            <table:table-cell office:value-type="float" office:value="166" calcext:value-type="float">
              <text:p>166,00</text:p>
            </table:table-cell>
            <table:table-cell table:content-validation-name="val1"/>
            <table:table-cell office:value-type="float" office:value="1310" calcext:value-type="float">
              <text:p>1310,00</text:p>
            </table:table-cell>
            <table:table-cell office:value-type="float" office:value="111900" calcext:value-type="float">
              <text:p>111900,00</text:p>
            </table:table-cell>
            <table:table-cell office:value-type="float" office:value="4150" calcext:value-type="float">
              <text:p>415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600</text:p>
            </table:table-cell>
            <table:table-cell table:number-columns-repeated="7"/>
            <table:table-cell office:value-type="float" office:value="178" calcext:value-type="float">
              <text:p>178,00</text:p>
            </table:table-cell>
            <table:table-cell table:content-validation-name="val1"/>
            <table:table-cell office:value-type="float" office:value="2680" calcext:value-type="float">
              <text:p>2680,00</text:p>
            </table:table-cell>
            <table:table-cell office:value-type="float" office:value="141200" calcext:value-type="float">
              <text:p>141200,00</text:p>
            </table:table-cell>
            <table:table-cell office:value-type="float" office:value="4790" calcext:value-type="float">
              <text:p>479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650</text:p>
            </table:table-cell>
            <table:table-cell table:number-columns-repeated="7"/>
            <table:table-cell office:value-type="float" office:value="190" calcext:value-type="float">
              <text:p>190,00</text:p>
            </table:table-cell>
            <table:table-cell table:content-validation-name="val1"/>
            <table:table-cell office:value-type="float" office:value="3070" calcext:value-type="float">
              <text:p>3070,00</text:p>
            </table:table-cell>
            <table:table-cell office:value-type="float" office:value="175200" calcext:value-type="float">
              <text:p>175200,00</text:p>
            </table:table-cell>
            <table:table-cell office:value-type="float" office:value="5470" calcext:value-type="float">
              <text:p>547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700</text:p>
            </table:table-cell>
            <table:table-cell table:number-columns-repeated="7"/>
            <table:table-cell office:value-type="float" office:value="204" calcext:value-type="float">
              <text:p>204,00</text:p>
            </table:table-cell>
            <table:table-cell table:content-validation-name="val1"/>
            <table:table-cell office:value-type="float" office:value="3520" calcext:value-type="float">
              <text:p>3520,00</text:p>
            </table:table-cell>
            <table:table-cell office:value-type="float" office:value="215300" calcext:value-type="float">
              <text:p>215300,00</text:p>
            </table:table-cell>
            <table:table-cell office:value-type="float" office:value="6240" calcext:value-type="float">
              <text:p>6240,00</text:p>
            </table:table-cell>
            <table:table-cell table:number-columns-repeated="7"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2"/>
          </table:table-row>
          <table:table-row table:style-name="ro1">
            <table:table-cell table:style-name="Default" office:value-type="string" calcext:value-type="string">
              <text:p>HEA 800</text:p>
            </table:table-cell>
            <table:table-cell table:number-columns-repeated="7"/>
            <table:table-cell office:value-type="float" office:value="224" calcext:value-type="float">
              <text:p>224,00</text:p>
            </table:table-cell>
            <table:table-cell table:content-validation-name="val1"/>
            <table:table-cell office:value-type="float" office:value="4350" calcext:value-type="float">
              <text:p>4350,00</text:p>
            </table:table-cell>
            <table:table-cell office:value-type="float" office:value="303400" calcext:value-type="float">
              <text:p>303400,00</text:p>
            </table:table-cell>
            <table:table-cell office:value-type="float" office:value="7680" calcext:value-type="float">
              <text:p>768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A 900</text:p>
            </table:table-cell>
            <table:table-cell table:number-columns-repeated="7"/>
            <table:table-cell office:value-type="float" office:value="252" calcext:value-type="float">
              <text:p>252,00</text:p>
            </table:table-cell>
            <table:table-cell table:content-validation-name="val1"/>
            <table:table-cell office:value-type="float" office:value="5410" calcext:value-type="float">
              <text:p>5410,00</text:p>
            </table:table-cell>
            <table:table-cell office:value-type="float" office:value="422100" calcext:value-type="float">
              <text:p>422100,00</text:p>
            </table:table-cell>
            <table:table-cell office:value-type="float" office:value="9480" calcext:value-type="float">
              <text:p>948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A 1000</text:p>
            </table:table-cell>
            <table:table-cell table:number-columns-repeated="7"/>
            <table:table-cell office:value-type="float" office:value="272" calcext:value-type="float">
              <text:p>272,00</text:p>
            </table:table-cell>
            <table:table-cell table:content-validation-name="val1"/>
            <table:table-cell office:value-type="float" office:value="6410" calcext:value-type="float">
              <text:p>6410,00</text:p>
            </table:table-cell>
            <table:table-cell office:value-type="float" office:value="553800" calcext:value-type="float">
              <text:p>553800,00</text:p>
            </table:table-cell>
            <table:table-cell office:value-type="float" office:value="11190" calcext:value-type="float">
              <text:p>11190,00</text:p>
            </table:table-cell>
            <table:table-cell table:number-columns-repeated="51"/>
          </table:table-row>
          <table:table-row table:style-name="ro1" table:number-rows-repeated="8">
            <table:table-cell table:style-name="Default"/>
            <table:table-cell table:number-columns-repeated="8"/>
            <table:table-cell table:content-validation-name="val1"/>
            <table:table-cell table:number-columns-repeated="54"/>
          </table:table-row>
        </table:table-row-group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HEM</text:p>
          </table:table-cell>
          <table:covered-table-cell/>
          <table:covered-table-cell table:style-name="ce6"/>
          <table:covered-table-cell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-2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J<text:span text:style-name="T1">y</text:span></text:p>
          </table:table-cell>
          <table:table-cell office:value-type="string" calcext:value-type="string">
            <text:p>W<text:span text:style-name="T1">y</text:span>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J<text:span text:style-name="T1">z</text:span></text:p>
          </table:table-cell>
          <table:table-cell office:value-type="string" calcext:value-type="string">
            <text:p>W<text:span text:style-name="T1">z</text:span></text:p>
          </table:table-cell>
          <table:table-cell office:value-type="string" calcext:value-type="string">
            <text:p>i<text:span text:style-name="T1">z</text:span></text:p>
          </table:table-cell>
          <table:table-cell office:value-type="string" calcext:value-type="string">
            <text:p>M<text:span text:style-name="T1">pl,y,d</text:span></text:p>
          </table:table-cell>
          <table:table-cell office:value-type="string" calcext:value-type="string">
            <text:p><text:span text:style-name="T2">Npl,x,d</text:span></text:p>
          </table:table-cell>
          <table:table-cell office:value-type="string" calcext:value-type="string">
            <text:p><text:span text:style-name="T2">Vpl,z,d</text:span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2"/>
        </table:table-row>
        <table:table-row-group>
          <table:table-row table:style-name="ro1">
            <table:table-cell table:style-name="Default"/>
            <table:table-cell table:number-columns-repeated="7"/>
            <table:table-cell office:value-type="float" office:value="0" calcext:value-type="float">
              <text:p>0,00</text:p>
            </table:table-cell>
            <table:table-cell table:content-validation-name="val1"/>
            <table:table-cell office:value-type="float" office:value="0" calcext:value-type="float">
              <text:p>0,00</text:p>
            </table:table-cell>
            <table:table-cell table:style-name="Default" office:value-type="float" office:value="0" calcext:value-type="float">
              <text:p>0</text:p>
            </table:table-cell>
            <table:table-cell office:value-type="float" office:value="0" calcext:value-type="float">
              <text:p>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100</text:p>
            </table:table-cell>
            <table:table-cell table:number-columns-repeated="7"/>
            <table:table-cell office:value-type="float" office:value="41.8" calcext:value-type="float">
              <text:p>41,80</text:p>
            </table:table-cell>
            <table:table-cell table:content-validation-name="val1"/>
            <table:table-cell table:style-name="Default" office:value-type="float" office:value="118" calcext:value-type="float">
              <text:p>118</text:p>
            </table:table-cell>
            <table:table-cell office:value-type="float" office:value="1140" calcext:value-type="float">
              <text:p>1140,00</text:p>
            </table:table-cell>
            <table:table-cell office:value-type="float" office:value="190" calcext:value-type="float">
              <text:p>19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120</text:p>
            </table:table-cell>
            <table:table-cell table:number-columns-repeated="7"/>
            <table:table-cell office:value-type="float" office:value="52.1" calcext:value-type="float">
              <text:p>52,10</text:p>
            </table:table-cell>
            <table:table-cell table:content-validation-name="val1"/>
            <table:table-cell office:value-type="float" office:value="175" calcext:value-type="float">
              <text:p>175,00</text:p>
            </table:table-cell>
            <table:table-cell office:value-type="float" office:value="2020" calcext:value-type="float">
              <text:p>2020,00</text:p>
            </table:table-cell>
            <table:table-cell office:value-type="float" office:value="288" calcext:value-type="float">
              <text:p>288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140</text:p>
            </table:table-cell>
            <table:table-cell table:number-columns-repeated="7"/>
            <table:table-cell office:value-type="float" office:value="63.2" calcext:value-type="float">
              <text:p>63,20</text:p>
            </table:table-cell>
            <table:table-cell table:content-validation-name="val1"/>
            <table:table-cell office:value-type="float" office:value="247" calcext:value-type="float">
              <text:p>247,00</text:p>
            </table:table-cell>
            <table:table-cell office:value-type="float" office:value="3290" calcext:value-type="float">
              <text:p>3290,00</text:p>
            </table:table-cell>
            <table:table-cell office:value-type="float" office:value="411" calcext:value-type="float">
              <text:p>411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160</text:p>
            </table:table-cell>
            <table:table-cell table:number-columns-repeated="7"/>
            <table:table-cell office:value-type="float" office:value="76.2" calcext:value-type="float">
              <text:p>76,20</text:p>
            </table:table-cell>
            <table:table-cell table:content-validation-name="val1"/>
            <table:table-cell office:value-type="float" office:value="337" calcext:value-type="float">
              <text:p>337,00</text:p>
            </table:table-cell>
            <table:table-cell office:value-type="float" office:value="5100" calcext:value-type="float">
              <text:p>5100,00</text:p>
            </table:table-cell>
            <table:table-cell office:value-type="float" office:value="566" calcext:value-type="float">
              <text:p>566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180</text:p>
            </table:table-cell>
            <table:table-cell table:number-columns-repeated="7"/>
            <table:table-cell office:value-type="float" office:value="88.9" calcext:value-type="float">
              <text:p>88,90</text:p>
            </table:table-cell>
            <table:table-cell table:content-validation-name="val1"/>
            <table:table-cell office:value-type="float" office:value="442" calcext:value-type="float">
              <text:p>442,00</text:p>
            </table:table-cell>
            <table:table-cell office:value-type="float" office:value="7480" calcext:value-type="float">
              <text:p>7480,00</text:p>
            </table:table-cell>
            <table:table-cell office:value-type="float" office:value="748" calcext:value-type="float">
              <text:p>748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200</text:p>
            </table:table-cell>
            <table:table-cell table:number-columns-repeated="7"/>
            <table:table-cell office:value-type="float" office:value="103" calcext:value-type="float">
              <text:p>103,00</text:p>
            </table:table-cell>
            <table:table-cell table:content-validation-name="val1"/>
            <table:table-cell office:value-type="float" office:value="568" calcext:value-type="float">
              <text:p>568,00</text:p>
            </table:table-cell>
            <table:table-cell office:value-type="float" office:value="10640" calcext:value-type="float">
              <text:p>10640,00</text:p>
            </table:table-cell>
            <table:table-cell office:value-type="float" office:value="967" calcext:value-type="float">
              <text:p>967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220</text:p>
            </table:table-cell>
            <table:table-cell table:number-columns-repeated="7"/>
            <table:table-cell office:value-type="float" office:value="117" calcext:value-type="float">
              <text:p>117,00</text:p>
            </table:table-cell>
            <table:table-cell table:content-validation-name="val1"/>
            <table:table-cell office:value-type="float" office:value="710" calcext:value-type="float">
              <text:p>710,00</text:p>
            </table:table-cell>
            <table:table-cell office:value-type="float" office:value="14600" calcext:value-type="float">
              <text:p>14600,00</text:p>
            </table:table-cell>
            <table:table-cell office:value-type="float" office:value="1220" calcext:value-type="float">
              <text:p>122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240</text:p>
            </table:table-cell>
            <table:table-cell table:number-columns-repeated="7"/>
            <table:table-cell office:value-type="float" office:value="157" calcext:value-type="float">
              <text:p>157,00</text:p>
            </table:table-cell>
            <table:table-cell table:content-validation-name="val1"/>
            <table:table-cell office:value-type="float" office:value="1060" calcext:value-type="float">
              <text:p>1060,00</text:p>
            </table:table-cell>
            <table:table-cell office:value-type="float" office:value="24290" calcext:value-type="float">
              <text:p>24290,00</text:p>
            </table:table-cell>
            <table:table-cell office:value-type="float" office:value="1800" calcext:value-type="float">
              <text:p>180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260</text:p>
            </table:table-cell>
            <table:table-cell table:number-columns-repeated="7"/>
            <table:table-cell office:value-type="float" office:value="172" calcext:value-type="float">
              <text:p>172,00</text:p>
            </table:table-cell>
            <table:table-cell table:content-validation-name="val1"/>
            <table:table-cell office:value-type="float" office:value="1260" calcext:value-type="float">
              <text:p>1260,00</text:p>
            </table:table-cell>
            <table:table-cell office:value-type="float" office:value="31310" calcext:value-type="float">
              <text:p>31310,00</text:p>
            </table:table-cell>
            <table:table-cell office:value-type="float" office:value="2160" calcext:value-type="float">
              <text:p>216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280</text:p>
            </table:table-cell>
            <table:table-cell table:number-columns-repeated="7"/>
            <table:table-cell office:value-type="float" office:value="189" calcext:value-type="float">
              <text:p>189,00</text:p>
            </table:table-cell>
            <table:table-cell table:content-validation-name="val1"/>
            <table:table-cell office:value-type="float" office:value="1480" calcext:value-type="float">
              <text:p>1480,00</text:p>
            </table:table-cell>
            <table:table-cell office:value-type="float" office:value="39500" calcext:value-type="float">
              <text:p>39500,00</text:p>
            </table:table-cell>
            <table:table-cell office:value-type="float" office:value="2550" calcext:value-type="float">
              <text:p>255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300</text:p>
            </table:table-cell>
            <table:table-cell table:number-columns-repeated="7"/>
            <table:table-cell office:value-type="float" office:value="238" calcext:value-type="float">
              <text:p>238,00</text:p>
            </table:table-cell>
            <table:table-cell table:content-validation-name="val1"/>
            <table:table-cell office:value-type="float" office:value="2040" calcext:value-type="float">
              <text:p>2040,00</text:p>
            </table:table-cell>
            <table:table-cell office:value-type="float" office:value="59200" calcext:value-type="float">
              <text:p>59200,00</text:p>
            </table:table-cell>
            <table:table-cell office:value-type="float" office:value="3480" calcext:value-type="float">
              <text:p>348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320/305</text:p>
            </table:table-cell>
            <table:table-cell table:number-columns-repeated="7"/>
            <table:table-cell office:value-type="float" office:value="177" calcext:value-type="float">
              <text:p>177,00</text:p>
            </table:table-cell>
            <table:table-cell table:content-validation-name="val1"/>
            <table:table-cell office:value-type="float" office:value="1460" calcext:value-type="float">
              <text:p>1460,00</text:p>
            </table:table-cell>
            <table:table-cell office:value-type="float" office:value="40950" calcext:value-type="float">
              <text:p>40950,00</text:p>
            </table:table-cell>
            <table:table-cell office:value-type="float" office:value="2560" calcext:value-type="float">
              <text:p>256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320</text:p>
            </table:table-cell>
            <table:table-cell table:number-columns-repeated="7"/>
            <table:table-cell office:value-type="float" office:value="245" calcext:value-type="float">
              <text:p>245,00</text:p>
            </table:table-cell>
            <table:table-cell table:content-validation-name="val1"/>
            <table:table-cell office:value-type="float" office:value="2220" calcext:value-type="float">
              <text:p>2220,00</text:p>
            </table:table-cell>
            <table:table-cell office:value-type="float" office:value="68130" calcext:value-type="float">
              <text:p>68130,00</text:p>
            </table:table-cell>
            <table:table-cell office:value-type="float" office:value="3800" calcext:value-type="float">
              <text:p>380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340</text:p>
            </table:table-cell>
            <table:table-cell table:number-columns-repeated="7"/>
            <table:table-cell office:value-type="float" office:value="248" calcext:value-type="float">
              <text:p>248,00</text:p>
            </table:table-cell>
            <table:table-cell table:content-validation-name="val1"/>
            <table:table-cell office:value-type="float" office:value="2360" calcext:value-type="float">
              <text:p>2360,00</text:p>
            </table:table-cell>
            <table:table-cell office:value-type="float" office:value="76370" calcext:value-type="float">
              <text:p>76370,00</text:p>
            </table:table-cell>
            <table:table-cell office:value-type="float" office:value="4050" calcext:value-type="float">
              <text:p>405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360</text:p>
            </table:table-cell>
            <table:table-cell table:number-columns-repeated="7"/>
            <table:table-cell office:value-type="float" office:value="250" calcext:value-type="float">
              <text:p>250,00</text:p>
            </table:table-cell>
            <table:table-cell table:content-validation-name="val1"/>
            <table:table-cell office:value-type="float" office:value="2490" calcext:value-type="float">
              <text:p>2490,00</text:p>
            </table:table-cell>
            <table:table-cell office:value-type="float" office:value="84870" calcext:value-type="float">
              <text:p>84870,00</text:p>
            </table:table-cell>
            <table:table-cell office:value-type="float" office:value="4300" calcext:value-type="float">
              <text:p>430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400</text:p>
            </table:table-cell>
            <table:table-cell table:number-columns-repeated="7"/>
            <table:table-cell office:value-type="float" office:value="256" calcext:value-type="float">
              <text:p>256,00</text:p>
            </table:table-cell>
            <table:table-cell table:content-validation-name="val1"/>
            <table:table-cell office:value-type="float" office:value="2790" calcext:value-type="float">
              <text:p>2790,00</text:p>
            </table:table-cell>
            <table:table-cell office:value-type="float" office:value="104100" calcext:value-type="float">
              <text:p>104100,00</text:p>
            </table:table-cell>
            <table:table-cell office:value-type="float" office:value="4820" calcext:value-type="float">
              <text:p>482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450</text:p>
            </table:table-cell>
            <table:table-cell table:number-columns-repeated="7"/>
            <table:table-cell office:value-type="float" office:value="263" calcext:value-type="float">
              <text:p>263,00</text:p>
            </table:table-cell>
            <table:table-cell table:content-validation-name="val1"/>
            <table:table-cell office:value-type="float" office:value="3170" calcext:value-type="float">
              <text:p>3170,00</text:p>
            </table:table-cell>
            <table:table-cell office:value-type="float" office:value="131500" calcext:value-type="float">
              <text:p>131500,00</text:p>
            </table:table-cell>
            <table:table-cell office:value-type="float" office:value="5500" calcext:value-type="float">
              <text:p>550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500</text:p>
            </table:table-cell>
            <table:table-cell table:number-columns-repeated="7"/>
            <table:table-cell office:value-type="float" office:value="270" calcext:value-type="float">
              <text:p>270,00</text:p>
            </table:table-cell>
            <table:table-cell table:content-validation-name="val1"/>
            <table:table-cell office:value-type="float" office:value="3550" calcext:value-type="float">
              <text:p>3550,00</text:p>
            </table:table-cell>
            <table:table-cell office:value-type="float" office:value="161900" calcext:value-type="float">
              <text:p>161900,00</text:p>
            </table:table-cell>
            <table:table-cell office:value-type="float" office:value="6180" calcext:value-type="float">
              <text:p>618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550</text:p>
            </table:table-cell>
            <table:table-cell table:number-columns-repeated="7"/>
            <table:table-cell office:value-type="float" office:value="278" calcext:value-type="float">
              <text:p>278,00</text:p>
            </table:table-cell>
            <table:table-cell table:content-validation-name="val1"/>
            <table:table-cell office:value-type="float" office:value="3970" calcext:value-type="float">
              <text:p>3970,00</text:p>
            </table:table-cell>
            <table:table-cell office:value-type="float" office:value="198000" calcext:value-type="float">
              <text:p>198000,00</text:p>
            </table:table-cell>
            <table:table-cell office:value-type="float" office:value="6920" calcext:value-type="float">
              <text:p>692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600</text:p>
            </table:table-cell>
            <table:table-cell table:number-columns-repeated="7"/>
            <table:table-cell office:value-type="float" office:value="285" calcext:value-type="float">
              <text:p>285,00</text:p>
            </table:table-cell>
            <table:table-cell table:content-validation-name="val1"/>
            <table:table-cell office:value-type="float" office:value="4390" calcext:value-type="float">
              <text:p>4390,00</text:p>
            </table:table-cell>
            <table:table-cell office:value-type="float" office:value="237400" calcext:value-type="float">
              <text:p>237400,00</text:p>
            </table:table-cell>
            <table:table-cell office:value-type="float" office:value="7660" calcext:value-type="float">
              <text:p>766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650</text:p>
            </table:table-cell>
            <table:table-cell table:number-columns-repeated="7"/>
            <table:table-cell office:value-type="float" office:value="293" calcext:value-type="float">
              <text:p>293,00</text:p>
            </table:table-cell>
            <table:table-cell table:content-validation-name="val1"/>
            <table:table-cell office:value-type="float" office:value="4830" calcext:value-type="float">
              <text:p>4830,00</text:p>
            </table:table-cell>
            <table:table-cell office:value-type="float" office:value="281700" calcext:value-type="float">
              <text:p>281700,00</text:p>
            </table:table-cell>
            <table:table-cell office:value-type="float" office:value="8430" calcext:value-type="float">
              <text:p>843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700</text:p>
            </table:table-cell>
            <table:table-cell table:number-columns-repeated="7"/>
            <table:table-cell office:value-type="float" office:value="301" calcext:value-type="float">
              <text:p>301,00</text:p>
            </table:table-cell>
            <table:table-cell table:content-validation-name="val1"/>
            <table:table-cell office:value-type="float" office:value="5270" calcext:value-type="float">
              <text:p>5270,00</text:p>
            </table:table-cell>
            <table:table-cell office:value-type="float" office:value="329300" calcext:value-type="float">
              <text:p>329300,00</text:p>
            </table:table-cell>
            <table:table-cell office:value-type="float" office:value="9200" calcext:value-type="float">
              <text:p>920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800</text:p>
            </table:table-cell>
            <table:table-cell table:number-columns-repeated="7"/>
            <table:table-cell office:value-type="float" office:value="317" calcext:value-type="float">
              <text:p>317,00</text:p>
            </table:table-cell>
            <table:table-cell table:content-validation-name="val1"/>
            <table:table-cell office:value-type="float" office:value="6240" calcext:value-type="float">
              <text:p>6240,00</text:p>
            </table:table-cell>
            <table:table-cell office:value-type="float" office:value="442600" calcext:value-type="float">
              <text:p>442600,00</text:p>
            </table:table-cell>
            <table:table-cell office:value-type="float" office:value="10870" calcext:value-type="float">
              <text:p>1087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900</text:p>
            </table:table-cell>
            <table:table-cell table:number-columns-repeated="7"/>
            <table:table-cell office:value-type="float" office:value="333" calcext:value-type="float">
              <text:p>333,00</text:p>
            </table:table-cell>
            <table:table-cell table:content-validation-name="val1"/>
            <table:table-cell office:value-type="float" office:value="7220" calcext:value-type="float">
              <text:p>7220,00</text:p>
            </table:table-cell>
            <table:table-cell office:value-type="float" office:value="570400" calcext:value-type="float">
              <text:p>570400,00</text:p>
            </table:table-cell>
            <table:table-cell office:value-type="float" office:value="12540" calcext:value-type="float">
              <text:p>12540,00</text:p>
            </table:table-cell>
            <table:table-cell table:number-columns-repeated="51"/>
          </table:table-row>
          <table:table-row table:style-name="ro1">
            <table:table-cell table:style-name="Default" office:value-type="string" calcext:value-type="string">
              <text:p>HEM 1000</text:p>
            </table:table-cell>
            <table:table-cell table:number-columns-repeated="7"/>
            <table:table-cell office:value-type="float" office:value="349" calcext:value-type="float">
              <text:p>349,00</text:p>
            </table:table-cell>
            <table:table-cell table:content-validation-name="val1"/>
            <table:table-cell office:value-type="float" office:value="8280" calcext:value-type="float">
              <text:p>8280,00</text:p>
            </table:table-cell>
            <table:table-cell office:value-type="float" office:value="722300" calcext:value-type="float">
              <text:p>722300,00</text:p>
            </table:table-cell>
            <table:table-cell office:value-type="float" office:value="14330" calcext:value-type="float">
              <text:p>14330,00</text:p>
            </table:table-cell>
            <table:table-cell table:number-columns-repeated="51"/>
          </table:table-row>
          <table:table-row table:style-name="ro1">
            <table:table-cell table:style-name="Default"/>
            <table:table-cell table:number-columns-repeated="8"/>
            <table:table-cell table:content-validation-name="val1"/>
            <table:table-cell table:number-columns-repeated="54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54"/>
          </table:table-row>
          <table:table-row table:style-name="ro1">
            <table:table-cell table:style-name="Default"/>
            <table:table-cell table:number-columns-repeated="8"/>
            <table:table-cell table:content-validation-name="val1"/>
            <table:table-cell table:number-columns-repeated="54"/>
          </table:table-row>
          <table:table-row table:style-name="ro1" table:number-rows-repeated="6">
            <table:table-cell table:number-columns-repeated="9"/>
            <table:table-cell table:content-validation-name="val1"/>
            <table:table-cell table:number-columns-repeated="54"/>
          </table:table-row>
        </table:table-row-group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Kreisförmige Hohlprofile</text:p>
          </table:table-cell>
          <table:covered-table-cell/>
          <table:covered-table-cell table:style-name="ce6"/>
          <table:covered-table-cell table:number-columns-repeated="2"/>
          <table:table-cell office:value-type="string" calcext:value-type="string">
            <text:p>KFH</text:p>
          </table:table-cell>
          <table:table-cell table:style-name="ce6" table:number-columns-repeated="3"/>
          <table:table-cell table:number-columns-repeated="2"/>
          <table:table-cell table:style-name="ce6" table:number-columns-repeated="8"/>
          <table:table-cell table:number-columns-repeated="44"/>
        </table:table-row>
        <table:table-row table:style-name="ro1">
          <table:table-cell table:style-name="Default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-2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J<text:span text:style-name="T1">y</text:span></text:p>
          </table:table-cell>
          <table:table-cell office:value-type="string" calcext:value-type="string">
            <text:p>W<text:span text:style-name="T1">y</text:span>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J<text:span text:style-name="T1">z</text:span></text:p>
          </table:table-cell>
          <table:table-cell office:value-type="string" calcext:value-type="string">
            <text:p>W<text:span text:style-name="T1">z</text:span></text:p>
          </table:table-cell>
          <table:table-cell office:value-type="string" calcext:value-type="string">
            <text:p>i<text:span text:style-name="T1">z</text:span></text:p>
          </table:table-cell>
          <table:table-cell office:value-type="string" calcext:value-type="string">
            <text:p>M<text:span text:style-name="T1">pl,y,d</text:span></text:p>
          </table:table-cell>
          <table:table-cell office:value-type="string" calcext:value-type="string">
            <text:p><text:span text:style-name="T2">Npl,x,d</text:span></text:p>
          </table:table-cell>
          <table:table-cell office:value-type="string" calcext:value-type="string">
            <text:p><text:span text:style-name="T2">Vpl,z,d</text:span></text:p>
          </table:table-cell>
          <table:table-cell table:number-columns-repeated="44"/>
        </table:table-row>
        <table:table-row-group>
          <table:table-row table:style-name="ro1">
            <table:table-cell table:formula="of:=[.$G$139]&amp;[.B141]&amp;&quot; / &quot;&amp;[.D141]" office:value-type="string" office:string-value="KFH21,3 / 3,2" calcext:value-type="string">
              <text:p>KFH21,3 / 3,2</text:p>
            </table:table-cell>
            <table:table-cell office:value-type="float" office:value="21.3" calcext:value-type="float">
              <text:p>21,3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1.82" calcext:value-type="float">
              <text:p>1,82</text:p>
            </table:table-cell>
            <table:table-cell/>
            <table:table-cell table:content-validation-name="val1"/>
            <table:table-cell/>
            <table:table-cell office:value-type="float" office:value="0.77" calcext:value-type="float">
              <text:p>0,77</text:p>
            </table:table-cell>
            <table:table-cell office:value-type="float" office:value="0.72" calcext:value-type="float">
              <text:p>0,72</text:p>
            </table:table-cell>
            <table:table-cell office:value-type="string" calcext:value-type="string">
              <text:p>650.00</text:p>
            </table:table-cell>
            <table:table-cell table:formula="of:=[.L141]" office:value-type="float" office:value="0.77" calcext:value-type="float">
              <text:p>0,77</text:p>
            </table:table-cell>
            <table:table-cell table:formula="of:=[.M141]" office:value-type="float" office:value="0.72" calcext:value-type="float">
              <text:p>0,72</text:p>
            </table:table-cell>
            <table:table-cell table:formula="of:=[.N141]" office:value-type="string" office:string-value="650.00" calcext:value-type="string">
              <text:p>650.0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2]&amp;&quot; / &quot;&amp;[.D142]" office:value-type="string" office:string-value="KFH26,9 / 3,2" calcext:value-type="string">
              <text:p>KFH26,9 / 3,2</text:p>
            </table:table-cell>
            <table:table-cell office:value-type="float" office:value="26.9" calcext:value-type="float">
              <text:p>26,9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2.38" calcext:value-type="float">
              <text:p>2,38</text:p>
            </table:table-cell>
            <table:table-cell/>
            <table:table-cell table:content-validation-name="val1"/>
            <table:table-cell/>
            <table:table-cell office:value-type="float" office:value="1.7" calcext:value-type="float">
              <text:p>1,70</text:p>
            </table:table-cell>
            <table:table-cell office:value-type="float" office:value="1.27" calcext:value-type="float">
              <text:p>1,27</text:p>
            </table:table-cell>
            <table:table-cell office:value-type="string" calcext:value-type="string">
              <text:p>848.00</text:p>
            </table:table-cell>
            <table:table-cell table:formula="of:=[.L142]" office:value-type="float" office:value="1.7" calcext:value-type="float">
              <text:p>1,70</text:p>
            </table:table-cell>
            <table:table-cell table:formula="of:=[.M142]" office:value-type="float" office:value="1.27" calcext:value-type="float">
              <text:p>1,27</text:p>
            </table:table-cell>
            <table:table-cell table:formula="of:=[.N142]" office:value-type="string" office:string-value="848.00" calcext:value-type="string">
              <text:p>848.0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3]&amp;&quot; / &quot;&amp;[.D143]" office:value-type="string" office:string-value="KFH33,7 / 2,6" calcext:value-type="string">
              <text:p>KFH33,7 / 2,6</text:p>
            </table:table-cell>
            <table:table-cell office:value-type="float" office:value="33.7" calcext:value-type="float">
              <text:p>33,7</text:p>
            </table:table-cell>
            <table:table-cell/>
            <table:table-cell office:value-type="float" office:value="2.6" calcext:value-type="float">
              <text:p>2,60</text:p>
            </table:table-cell>
            <table:table-cell table:number-columns-repeated="3"/>
            <table:table-cell office:value-type="float" office:value="2.54" calcext:value-type="float">
              <text:p>2,54</text:p>
            </table:table-cell>
            <table:table-cell/>
            <table:table-cell table:content-validation-name="val1"/>
            <table:table-cell/>
            <table:table-cell office:value-type="float" office:value="3.09" calcext:value-type="float">
              <text:p>3,09</text:p>
            </table:table-cell>
            <table:table-cell office:value-type="float" office:value="1.84" calcext:value-type="float">
              <text:p>1,84</text:p>
            </table:table-cell>
            <table:table-cell office:value-type="float" office:value="1.1" calcext:value-type="float">
              <text:p>1,10</text:p>
            </table:table-cell>
            <table:table-cell table:formula="of:=[.L143]" office:value-type="float" office:value="3.09" calcext:value-type="float">
              <text:p>3,09</text:p>
            </table:table-cell>
            <table:table-cell table:formula="of:=[.M143]" office:value-type="float" office:value="1.84" calcext:value-type="float">
              <text:p>1,84</text:p>
            </table:table-cell>
            <table:table-cell table:formula="of:=[.N143]" office:value-type="float" office:value="1.1" calcext:value-type="float">
              <text:p>1,1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4]&amp;&quot; / &quot;&amp;[.D144]" office:value-type="string" office:string-value="KFH33,7 / 3,2" calcext:value-type="string">
              <text:p>KFH33,7 / 3,2</text:p>
            </table:table-cell>
            <table:table-cell office:value-type="float" office:value="33.7" calcext:value-type="float">
              <text:p>33,7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3.07" calcext:value-type="float">
              <text:p>3,07</text:p>
            </table:table-cell>
            <table:table-cell/>
            <table:table-cell table:content-validation-name="val1"/>
            <table:table-cell/>
            <table:table-cell office:value-type="float" office:value="3.6" calcext:value-type="float">
              <text:p>3,60</text:p>
            </table:table-cell>
            <table:table-cell office:value-type="float" office:value="2.14" calcext:value-type="float">
              <text:p>2,14</text:p>
            </table:table-cell>
            <table:table-cell office:value-type="float" office:value="1.08" calcext:value-type="float">
              <text:p>1,08</text:p>
            </table:table-cell>
            <table:table-cell table:formula="of:=[.L144]" office:value-type="float" office:value="3.6" calcext:value-type="float">
              <text:p>3,60</text:p>
            </table:table-cell>
            <table:table-cell table:formula="of:=[.M144]" office:value-type="float" office:value="2.14" calcext:value-type="float">
              <text:p>2,14</text:p>
            </table:table-cell>
            <table:table-cell table:formula="of:=[.N144]" office:value-type="float" office:value="1.08" calcext:value-type="float">
              <text:p>1,08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5]&amp;&quot; / &quot;&amp;[.D145]" office:value-type="string" office:string-value="KFH33,7 / 4,1" calcext:value-type="string">
              <text:p>KFH33,7 / 4,1</text:p>
            </table:table-cell>
            <table:table-cell office:value-type="float" office:value="33.7" calcext:value-type="float">
              <text:p>33,7</text:p>
            </table:table-cell>
            <table:table-cell/>
            <table:table-cell office:value-type="float" office:value="4.1" calcext:value-type="float">
              <text:p>4,10</text:p>
            </table:table-cell>
            <table:table-cell table:number-columns-repeated="3"/>
            <table:table-cell office:value-type="float" office:value="3.73" calcext:value-type="float">
              <text:p>3,73</text:p>
            </table:table-cell>
            <table:table-cell/>
            <table:table-cell table:content-validation-name="val1"/>
            <table:table-cell/>
            <table:table-cell office:value-type="float" office:value="4.19" calcext:value-type="float">
              <text:p>4,19</text:p>
            </table:table-cell>
            <table:table-cell office:value-type="float" office:value="2.49" calcext:value-type="float">
              <text:p>2,49</text:p>
            </table:table-cell>
            <table:table-cell office:value-type="float" office:value="1.06" calcext:value-type="float">
              <text:p>1,06</text:p>
            </table:table-cell>
            <table:table-cell table:formula="of:=[.L145]" office:value-type="float" office:value="4.19" calcext:value-type="float">
              <text:p>4,19</text:p>
            </table:table-cell>
            <table:table-cell table:formula="of:=[.M145]" office:value-type="float" office:value="2.49" calcext:value-type="float">
              <text:p>2,49</text:p>
            </table:table-cell>
            <table:table-cell table:formula="of:=[.N145]" office:value-type="float" office:value="1.06" calcext:value-type="float">
              <text:p>1,06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6]&amp;&quot; / &quot;&amp;[.D146]" office:value-type="string" office:string-value="KFH42,4 / 2,6" calcext:value-type="string">
              <text:p>KFH42,4 / 2,6</text:p>
            </table:table-cell>
            <table:table-cell office:value-type="float" office:value="42.4" calcext:value-type="float">
              <text:p>42,4</text:p>
            </table:table-cell>
            <table:table-cell/>
            <table:table-cell office:value-type="float" office:value="2.6" calcext:value-type="float">
              <text:p>2,60</text:p>
            </table:table-cell>
            <table:table-cell table:number-columns-repeated="3"/>
            <table:table-cell office:value-type="float" office:value="3.25" calcext:value-type="float">
              <text:p>3,25</text:p>
            </table:table-cell>
            <table:table-cell/>
            <table:table-cell table:content-validation-name="val1"/>
            <table:table-cell/>
            <table:table-cell office:value-type="float" office:value="6.46" calcext:value-type="float">
              <text:p>6,46</text:p>
            </table:table-cell>
            <table:table-cell office:value-type="float" office:value="3.05" calcext:value-type="float">
              <text:p>3,05</text:p>
            </table:table-cell>
            <table:table-cell office:value-type="float" office:value="1.41" calcext:value-type="float">
              <text:p>1,41</text:p>
            </table:table-cell>
            <table:table-cell table:formula="of:=[.L146]" office:value-type="float" office:value="6.46" calcext:value-type="float">
              <text:p>6,46</text:p>
            </table:table-cell>
            <table:table-cell table:formula="of:=[.M146]" office:value-type="float" office:value="3.05" calcext:value-type="float">
              <text:p>3,05</text:p>
            </table:table-cell>
            <table:table-cell table:formula="of:=[.N146]" office:value-type="float" office:value="1.41" calcext:value-type="float">
              <text:p>1,41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7]&amp;&quot; / &quot;&amp;[.D147]" office:value-type="string" office:string-value="KFH42,4 / 3,2" calcext:value-type="string">
              <text:p>KFH42,4 / 3,2</text:p>
            </table:table-cell>
            <table:table-cell office:value-type="float" office:value="42.4" calcext:value-type="float">
              <text:p>42,4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3.94" calcext:value-type="float">
              <text:p>3,94</text:p>
            </table:table-cell>
            <table:table-cell/>
            <table:table-cell table:content-validation-name="val1"/>
            <table:table-cell/>
            <table:table-cell office:value-type="float" office:value="7.62" calcext:value-type="float">
              <text:p>7,62</text:p>
            </table:table-cell>
            <table:table-cell office:value-type="float" office:value="3.59" calcext:value-type="float">
              <text:p>3,59</text:p>
            </table:table-cell>
            <table:table-cell office:value-type="float" office:value="1.39" calcext:value-type="float">
              <text:p>1,39</text:p>
            </table:table-cell>
            <table:table-cell table:formula="of:=[.L147]" office:value-type="float" office:value="7.62" calcext:value-type="float">
              <text:p>7,62</text:p>
            </table:table-cell>
            <table:table-cell table:formula="of:=[.M147]" office:value-type="float" office:value="3.59" calcext:value-type="float">
              <text:p>3,59</text:p>
            </table:table-cell>
            <table:table-cell table:formula="of:=[.N147]" office:value-type="float" office:value="1.39" calcext:value-type="float">
              <text:p>1,39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8]&amp;&quot; / &quot;&amp;[.D148]" office:value-type="string" office:string-value="KFH42,4 / 4,1" calcext:value-type="string">
              <text:p>KFH42,4 / 4,1</text:p>
            </table:table-cell>
            <table:table-cell office:value-type="float" office:value="42.4" calcext:value-type="float">
              <text:p>42,4</text:p>
            </table:table-cell>
            <table:table-cell/>
            <table:table-cell office:value-type="float" office:value="4.1" calcext:value-type="float">
              <text:p>4,10</text:p>
            </table:table-cell>
            <table:table-cell table:number-columns-repeated="3"/>
            <table:table-cell office:value-type="float" office:value="4.83" calcext:value-type="float">
              <text:p>4,83</text:p>
            </table:table-cell>
            <table:table-cell/>
            <table:table-cell table:content-validation-name="val1"/>
            <table:table-cell/>
            <table:table-cell office:value-type="float" office:value="8.99" calcext:value-type="float">
              <text:p>8,99</text:p>
            </table:table-cell>
            <table:table-cell office:value-type="float" office:value="4.24" calcext:value-type="float">
              <text:p>4,24</text:p>
            </table:table-cell>
            <table:table-cell office:value-type="float" office:value="1.36" calcext:value-type="float">
              <text:p>1,36</text:p>
            </table:table-cell>
            <table:table-cell table:formula="of:=[.L148]" office:value-type="float" office:value="8.99" calcext:value-type="float">
              <text:p>8,99</text:p>
            </table:table-cell>
            <table:table-cell table:formula="of:=[.M148]" office:value-type="float" office:value="4.24" calcext:value-type="float">
              <text:p>4,24</text:p>
            </table:table-cell>
            <table:table-cell table:formula="of:=[.N148]" office:value-type="float" office:value="1.36" calcext:value-type="float">
              <text:p>1,36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49]&amp;&quot; / &quot;&amp;[.D149]" office:value-type="string" office:string-value="KFH48,3 / 3,2" calcext:value-type="string">
              <text:p>KFH48,3 / 3,2</text:p>
            </table:table-cell>
            <table:table-cell office:value-type="float" office:value="48.3" calcext:value-type="float">
              <text:p>48,3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4.53" calcext:value-type="float">
              <text:p>4,53</text:p>
            </table:table-cell>
            <table:table-cell/>
            <table:table-cell table:content-validation-name="val1"/>
            <table:table-cell/>
            <table:table-cell office:value-type="float" office:value="11.6" calcext:value-type="float">
              <text:p>11,60</text:p>
            </table:table-cell>
            <table:table-cell office:value-type="float" office:value="4.8" calcext:value-type="float">
              <text:p>4,80</text:p>
            </table:table-cell>
            <table:table-cell office:value-type="float" office:value="1.6" calcext:value-type="float">
              <text:p>1,60</text:p>
            </table:table-cell>
            <table:table-cell table:formula="of:=[.L149]" office:value-type="float" office:value="11.6" calcext:value-type="float">
              <text:p>11,60</text:p>
            </table:table-cell>
            <table:table-cell table:formula="of:=[.M149]" office:value-type="float" office:value="4.8" calcext:value-type="float">
              <text:p>4,80</text:p>
            </table:table-cell>
            <table:table-cell table:formula="of:=[.N149]" office:value-type="float" office:value="1.6" calcext:value-type="float">
              <text:p>1,6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0]&amp;&quot; / &quot;&amp;[.D150]" office:value-type="string" office:string-value="KFH48,3 / 4" calcext:value-type="string">
              <text:p>KFH48,3 / 4</text:p>
            </table:table-cell>
            <table:table-cell office:value-type="float" office:value="48.3" calcext:value-type="float">
              <text:p>48,3</text:p>
            </table:table-cell>
            <table:table-cell/>
            <table:table-cell office:value-type="float" office:value="4" calcext:value-type="float">
              <text:p>4,00</text:p>
            </table:table-cell>
            <table:table-cell table:number-columns-repeated="3"/>
            <table:table-cell office:value-type="float" office:value="5.57" calcext:value-type="float">
              <text:p>5,57</text:p>
            </table:table-cell>
            <table:table-cell/>
            <table:table-cell table:content-validation-name="val1"/>
            <table:table-cell/>
            <table:table-cell office:value-type="float" office:value="13.8" calcext:value-type="float">
              <text:p>13,80</text:p>
            </table:table-cell>
            <table:table-cell office:value-type="float" office:value="5.7" calcext:value-type="float">
              <text:p>5,70</text:p>
            </table:table-cell>
            <table:table-cell office:value-type="float" office:value="1.57" calcext:value-type="float">
              <text:p>1,57</text:p>
            </table:table-cell>
            <table:table-cell table:formula="of:=[.L150]" office:value-type="float" office:value="13.8" calcext:value-type="float">
              <text:p>13,80</text:p>
            </table:table-cell>
            <table:table-cell table:formula="of:=[.M150]" office:value-type="float" office:value="5.7" calcext:value-type="float">
              <text:p>5,70</text:p>
            </table:table-cell>
            <table:table-cell table:formula="of:=[.N150]" office:value-type="float" office:value="1.57" calcext:value-type="float">
              <text:p>1,5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1]&amp;&quot; / &quot;&amp;[.D151]" office:value-type="string" office:string-value="KFH48,3 / 5" calcext:value-type="string">
              <text:p>KFH48,3 / 5</text:p>
            </table:table-cell>
            <table:table-cell office:value-type="float" office:value="48.3" calcext:value-type="float">
              <text:p>48,3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6.8" calcext:value-type="float">
              <text:p>6,80</text:p>
            </table:table-cell>
            <table:table-cell/>
            <table:table-cell table:content-validation-name="val1"/>
            <table:table-cell/>
            <table:table-cell office:value-type="float" office:value="16.2" calcext:value-type="float">
              <text:p>16,20</text:p>
            </table:table-cell>
            <table:table-cell office:value-type="float" office:value="6.69" calcext:value-type="float">
              <text:p>6,69</text:p>
            </table:table-cell>
            <table:table-cell office:value-type="float" office:value="1.54" calcext:value-type="float">
              <text:p>1,54</text:p>
            </table:table-cell>
            <table:table-cell table:formula="of:=[.L151]" office:value-type="float" office:value="16.2" calcext:value-type="float">
              <text:p>16,20</text:p>
            </table:table-cell>
            <table:table-cell table:formula="of:=[.M151]" office:value-type="float" office:value="6.69" calcext:value-type="float">
              <text:p>6,69</text:p>
            </table:table-cell>
            <table:table-cell table:formula="of:=[.N151]" office:value-type="float" office:value="1.54" calcext:value-type="float">
              <text:p>1,54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2]&amp;&quot; / &quot;&amp;[.D152]" office:value-type="string" office:string-value="KFH60,3 / 3,2" calcext:value-type="string">
              <text:p>KFH60,3 / 3,2</text:p>
            </table:table-cell>
            <table:table-cell office:value-type="float" office:value="60.3" calcext:value-type="float">
              <text:p>60,3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5.74" calcext:value-type="float">
              <text:p>5,74</text:p>
            </table:table-cell>
            <table:table-cell/>
            <table:table-cell table:content-validation-name="val1"/>
            <table:table-cell/>
            <table:table-cell office:value-type="float" office:value="23.5" calcext:value-type="float">
              <text:p>23,50</text:p>
            </table:table-cell>
            <table:table-cell office:value-type="float" office:value="7.78" calcext:value-type="float">
              <text:p>7,78</text:p>
            </table:table-cell>
            <table:table-cell office:value-type="float" office:value="2.02" calcext:value-type="float">
              <text:p>2,02</text:p>
            </table:table-cell>
            <table:table-cell table:formula="of:=[.L152]" office:value-type="float" office:value="23.5" calcext:value-type="float">
              <text:p>23,50</text:p>
            </table:table-cell>
            <table:table-cell table:formula="of:=[.M152]" office:value-type="float" office:value="7.78" calcext:value-type="float">
              <text:p>7,78</text:p>
            </table:table-cell>
            <table:table-cell table:formula="of:=[.N152]" office:value-type="float" office:value="2.02" calcext:value-type="float">
              <text:p>2,0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3]&amp;&quot; / &quot;&amp;[.D153]" office:value-type="string" office:string-value="KFH60,3 / 4" calcext:value-type="string">
              <text:p>KFH60,3 / 4</text:p>
            </table:table-cell>
            <table:table-cell office:value-type="float" office:value="60.3" calcext:value-type="float">
              <text:p>60,3</text:p>
            </table:table-cell>
            <table:table-cell/>
            <table:table-cell office:value-type="float" office:value="4" calcext:value-type="float">
              <text:p>4,00</text:p>
            </table:table-cell>
            <table:table-cell table:number-columns-repeated="3"/>
            <table:table-cell office:value-type="float" office:value="7.07" calcext:value-type="float">
              <text:p>7,07</text:p>
            </table:table-cell>
            <table:table-cell/>
            <table:table-cell table:content-validation-name="val1"/>
            <table:table-cell/>
            <table:table-cell office:value-type="float" office:value="28.2" calcext:value-type="float">
              <text:p>28,20</text:p>
            </table:table-cell>
            <table:table-cell office:value-type="float" office:value="9.34" calcext:value-type="float">
              <text:p>9,34</text:p>
            </table:table-cell>
            <table:table-cell office:value-type="float" office:value="2.02" calcext:value-type="float">
              <text:p>2,02</text:p>
            </table:table-cell>
            <table:table-cell table:formula="of:=[.L153]" office:value-type="float" office:value="28.2" calcext:value-type="float">
              <text:p>28,20</text:p>
            </table:table-cell>
            <table:table-cell table:formula="of:=[.M153]" office:value-type="float" office:value="9.34" calcext:value-type="float">
              <text:p>9,34</text:p>
            </table:table-cell>
            <table:table-cell table:formula="of:=[.N153]" office:value-type="float" office:value="2.02" calcext:value-type="float">
              <text:p>2,0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4]&amp;&quot; / &quot;&amp;[.D154]" office:value-type="string" office:string-value="KFH60,3 / 5" calcext:value-type="string">
              <text:p>KFH60,3 / 5</text:p>
            </table:table-cell>
            <table:table-cell office:value-type="float" office:value="60.3" calcext:value-type="float">
              <text:p>60,3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8.69" calcext:value-type="float">
              <text:p>8,69</text:p>
            </table:table-cell>
            <table:table-cell/>
            <table:table-cell table:content-validation-name="val1"/>
            <table:table-cell/>
            <table:table-cell office:value-type="float" office:value="33.5" calcext:value-type="float">
              <text:p>33,50</text:p>
            </table:table-cell>
            <table:table-cell office:value-type="float" office:value="11.1" calcext:value-type="float">
              <text:p>11,10</text:p>
            </table:table-cell>
            <table:table-cell office:value-type="float" office:value="1.96" calcext:value-type="float">
              <text:p>1,96</text:p>
            </table:table-cell>
            <table:table-cell table:formula="of:=[.L154]" office:value-type="float" office:value="33.5" calcext:value-type="float">
              <text:p>33,50</text:p>
            </table:table-cell>
            <table:table-cell table:formula="of:=[.M154]" office:value-type="float" office:value="11.1" calcext:value-type="float">
              <text:p>11,10</text:p>
            </table:table-cell>
            <table:table-cell table:formula="of:=[.N154]" office:value-type="float" office:value="1.96" calcext:value-type="float">
              <text:p>1,96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5]&amp;&quot; / &quot;&amp;[.D155]" office:value-type="string" office:string-value="KFH76,1 / 3,2" calcext:value-type="string">
              <text:p>KFH76,1 / 3,2</text:p>
            </table:table-cell>
            <table:table-cell office:value-type="float" office:value="76.1" calcext:value-type="float">
              <text:p>76,1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7.33" calcext:value-type="float">
              <text:p>7,33</text:p>
            </table:table-cell>
            <table:table-cell/>
            <table:table-cell table:content-validation-name="val1"/>
            <table:table-cell/>
            <table:table-cell office:value-type="float" office:value="48.8" calcext:value-type="float">
              <text:p>48,80</text:p>
            </table:table-cell>
            <table:table-cell office:value-type="float" office:value="12.8" calcext:value-type="float">
              <text:p>12,80</text:p>
            </table:table-cell>
            <table:table-cell office:value-type="float" office:value="2.58" calcext:value-type="float">
              <text:p>2,58</text:p>
            </table:table-cell>
            <table:table-cell table:formula="of:=[.L155]" office:value-type="float" office:value="48.8" calcext:value-type="float">
              <text:p>48,80</text:p>
            </table:table-cell>
            <table:table-cell table:formula="of:=[.M155]" office:value-type="float" office:value="12.8" calcext:value-type="float">
              <text:p>12,80</text:p>
            </table:table-cell>
            <table:table-cell table:formula="of:=[.N155]" office:value-type="float" office:value="2.58" calcext:value-type="float">
              <text:p>2,58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6]&amp;&quot; / &quot;&amp;[.D156]" office:value-type="string" office:string-value="KFH76,1 / 4" calcext:value-type="string">
              <text:p>KFH76,1 / 4</text:p>
            </table:table-cell>
            <table:table-cell office:value-type="float" office:value="76.1" calcext:value-type="float">
              <text:p>76,1</text:p>
            </table:table-cell>
            <table:table-cell/>
            <table:table-cell office:value-type="float" office:value="4" calcext:value-type="float">
              <text:p>4,00</text:p>
            </table:table-cell>
            <table:table-cell table:number-columns-repeated="3"/>
            <table:table-cell office:value-type="float" office:value="9.06" calcext:value-type="float">
              <text:p>9,06</text:p>
            </table:table-cell>
            <table:table-cell/>
            <table:table-cell table:content-validation-name="val1"/>
            <table:table-cell/>
            <table:table-cell office:value-type="float" office:value="59.1" calcext:value-type="float">
              <text:p>59,10</text:p>
            </table:table-cell>
            <table:table-cell office:value-type="float" office:value="15.5" calcext:value-type="float">
              <text:p>15,50</text:p>
            </table:table-cell>
            <table:table-cell office:value-type="float" office:value="2.55" calcext:value-type="float">
              <text:p>2,55</text:p>
            </table:table-cell>
            <table:table-cell table:formula="of:=[.L156]" office:value-type="float" office:value="59.1" calcext:value-type="float">
              <text:p>59,10</text:p>
            </table:table-cell>
            <table:table-cell table:formula="of:=[.M156]" office:value-type="float" office:value="15.5" calcext:value-type="float">
              <text:p>15,50</text:p>
            </table:table-cell>
            <table:table-cell table:formula="of:=[.N156]" office:value-type="float" office:value="2.55" calcext:value-type="float">
              <text:p>2,55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7]&amp;&quot; / &quot;&amp;[.D157]" office:value-type="string" office:string-value="KFH76,1 / 5" calcext:value-type="string">
              <text:p>KFH76,1 / 5</text:p>
            </table:table-cell>
            <table:table-cell office:value-type="float" office:value="76.1" calcext:value-type="float">
              <text:p>76,1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11.2" calcext:value-type="float">
              <text:p>11,20</text:p>
            </table:table-cell>
            <table:table-cell/>
            <table:table-cell table:content-validation-name="val1"/>
            <table:table-cell/>
            <table:table-cell office:value-type="float" office:value="70.9" calcext:value-type="float">
              <text:p>70,90</text:p>
            </table:table-cell>
            <table:table-cell office:value-type="float" office:value="18.6" calcext:value-type="float">
              <text:p>18,60</text:p>
            </table:table-cell>
            <table:table-cell office:value-type="float" office:value="2.52" calcext:value-type="float">
              <text:p>2,52</text:p>
            </table:table-cell>
            <table:table-cell table:formula="of:=[.L157]" office:value-type="float" office:value="70.9" calcext:value-type="float">
              <text:p>70,90</text:p>
            </table:table-cell>
            <table:table-cell table:formula="of:=[.M157]" office:value-type="float" office:value="18.6" calcext:value-type="float">
              <text:p>18,60</text:p>
            </table:table-cell>
            <table:table-cell table:formula="of:=[.N157]" office:value-type="float" office:value="2.52" calcext:value-type="float">
              <text:p>2,5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8]&amp;&quot; / &quot;&amp;[.D158]" office:value-type="string" office:string-value="KFH88,9 / 3,2" calcext:value-type="string">
              <text:p>KFH88,9 / 3,2</text:p>
            </table:table-cell>
            <table:table-cell office:value-type="float" office:value="88.9" calcext:value-type="float">
              <text:p>88,9</text:p>
            </table:table-cell>
            <table:table-cell/>
            <table:table-cell office:value-type="float" office:value="3.2" calcext:value-type="float">
              <text:p>3,20</text:p>
            </table:table-cell>
            <table:table-cell table:number-columns-repeated="3"/>
            <table:table-cell office:value-type="float" office:value="8.62" calcext:value-type="float">
              <text:p>8,62</text:p>
            </table:table-cell>
            <table:table-cell/>
            <table:table-cell table:content-validation-name="val1"/>
            <table:table-cell/>
            <table:table-cell office:value-type="float" office:value="79.2" calcext:value-type="float">
              <text:p>79,20</text:p>
            </table:table-cell>
            <table:table-cell office:value-type="float" office:value="17.8" calcext:value-type="float">
              <text:p>17,80</text:p>
            </table:table-cell>
            <table:table-cell office:value-type="float" office:value="3.03" calcext:value-type="float">
              <text:p>3,03</text:p>
            </table:table-cell>
            <table:table-cell table:formula="of:=[.L158]" office:value-type="float" office:value="79.2" calcext:value-type="float">
              <text:p>79,20</text:p>
            </table:table-cell>
            <table:table-cell table:formula="of:=[.M158]" office:value-type="float" office:value="17.8" calcext:value-type="float">
              <text:p>17,80</text:p>
            </table:table-cell>
            <table:table-cell table:formula="of:=[.N158]" office:value-type="float" office:value="3.03" calcext:value-type="float">
              <text:p>3,03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59]&amp;&quot; / &quot;&amp;[.D159]" office:value-type="string" office:string-value="KFH88,9 / 4,1" calcext:value-type="string">
              <text:p>KFH88,9 / 4,1</text:p>
            </table:table-cell>
            <table:table-cell office:value-type="float" office:value="88.9" calcext:value-type="float">
              <text:p>88,9</text:p>
            </table:table-cell>
            <table:table-cell/>
            <table:table-cell office:value-type="float" office:value="4.1" calcext:value-type="float">
              <text:p>4,10</text:p>
            </table:table-cell>
            <table:table-cell table:number-columns-repeated="3"/>
            <table:table-cell office:value-type="float" office:value="10.7" calcext:value-type="float">
              <text:p>10,70</text:p>
            </table:table-cell>
            <table:table-cell/>
            <table:table-cell table:content-validation-name="val1"/>
            <table:table-cell/>
            <table:table-cell office:value-type="float" office:value="96.3" calcext:value-type="float">
              <text:p>96,30</text:p>
            </table:table-cell>
            <table:table-cell office:value-type="float" office:value="21.7" calcext:value-type="float">
              <text:p>21,70</text:p>
            </table:table-cell>
            <table:table-cell office:value-type="float" office:value="3.03" calcext:value-type="float">
              <text:p>3,03</text:p>
            </table:table-cell>
            <table:table-cell table:formula="of:=[.L159]" office:value-type="float" office:value="96.3" calcext:value-type="float">
              <text:p>96,30</text:p>
            </table:table-cell>
            <table:table-cell table:formula="of:=[.M159]" office:value-type="float" office:value="21.7" calcext:value-type="float">
              <text:p>21,70</text:p>
            </table:table-cell>
            <table:table-cell table:formula="of:=[.N159]" office:value-type="float" office:value="3.03" calcext:value-type="float">
              <text:p>3,03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0]&amp;&quot; / &quot;&amp;[.D160]" office:value-type="string" office:string-value="KFH88,9 / 5,3" calcext:value-type="string">
              <text:p>KFH88,9 / 5,3</text:p>
            </table:table-cell>
            <table:table-cell office:value-type="float" office:value="88.9" calcext:value-type="float">
              <text:p>88,9</text:p>
            </table:table-cell>
            <table:table-cell/>
            <table:table-cell office:value-type="float" office:value="5.3" calcext:value-type="float">
              <text:p>5,30</text:p>
            </table:table-cell>
            <table:table-cell table:number-columns-repeated="3"/>
            <table:table-cell office:value-type="float" office:value="13.2" calcext:value-type="float">
              <text:p>13,20</text:p>
            </table:table-cell>
            <table:table-cell/>
            <table:table-cell table:content-validation-name="val1"/>
            <table:table-cell/>
            <table:table-cell office:value-type="float" office:value="116" calcext:value-type="float">
              <text:p>116,00</text:p>
            </table:table-cell>
            <table:table-cell office:value-type="float" office:value="26.2" calcext:value-type="float">
              <text:p>26,20</text:p>
            </table:table-cell>
            <table:table-cell office:value-type="float" office:value="2.97" calcext:value-type="float">
              <text:p>2,97</text:p>
            </table:table-cell>
            <table:table-cell table:formula="of:=[.L160]" office:value-type="float" office:value="116" calcext:value-type="float">
              <text:p>116,00</text:p>
            </table:table-cell>
            <table:table-cell table:formula="of:=[.M160]" office:value-type="float" office:value="26.2" calcext:value-type="float">
              <text:p>26,20</text:p>
            </table:table-cell>
            <table:table-cell table:formula="of:=[.N160]" office:value-type="float" office:value="2.97" calcext:value-type="float">
              <text:p>2,9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1]&amp;&quot; / &quot;&amp;[.D161]" office:value-type="string" office:string-value="KFH114,3 / 3,6" calcext:value-type="string">
              <text:p>KFH114,3 / 3,6</text:p>
            </table:table-cell>
            <table:table-cell office:value-type="float" office:value="114.3" calcext:value-type="float">
              <text:p>114,3</text:p>
            </table:table-cell>
            <table:table-cell/>
            <table:table-cell office:value-type="float" office:value="3.6" calcext:value-type="float">
              <text:p>3,60</text:p>
            </table:table-cell>
            <table:table-cell table:number-columns-repeated="3"/>
            <table:table-cell office:value-type="float" office:value="12.5" calcext:value-type="float">
              <text:p>12,50</text:p>
            </table:table-cell>
            <table:table-cell/>
            <table:table-cell table:content-validation-name="val1"/>
            <table:table-cell/>
            <table:table-cell office:value-type="float" office:value="192" calcext:value-type="float">
              <text:p>192,00</text:p>
            </table:table-cell>
            <table:table-cell office:value-type="float" office:value="33.6" calcext:value-type="float">
              <text:p>33,60</text:p>
            </table:table-cell>
            <table:table-cell office:value-type="float" office:value="3.92" calcext:value-type="float">
              <text:p>3,92</text:p>
            </table:table-cell>
            <table:table-cell table:formula="of:=[.L161]" office:value-type="float" office:value="192" calcext:value-type="float">
              <text:p>192,00</text:p>
            </table:table-cell>
            <table:table-cell table:formula="of:=[.M161]" office:value-type="float" office:value="33.6" calcext:value-type="float">
              <text:p>33,60</text:p>
            </table:table-cell>
            <table:table-cell table:formula="of:=[.N161]" office:value-type="float" office:value="3.92" calcext:value-type="float">
              <text:p>3,9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2]&amp;&quot; / &quot;&amp;[.D162]" office:value-type="string" office:string-value="KFH114,3 / 5,3" calcext:value-type="string">
              <text:p>KFH114,3 / 5,3</text:p>
            </table:table-cell>
            <table:table-cell office:value-type="float" office:value="114.3" calcext:value-type="float">
              <text:p>114,3</text:p>
            </table:table-cell>
            <table:table-cell/>
            <table:table-cell office:value-type="float" office:value="5.3" calcext:value-type="float">
              <text:p>5,30</text:p>
            </table:table-cell>
            <table:table-cell table:number-columns-repeated="3"/>
            <table:table-cell office:value-type="float" office:value="17.2" calcext:value-type="float">
              <text:p>17,20</text:p>
            </table:table-cell>
            <table:table-cell/>
            <table:table-cell table:content-validation-name="val1"/>
            <table:table-cell/>
            <table:table-cell office:value-type="float" office:value="257" calcext:value-type="float">
              <text:p>257,00</text:p>
            </table:table-cell>
            <table:table-cell office:value-type="float" office:value="45" calcext:value-type="float">
              <text:p>45,00</text:p>
            </table:table-cell>
            <table:table-cell office:value-type="float" office:value="3.87" calcext:value-type="float">
              <text:p>3,87</text:p>
            </table:table-cell>
            <table:table-cell table:formula="of:=[.L162]" office:value-type="float" office:value="257" calcext:value-type="float">
              <text:p>257,00</text:p>
            </table:table-cell>
            <table:table-cell table:formula="of:=[.M162]" office:value-type="float" office:value="45" calcext:value-type="float">
              <text:p>45,00</text:p>
            </table:table-cell>
            <table:table-cell table:formula="of:=[.N162]" office:value-type="float" office:value="3.87" calcext:value-type="float">
              <text:p>3,8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3]&amp;&quot; / &quot;&amp;[.D163]" office:value-type="string" office:string-value="KFH114,3 / 6,3" calcext:value-type="string">
              <text:p>KFH114,3 / 6,3</text:p>
            </table:table-cell>
            <table:table-cell office:value-type="float" office:value="114.3" calcext:value-type="float">
              <text:p>114,3</text:p>
            </table:table-cell>
            <table:table-cell/>
            <table:table-cell office:value-type="float" office:value="6.3" calcext:value-type="float">
              <text:p>6,30</text:p>
            </table:table-cell>
            <table:table-cell table:number-columns-repeated="3"/>
            <table:table-cell office:value-type="float" office:value="21.4" calcext:value-type="float">
              <text:p>21,40</text:p>
            </table:table-cell>
            <table:table-cell/>
            <table:table-cell table:content-validation-name="val1"/>
            <table:table-cell/>
            <table:table-cell office:value-type="float" office:value="313" calcext:value-type="float">
              <text:p>313,00</text:p>
            </table:table-cell>
            <table:table-cell office:value-type="float" office:value="54.7" calcext:value-type="float">
              <text:p>54,70</text:p>
            </table:table-cell>
            <table:table-cell office:value-type="float" office:value="3.82" calcext:value-type="float">
              <text:p>3,82</text:p>
            </table:table-cell>
            <table:table-cell table:formula="of:=[.L163]" office:value-type="float" office:value="313" calcext:value-type="float">
              <text:p>313,00</text:p>
            </table:table-cell>
            <table:table-cell table:formula="of:=[.M163]" office:value-type="float" office:value="54.7" calcext:value-type="float">
              <text:p>54,70</text:p>
            </table:table-cell>
            <table:table-cell table:formula="of:=[.N163]" office:value-type="float" office:value="3.82" calcext:value-type="float">
              <text:p>3,8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4]&amp;&quot; / &quot;&amp;[.D164]" office:value-type="string" office:string-value="KFH139,7 / 5" calcext:value-type="string">
              <text:p>KFH139,7 / 5</text:p>
            </table:table-cell>
            <table:table-cell office:value-type="float" office:value="139.7" calcext:value-type="float">
              <text:p>139,7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21.2" calcext:value-type="float">
              <text:p>21,20</text:p>
            </table:table-cell>
            <table:table-cell/>
            <table:table-cell table:content-validation-name="val1"/>
            <table:table-cell/>
            <table:table-cell office:value-type="float" office:value="481" calcext:value-type="float">
              <text:p>481,00</text:p>
            </table:table-cell>
            <table:table-cell office:value-type="float" office:value="68.8" calcext:value-type="float">
              <text:p>68,80</text:p>
            </table:table-cell>
            <table:table-cell office:value-type="float" office:value="4.77" calcext:value-type="float">
              <text:p>4,77</text:p>
            </table:table-cell>
            <table:table-cell table:formula="of:=[.L164]" office:value-type="float" office:value="481" calcext:value-type="float">
              <text:p>481,00</text:p>
            </table:table-cell>
            <table:table-cell table:formula="of:=[.M164]" office:value-type="float" office:value="68.8" calcext:value-type="float">
              <text:p>68,80</text:p>
            </table:table-cell>
            <table:table-cell table:formula="of:=[.N164]" office:value-type="float" office:value="4.77" calcext:value-type="float">
              <text:p>4,7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5]&amp;&quot; / &quot;&amp;[.D165]" office:value-type="string" office:string-value="KFH139,7 / 6,3" calcext:value-type="string">
              <text:p>KFH139,7 / 6,3</text:p>
            </table:table-cell>
            <table:table-cell office:value-type="float" office:value="139.7" calcext:value-type="float">
              <text:p>139,7</text:p>
            </table:table-cell>
            <table:table-cell/>
            <table:table-cell office:value-type="float" office:value="6.3" calcext:value-type="float">
              <text:p>6,30</text:p>
            </table:table-cell>
            <table:table-cell table:number-columns-repeated="3"/>
            <table:table-cell office:value-type="float" office:value="26.4" calcext:value-type="float">
              <text:p>26,40</text:p>
            </table:table-cell>
            <table:table-cell/>
            <table:table-cell table:content-validation-name="val1"/>
            <table:table-cell/>
            <table:table-cell office:value-type="float" office:value="589" calcext:value-type="float">
              <text:p>589,00</text:p>
            </table:table-cell>
            <table:table-cell office:value-type="float" office:value="84.3" calcext:value-type="float">
              <text:p>84,30</text:p>
            </table:table-cell>
            <table:table-cell office:value-type="float" office:value="4.72" calcext:value-type="float">
              <text:p>4,72</text:p>
            </table:table-cell>
            <table:table-cell table:formula="of:=[.L165]" office:value-type="float" office:value="589" calcext:value-type="float">
              <text:p>589,00</text:p>
            </table:table-cell>
            <table:table-cell table:formula="of:=[.M165]" office:value-type="float" office:value="84.3" calcext:value-type="float">
              <text:p>84,30</text:p>
            </table:table-cell>
            <table:table-cell table:formula="of:=[.N165]" office:value-type="float" office:value="4.72" calcext:value-type="float">
              <text:p>4,7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6]&amp;&quot; / &quot;&amp;[.D166]" office:value-type="string" office:string-value="KFH139,7 / 8" calcext:value-type="string">
              <text:p>KFH139,7 / 8</text:p>
            </table:table-cell>
            <table:table-cell office:value-type="float" office:value="139.7" calcext:value-type="float">
              <text:p>139,7</text:p>
            </table:table-cell>
            <table:table-cell/>
            <table:table-cell office:value-type="float" office:value="8" calcext:value-type="float">
              <text:p>8,00</text:p>
            </table:table-cell>
            <table:table-cell table:number-columns-repeated="3"/>
            <table:table-cell office:value-type="float" office:value="33.1" calcext:value-type="float">
              <text:p>33,10</text:p>
            </table:table-cell>
            <table:table-cell/>
            <table:table-cell table:content-validation-name="val1"/>
            <table:table-cell/>
            <table:table-cell office:value-type="float" office:value="720" calcext:value-type="float">
              <text:p>720,00</text:p>
            </table:table-cell>
            <table:table-cell office:value-type="float" office:value="103" calcext:value-type="float">
              <text:p>103,00</text:p>
            </table:table-cell>
            <table:table-cell office:value-type="float" office:value="4.66" calcext:value-type="float">
              <text:p>4,66</text:p>
            </table:table-cell>
            <table:table-cell table:formula="of:=[.L166]" office:value-type="float" office:value="720" calcext:value-type="float">
              <text:p>720,00</text:p>
            </table:table-cell>
            <table:table-cell table:formula="of:=[.M166]" office:value-type="float" office:value="103" calcext:value-type="float">
              <text:p>103,00</text:p>
            </table:table-cell>
            <table:table-cell table:formula="of:=[.N166]" office:value-type="float" office:value="4.66" calcext:value-type="float">
              <text:p>4,66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7]&amp;&quot; / &quot;&amp;[.D167]" office:value-type="string" office:string-value="KFH139,7 / 10" calcext:value-type="string">
              <text:p>KFH139,7 / 10</text:p>
            </table:table-cell>
            <table:table-cell office:value-type="float" office:value="139.7" calcext:value-type="float">
              <text:p>139,7</text:p>
            </table:table-cell>
            <table:table-cell/>
            <table:table-cell office:value-type="float" office:value="10" calcext:value-type="float">
              <text:p>10,00</text:p>
            </table:table-cell>
            <table:table-cell table:number-columns-repeated="3"/>
            <table:table-cell office:value-type="float" office:value="40.7" calcext:value-type="float">
              <text:p>40,70</text:p>
            </table:table-cell>
            <table:table-cell/>
            <table:table-cell table:content-validation-name="val1"/>
            <table:table-cell/>
            <table:table-cell office:value-type="float" office:value="862" calcext:value-type="float">
              <text:p>862,00</text:p>
            </table:table-cell>
            <table:table-cell office:value-type="float" office:value="123" calcext:value-type="float">
              <text:p>123,00</text:p>
            </table:table-cell>
            <table:table-cell office:value-type="float" office:value="4.6" calcext:value-type="float">
              <text:p>4,60</text:p>
            </table:table-cell>
            <table:table-cell table:formula="of:=[.L167]" office:value-type="float" office:value="862" calcext:value-type="float">
              <text:p>862,00</text:p>
            </table:table-cell>
            <table:table-cell table:formula="of:=[.M167]" office:value-type="float" office:value="123" calcext:value-type="float">
              <text:p>123,00</text:p>
            </table:table-cell>
            <table:table-cell table:formula="of:=[.N167]" office:value-type="float" office:value="4.6" calcext:value-type="float">
              <text:p>4,6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8]&amp;&quot; / &quot;&amp;[.D168]" office:value-type="string" office:string-value="KFH168,3 / 5" calcext:value-type="string">
              <text:p>KFH168,3 / 5</text:p>
            </table:table-cell>
            <table:table-cell office:value-type="float" office:value="168.3" calcext:value-type="float">
              <text:p>168,3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25.7" calcext:value-type="float">
              <text:p>25,70</text:p>
            </table:table-cell>
            <table:table-cell/>
            <table:table-cell table:content-validation-name="val1"/>
            <table:table-cell/>
            <table:table-cell office:value-type="float" office:value="856" calcext:value-type="float">
              <text:p>856,00</text:p>
            </table:table-cell>
            <table:table-cell office:value-type="float" office:value="102" calcext:value-type="float">
              <text:p>102,00</text:p>
            </table:table-cell>
            <table:table-cell office:value-type="float" office:value="5.78" calcext:value-type="float">
              <text:p>5,78</text:p>
            </table:table-cell>
            <table:table-cell table:formula="of:=[.L168]" office:value-type="float" office:value="856" calcext:value-type="float">
              <text:p>856,00</text:p>
            </table:table-cell>
            <table:table-cell table:formula="of:=[.M168]" office:value-type="float" office:value="102" calcext:value-type="float">
              <text:p>102,00</text:p>
            </table:table-cell>
            <table:table-cell table:formula="of:=[.N168]" office:value-type="float" office:value="5.78" calcext:value-type="float">
              <text:p>5,78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69]&amp;&quot; / &quot;&amp;[.D169]" office:value-type="string" office:string-value="KFH168,3 / 6,3" calcext:value-type="string">
              <text:p>KFH168,3 / 6,3</text:p>
            </table:table-cell>
            <table:table-cell office:value-type="float" office:value="168.3" calcext:value-type="float">
              <text:p>168,3</text:p>
            </table:table-cell>
            <table:table-cell/>
            <table:table-cell office:value-type="float" office:value="6.3" calcext:value-type="float">
              <text:p>6,30</text:p>
            </table:table-cell>
            <table:table-cell table:number-columns-repeated="3"/>
            <table:table-cell office:value-type="float" office:value="32.1" calcext:value-type="float">
              <text:p>32,10</text:p>
            </table:table-cell>
            <table:table-cell/>
            <table:table-cell table:content-validation-name="val1"/>
            <table:table-cell/>
            <table:table-cell office:value-type="float" office:value="1053" calcext:value-type="float">
              <text:p>1053,00</text:p>
            </table:table-cell>
            <table:table-cell office:value-type="float" office:value="125" calcext:value-type="float">
              <text:p>125,00</text:p>
            </table:table-cell>
            <table:table-cell office:value-type="float" office:value="5.73" calcext:value-type="float">
              <text:p>5,73</text:p>
            </table:table-cell>
            <table:table-cell table:formula="of:=[.L169]" office:value-type="float" office:value="1053" calcext:value-type="float">
              <text:p>1053,00</text:p>
            </table:table-cell>
            <table:table-cell table:formula="of:=[.M169]" office:value-type="float" office:value="125" calcext:value-type="float">
              <text:p>125,00</text:p>
            </table:table-cell>
            <table:table-cell table:formula="of:=[.N169]" office:value-type="float" office:value="5.73" calcext:value-type="float">
              <text:p>5,73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0]&amp;&quot; / &quot;&amp;[.D170]" office:value-type="string" office:string-value="KFH168,3 / 8" calcext:value-type="string">
              <text:p>KFH168,3 / 8</text:p>
            </table:table-cell>
            <table:table-cell office:value-type="float" office:value="168.3" calcext:value-type="float">
              <text:p>168,3</text:p>
            </table:table-cell>
            <table:table-cell/>
            <table:table-cell office:value-type="float" office:value="8" calcext:value-type="float">
              <text:p>8,00</text:p>
            </table:table-cell>
            <table:table-cell table:number-columns-repeated="3"/>
            <table:table-cell office:value-type="float" office:value="40.3" calcext:value-type="float">
              <text:p>40,30</text:p>
            </table:table-cell>
            <table:table-cell/>
            <table:table-cell table:content-validation-name="val1"/>
            <table:table-cell/>
            <table:table-cell office:value-type="float" office:value="1297" calcext:value-type="float">
              <text:p>1297,00</text:p>
            </table:table-cell>
            <table:table-cell office:value-type="float" office:value="154" calcext:value-type="float">
              <text:p>154,00</text:p>
            </table:table-cell>
            <table:table-cell office:value-type="float" office:value="5.67" calcext:value-type="float">
              <text:p>5,67</text:p>
            </table:table-cell>
            <table:table-cell table:formula="of:=[.L170]" office:value-type="float" office:value="1297" calcext:value-type="float">
              <text:p>1297,00</text:p>
            </table:table-cell>
            <table:table-cell table:formula="of:=[.M170]" office:value-type="float" office:value="154" calcext:value-type="float">
              <text:p>154,00</text:p>
            </table:table-cell>
            <table:table-cell table:formula="of:=[.N170]" office:value-type="float" office:value="5.67" calcext:value-type="float">
              <text:p>5,6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1]&amp;&quot; / &quot;&amp;[.D171]" office:value-type="string" office:string-value="KFH168,3 / 10" calcext:value-type="string">
              <text:p>KFH168,3 / 10</text:p>
            </table:table-cell>
            <table:table-cell office:value-type="float" office:value="168.3" calcext:value-type="float">
              <text:p>168,3</text:p>
            </table:table-cell>
            <table:table-cell/>
            <table:table-cell office:value-type="float" office:value="10" calcext:value-type="float">
              <text:p>10,00</text:p>
            </table:table-cell>
            <table:table-cell table:number-columns-repeated="3"/>
            <table:table-cell office:value-type="float" office:value="49.7" calcext:value-type="float">
              <text:p>49,70</text:p>
            </table:table-cell>
            <table:table-cell/>
            <table:table-cell table:content-validation-name="val1"/>
            <table:table-cell/>
            <table:table-cell office:value-type="float" office:value="1564" calcext:value-type="float">
              <text:p>1564,00</text:p>
            </table:table-cell>
            <table:table-cell office:value-type="float" office:value="186" calcext:value-type="float">
              <text:p>186,00</text:p>
            </table:table-cell>
            <table:table-cell office:value-type="float" office:value="5.61" calcext:value-type="float">
              <text:p>5,61</text:p>
            </table:table-cell>
            <table:table-cell table:formula="of:=[.L171]" office:value-type="float" office:value="1564" calcext:value-type="float">
              <text:p>1564,00</text:p>
            </table:table-cell>
            <table:table-cell table:formula="of:=[.M171]" office:value-type="float" office:value="186" calcext:value-type="float">
              <text:p>186,00</text:p>
            </table:table-cell>
            <table:table-cell table:formula="of:=[.N171]" office:value-type="float" office:value="5.61" calcext:value-type="float">
              <text:p>5,61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2]&amp;&quot; / &quot;&amp;[.D172]" office:value-type="string" office:string-value="KFH193,7 / 5" calcext:value-type="string">
              <text:p>KFH193,7 / 5</text:p>
            </table:table-cell>
            <table:table-cell office:value-type="float" office:value="193.7" calcext:value-type="float">
              <text:p>193,7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29.6" calcext:value-type="float">
              <text:p>29,60</text:p>
            </table:table-cell>
            <table:table-cell/>
            <table:table-cell table:content-validation-name="val1"/>
            <table:table-cell/>
            <table:table-cell office:value-type="float" office:value="1320" calcext:value-type="float">
              <text:p>1320,00</text:p>
            </table:table-cell>
            <table:table-cell office:value-type="float" office:value="136" calcext:value-type="float">
              <text:p>136,00</text:p>
            </table:table-cell>
            <table:table-cell office:value-type="float" office:value="6.67" calcext:value-type="float">
              <text:p>6,67</text:p>
            </table:table-cell>
            <table:table-cell table:formula="of:=[.L172]" office:value-type="float" office:value="1320" calcext:value-type="float">
              <text:p>1320,00</text:p>
            </table:table-cell>
            <table:table-cell table:formula="of:=[.M172]" office:value-type="float" office:value="136" calcext:value-type="float">
              <text:p>136,00</text:p>
            </table:table-cell>
            <table:table-cell table:formula="of:=[.N172]" office:value-type="float" office:value="6.67" calcext:value-type="float">
              <text:p>6,6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3]&amp;&quot; / &quot;&amp;[.D173]" office:value-type="string" office:string-value="KFH193,7 / 6,3" calcext:value-type="string">
              <text:p>KFH193,7 / 6,3</text:p>
            </table:table-cell>
            <table:table-cell office:value-type="float" office:value="193.7" calcext:value-type="float">
              <text:p>193,7</text:p>
            </table:table-cell>
            <table:table-cell/>
            <table:table-cell office:value-type="float" office:value="6.3" calcext:value-type="float">
              <text:p>6,30</text:p>
            </table:table-cell>
            <table:table-cell table:number-columns-repeated="3"/>
            <table:table-cell office:value-type="float" office:value="37.1" calcext:value-type="float">
              <text:p>37,10</text:p>
            </table:table-cell>
            <table:table-cell/>
            <table:table-cell table:content-validation-name="val1"/>
            <table:table-cell/>
            <table:table-cell office:value-type="float" office:value="1630" calcext:value-type="float">
              <text:p>1630,00</text:p>
            </table:table-cell>
            <table:table-cell office:value-type="float" office:value="168" calcext:value-type="float">
              <text:p>168,00</text:p>
            </table:table-cell>
            <table:table-cell office:value-type="float" office:value="6.63" calcext:value-type="float">
              <text:p>6,63</text:p>
            </table:table-cell>
            <table:table-cell table:formula="of:=[.L173]" office:value-type="float" office:value="1630" calcext:value-type="float">
              <text:p>1630,00</text:p>
            </table:table-cell>
            <table:table-cell table:formula="of:=[.M173]" office:value-type="float" office:value="168" calcext:value-type="float">
              <text:p>168,00</text:p>
            </table:table-cell>
            <table:table-cell table:formula="of:=[.N173]" office:value-type="float" office:value="6.63" calcext:value-type="float">
              <text:p>6,63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4]&amp;&quot; / &quot;&amp;[.D174]" office:value-type="string" office:string-value="KFH193,7 / 8" calcext:value-type="string">
              <text:p>KFH193,7 / 8</text:p>
            </table:table-cell>
            <table:table-cell office:value-type="float" office:value="193.7" calcext:value-type="float">
              <text:p>193,7</text:p>
            </table:table-cell>
            <table:table-cell/>
            <table:table-cell office:value-type="float" office:value="8" calcext:value-type="float">
              <text:p>8,00</text:p>
            </table:table-cell>
            <table:table-cell table:number-columns-repeated="3"/>
            <table:table-cell office:value-type="float" office:value="46.7" calcext:value-type="float">
              <text:p>46,70</text:p>
            </table:table-cell>
            <table:table-cell/>
            <table:table-cell table:content-validation-name="val1"/>
            <table:table-cell/>
            <table:table-cell office:value-type="float" office:value="2016" calcext:value-type="float">
              <text:p>2016,00</text:p>
            </table:table-cell>
            <table:table-cell office:value-type="float" office:value="208" calcext:value-type="float">
              <text:p>208,00</text:p>
            </table:table-cell>
            <table:table-cell office:value-type="float" office:value="6.57" calcext:value-type="float">
              <text:p>6,57</text:p>
            </table:table-cell>
            <table:table-cell table:formula="of:=[.L174]" office:value-type="float" office:value="2016" calcext:value-type="float">
              <text:p>2016,00</text:p>
            </table:table-cell>
            <table:table-cell table:formula="of:=[.M174]" office:value-type="float" office:value="208" calcext:value-type="float">
              <text:p>208,00</text:p>
            </table:table-cell>
            <table:table-cell table:formula="of:=[.N174]" office:value-type="float" office:value="6.57" calcext:value-type="float">
              <text:p>6,5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5]&amp;&quot; / &quot;&amp;[.D175]" office:value-type="string" office:string-value="KFH193,7 / 10" calcext:value-type="string">
              <text:p>KFH193,7 / 10</text:p>
            </table:table-cell>
            <table:table-cell office:value-type="float" office:value="193.7" calcext:value-type="float">
              <text:p>193,7</text:p>
            </table:table-cell>
            <table:table-cell/>
            <table:table-cell office:value-type="float" office:value="10" calcext:value-type="float">
              <text:p>10,00</text:p>
            </table:table-cell>
            <table:table-cell table:number-columns-repeated="3"/>
            <table:table-cell office:value-type="float" office:value="57.7" calcext:value-type="float">
              <text:p>57,70</text:p>
            </table:table-cell>
            <table:table-cell/>
            <table:table-cell table:content-validation-name="val1"/>
            <table:table-cell/>
            <table:table-cell office:value-type="float" office:value="2442" calcext:value-type="float">
              <text:p>2442,00</text:p>
            </table:table-cell>
            <table:table-cell office:value-type="float" office:value="252" calcext:value-type="float">
              <text:p>252,00</text:p>
            </table:table-cell>
            <table:table-cell office:value-type="float" office:value="6.5" calcext:value-type="float">
              <text:p>6,50</text:p>
            </table:table-cell>
            <table:table-cell table:formula="of:=[.L175]" office:value-type="float" office:value="2442" calcext:value-type="float">
              <text:p>2442,00</text:p>
            </table:table-cell>
            <table:table-cell table:formula="of:=[.M175]" office:value-type="float" office:value="252" calcext:value-type="float">
              <text:p>252,00</text:p>
            </table:table-cell>
            <table:table-cell table:formula="of:=[.N175]" office:value-type="float" office:value="6.5" calcext:value-type="float">
              <text:p>6,5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6]&amp;&quot; / &quot;&amp;[.D176]" office:value-type="string" office:string-value="KFH193,7 / 12,5" calcext:value-type="string">
              <text:p>KFH193,7 / 12,5</text:p>
            </table:table-cell>
            <table:table-cell office:value-type="float" office:value="193.7" calcext:value-type="float">
              <text:p>193,7</text:p>
            </table:table-cell>
            <table:table-cell/>
            <table:table-cell office:value-type="float" office:value="12.5" calcext:value-type="float">
              <text:p>12,50</text:p>
            </table:table-cell>
            <table:table-cell table:number-columns-repeated="3"/>
            <table:table-cell office:value-type="float" office:value="71.2" calcext:value-type="float">
              <text:p>71,20</text:p>
            </table:table-cell>
            <table:table-cell/>
            <table:table-cell table:content-validation-name="val1"/>
            <table:table-cell/>
            <table:table-cell office:value-type="float" office:value="2934" calcext:value-type="float">
              <text:p>2934,00</text:p>
            </table:table-cell>
            <table:table-cell office:value-type="float" office:value="303" calcext:value-type="float">
              <text:p>303,00</text:p>
            </table:table-cell>
            <table:table-cell office:value-type="float" office:value="6.42" calcext:value-type="float">
              <text:p>6,42</text:p>
            </table:table-cell>
            <table:table-cell table:formula="of:=[.L176]" office:value-type="float" office:value="2934" calcext:value-type="float">
              <text:p>2934,00</text:p>
            </table:table-cell>
            <table:table-cell table:formula="of:=[.M176]" office:value-type="float" office:value="303" calcext:value-type="float">
              <text:p>303,00</text:p>
            </table:table-cell>
            <table:table-cell table:formula="of:=[.N176]" office:value-type="float" office:value="6.42" calcext:value-type="float">
              <text:p>6,4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7]&amp;&quot; / &quot;&amp;[.D177]" office:value-type="string" office:string-value="KFH193,7 / 16" calcext:value-type="string">
              <text:p>KFH193,7 / 16</text:p>
            </table:table-cell>
            <table:table-cell office:value-type="float" office:value="193.7" calcext:value-type="float">
              <text:p>193,7</text:p>
            </table:table-cell>
            <table:table-cell/>
            <table:table-cell office:value-type="float" office:value="16" calcext:value-type="float">
              <text:p>16,00</text:p>
            </table:table-cell>
            <table:table-cell table:number-columns-repeated="3"/>
            <table:table-cell office:value-type="float" office:value="89.3" calcext:value-type="float">
              <text:p>89,30</text:p>
            </table:table-cell>
            <table:table-cell/>
            <table:table-cell table:content-validation-name="val1"/>
            <table:table-cell/>
            <table:table-cell office:value-type="float" office:value="3554" calcext:value-type="float">
              <text:p>3554,00</text:p>
            </table:table-cell>
            <table:table-cell office:value-type="float" office:value="367" calcext:value-type="float">
              <text:p>367,00</text:p>
            </table:table-cell>
            <table:table-cell office:value-type="float" office:value="6.31" calcext:value-type="float">
              <text:p>6,31</text:p>
            </table:table-cell>
            <table:table-cell table:formula="of:=[.L177]" office:value-type="float" office:value="3554" calcext:value-type="float">
              <text:p>3554,00</text:p>
            </table:table-cell>
            <table:table-cell table:formula="of:=[.M177]" office:value-type="float" office:value="367" calcext:value-type="float">
              <text:p>367,00</text:p>
            </table:table-cell>
            <table:table-cell table:formula="of:=[.N177]" office:value-type="float" office:value="6.31" calcext:value-type="float">
              <text:p>6,31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8]&amp;&quot; / &quot;&amp;[.D178]" office:value-type="string" office:string-value="KFH219,1 / 5" calcext:value-type="string">
              <text:p>KFH219,1 / 5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5" calcext:value-type="float">
              <text:p>5,00</text:p>
            </table:table-cell>
            <table:table-cell table:number-columns-repeated="3"/>
            <table:table-cell office:value-type="float" office:value="33.6" calcext:value-type="float">
              <text:p>33,60</text:p>
            </table:table-cell>
            <table:table-cell/>
            <table:table-cell table:content-validation-name="val1"/>
            <table:table-cell/>
            <table:table-cell office:value-type="float" office:value="1928" calcext:value-type="float">
              <text:p>1928,00</text:p>
            </table:table-cell>
            <table:table-cell office:value-type="float" office:value="176" calcext:value-type="float">
              <text:p>176,00</text:p>
            </table:table-cell>
            <table:table-cell office:value-type="float" office:value="7.57" calcext:value-type="float">
              <text:p>7,57</text:p>
            </table:table-cell>
            <table:table-cell table:formula="of:=[.L178]" office:value-type="float" office:value="1928" calcext:value-type="float">
              <text:p>1928,00</text:p>
            </table:table-cell>
            <table:table-cell table:formula="of:=[.M178]" office:value-type="float" office:value="176" calcext:value-type="float">
              <text:p>176,00</text:p>
            </table:table-cell>
            <table:table-cell table:formula="of:=[.N178]" office:value-type="float" office:value="7.57" calcext:value-type="float">
              <text:p>7,5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79]&amp;&quot; / &quot;&amp;[.D179]" office:value-type="string" office:string-value="KFH219,1 / 6,3" calcext:value-type="string">
              <text:p>KFH219,1 / 6,3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6.3" calcext:value-type="float">
              <text:p>6,30</text:p>
            </table:table-cell>
            <table:table-cell table:number-columns-repeated="3"/>
            <table:table-cell office:value-type="float" office:value="42.1" calcext:value-type="float">
              <text:p>42,10</text:p>
            </table:table-cell>
            <table:table-cell/>
            <table:table-cell table:content-validation-name="val1"/>
            <table:table-cell/>
            <table:table-cell office:value-type="float" office:value="2386" calcext:value-type="float">
              <text:p>2386,00</text:p>
            </table:table-cell>
            <table:table-cell office:value-type="float" office:value="218" calcext:value-type="float">
              <text:p>218,00</text:p>
            </table:table-cell>
            <table:table-cell office:value-type="float" office:value="7.53" calcext:value-type="float">
              <text:p>7,53</text:p>
            </table:table-cell>
            <table:table-cell table:formula="of:=[.L179]" office:value-type="float" office:value="2386" calcext:value-type="float">
              <text:p>2386,00</text:p>
            </table:table-cell>
            <table:table-cell table:formula="of:=[.M179]" office:value-type="float" office:value="218" calcext:value-type="float">
              <text:p>218,00</text:p>
            </table:table-cell>
            <table:table-cell table:formula="of:=[.N179]" office:value-type="float" office:value="7.53" calcext:value-type="float">
              <text:p>7,53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0]&amp;&quot; / &quot;&amp;[.D180]" office:value-type="string" office:string-value="KFH219,1 / 8" calcext:value-type="string">
              <text:p>KFH219,1 / 8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8" calcext:value-type="float">
              <text:p>8,00</text:p>
            </table:table-cell>
            <table:table-cell table:number-columns-repeated="3"/>
            <table:table-cell office:value-type="float" office:value="53.1" calcext:value-type="float">
              <text:p>53,10</text:p>
            </table:table-cell>
            <table:table-cell/>
            <table:table-cell table:content-validation-name="val1"/>
            <table:table-cell/>
            <table:table-cell office:value-type="float" office:value="2960" calcext:value-type="float">
              <text:p>2960,00</text:p>
            </table:table-cell>
            <table:table-cell office:value-type="float" office:value="270" calcext:value-type="float">
              <text:p>270,00</text:p>
            </table:table-cell>
            <table:table-cell office:value-type="float" office:value="7.47" calcext:value-type="float">
              <text:p>7,47</text:p>
            </table:table-cell>
            <table:table-cell table:formula="of:=[.L180]" office:value-type="float" office:value="2960" calcext:value-type="float">
              <text:p>2960,00</text:p>
            </table:table-cell>
            <table:table-cell table:formula="of:=[.M180]" office:value-type="float" office:value="270" calcext:value-type="float">
              <text:p>270,00</text:p>
            </table:table-cell>
            <table:table-cell table:formula="of:=[.N180]" office:value-type="float" office:value="7.47" calcext:value-type="float">
              <text:p>7,4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1]&amp;&quot; / &quot;&amp;[.D181]" office:value-type="string" office:string-value="KFH219,1 / 10" calcext:value-type="string">
              <text:p>KFH219,1 / 10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10" calcext:value-type="float">
              <text:p>10,00</text:p>
            </table:table-cell>
            <table:table-cell table:number-columns-repeated="3"/>
            <table:table-cell office:value-type="float" office:value="65.7" calcext:value-type="float">
              <text:p>65,70</text:p>
            </table:table-cell>
            <table:table-cell/>
            <table:table-cell table:content-validation-name="val1"/>
            <table:table-cell/>
            <table:table-cell office:value-type="float" office:value="3598" calcext:value-type="float">
              <text:p>3598,00</text:p>
            </table:table-cell>
            <table:table-cell office:value-type="float" office:value="328" calcext:value-type="float">
              <text:p>328,00</text:p>
            </table:table-cell>
            <table:table-cell office:value-type="float" office:value="7.4" calcext:value-type="float">
              <text:p>7,40</text:p>
            </table:table-cell>
            <table:table-cell table:formula="of:=[.L181]" office:value-type="float" office:value="3598" calcext:value-type="float">
              <text:p>3598,00</text:p>
            </table:table-cell>
            <table:table-cell table:formula="of:=[.M181]" office:value-type="float" office:value="328" calcext:value-type="float">
              <text:p>328,00</text:p>
            </table:table-cell>
            <table:table-cell table:formula="of:=[.N181]" office:value-type="float" office:value="7.4" calcext:value-type="float">
              <text:p>7,4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2]&amp;&quot; / &quot;&amp;[.D182]" office:value-type="string" office:string-value="KFH219,1 / 12,5" calcext:value-type="string">
              <text:p>KFH219,1 / 12,5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12.5" calcext:value-type="float">
              <text:p>12,50</text:p>
            </table:table-cell>
            <table:table-cell table:number-columns-repeated="3"/>
            <table:table-cell office:value-type="float" office:value="81.1" calcext:value-type="float">
              <text:p>81,10</text:p>
            </table:table-cell>
            <table:table-cell/>
            <table:table-cell table:content-validation-name="val1"/>
            <table:table-cell/>
            <table:table-cell office:value-type="float" office:value="4345" calcext:value-type="float">
              <text:p>4345,00</text:p>
            </table:table-cell>
            <table:table-cell office:value-type="float" office:value="397" calcext:value-type="float">
              <text:p>397,00</text:p>
            </table:table-cell>
            <table:table-cell office:value-type="float" office:value="7.32" calcext:value-type="float">
              <text:p>7,32</text:p>
            </table:table-cell>
            <table:table-cell table:formula="of:=[.L182]" office:value-type="float" office:value="4345" calcext:value-type="float">
              <text:p>4345,00</text:p>
            </table:table-cell>
            <table:table-cell table:formula="of:=[.M182]" office:value-type="float" office:value="397" calcext:value-type="float">
              <text:p>397,00</text:p>
            </table:table-cell>
            <table:table-cell table:formula="of:=[.N182]" office:value-type="float" office:value="7.32" calcext:value-type="float">
              <text:p>7,3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3]&amp;&quot; / &quot;&amp;[.D183]" office:value-type="string" office:string-value="KFH219,1 / 16" calcext:value-type="string">
              <text:p>KFH219,1 / 16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16" calcext:value-type="float">
              <text:p>16,00</text:p>
            </table:table-cell>
            <table:table-cell table:number-columns-repeated="3"/>
            <table:table-cell office:value-type="float" office:value="102" calcext:value-type="float">
              <text:p>102,00</text:p>
            </table:table-cell>
            <table:table-cell/>
            <table:table-cell table:content-validation-name="val1"/>
            <table:table-cell/>
            <table:table-cell office:value-type="float" office:value="5297" calcext:value-type="float">
              <text:p>5297,00</text:p>
            </table:table-cell>
            <table:table-cell office:value-type="float" office:value="483" calcext:value-type="float">
              <text:p>483,00</text:p>
            </table:table-cell>
            <table:table-cell office:value-type="float" office:value="7.2" calcext:value-type="float">
              <text:p>7,20</text:p>
            </table:table-cell>
            <table:table-cell table:formula="of:=[.L183]" office:value-type="float" office:value="5297" calcext:value-type="float">
              <text:p>5297,00</text:p>
            </table:table-cell>
            <table:table-cell table:formula="of:=[.M183]" office:value-type="float" office:value="483" calcext:value-type="float">
              <text:p>483,00</text:p>
            </table:table-cell>
            <table:table-cell table:formula="of:=[.N183]" office:value-type="float" office:value="7.2" calcext:value-type="float">
              <text:p>7,2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4]&amp;&quot; / &quot;&amp;[.D184]" office:value-type="string" office:string-value="KFH219,1 / 20" calcext:value-type="string">
              <text:p>KFH219,1 / 20</text:p>
            </table:table-cell>
            <table:table-cell office:value-type="float" office:value="219.1" calcext:value-type="float">
              <text:p>219,1</text:p>
            </table:table-cell>
            <table:table-cell/>
            <table:table-cell office:value-type="float" office:value="20" calcext:value-type="float">
              <text:p>20,00</text:p>
            </table:table-cell>
            <table:table-cell table:number-columns-repeated="3"/>
            <table:table-cell office:value-type="float" office:value="125" calcext:value-type="float">
              <text:p>125,00</text:p>
            </table:table-cell>
            <table:table-cell/>
            <table:table-cell table:content-validation-name="val1"/>
            <table:table-cell/>
            <table:table-cell office:value-type="float" office:value="6261" calcext:value-type="float">
              <text:p>6261,00</text:p>
            </table:table-cell>
            <table:table-cell office:value-type="float" office:value="572" calcext:value-type="float">
              <text:p>572,00</text:p>
            </table:table-cell>
            <table:table-cell office:value-type="float" office:value="7.07" calcext:value-type="float">
              <text:p>7,07</text:p>
            </table:table-cell>
            <table:table-cell table:formula="of:=[.L184]" office:value-type="float" office:value="6261" calcext:value-type="float">
              <text:p>6261,00</text:p>
            </table:table-cell>
            <table:table-cell table:formula="of:=[.M184]" office:value-type="float" office:value="572" calcext:value-type="float">
              <text:p>572,00</text:p>
            </table:table-cell>
            <table:table-cell table:formula="of:=[.N184]" office:value-type="float" office:value="7.07" calcext:value-type="float">
              <text:p>7,0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5]&amp;&quot; / &quot;&amp;[.D185]" office:value-type="string" office:string-value="KFH244,5 / 6,3" calcext:value-type="string">
              <text:p>KFH244,5 / 6,3</text:p>
            </table:table-cell>
            <table:table-cell office:value-type="float" office:value="244.5" calcext:value-type="float">
              <text:p>244,5</text:p>
            </table:table-cell>
            <table:table-cell/>
            <table:table-cell office:value-type="float" office:value="6.3" calcext:value-type="float">
              <text:p>6,30</text:p>
            </table:table-cell>
            <table:table-cell table:number-columns-repeated="3"/>
            <table:table-cell office:value-type="float" office:value="47.1" calcext:value-type="float">
              <text:p>47,10</text:p>
            </table:table-cell>
            <table:table-cell/>
            <table:table-cell table:content-validation-name="val1"/>
            <table:table-cell/>
            <table:table-cell office:value-type="float" office:value="3346" calcext:value-type="float">
              <text:p>3346,00</text:p>
            </table:table-cell>
            <table:table-cell office:value-type="float" office:value="274" calcext:value-type="float">
              <text:p>274,00</text:p>
            </table:table-cell>
            <table:table-cell office:value-type="float" office:value="8.42" calcext:value-type="float">
              <text:p>8,42</text:p>
            </table:table-cell>
            <table:table-cell table:formula="of:=[.L185]" office:value-type="float" office:value="3346" calcext:value-type="float">
              <text:p>3346,00</text:p>
            </table:table-cell>
            <table:table-cell table:formula="of:=[.M185]" office:value-type="float" office:value="274" calcext:value-type="float">
              <text:p>274,00</text:p>
            </table:table-cell>
            <table:table-cell table:formula="of:=[.N185]" office:value-type="float" office:value="8.42" calcext:value-type="float">
              <text:p>8,42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6]&amp;&quot; / &quot;&amp;[.D186]" office:value-type="string" office:string-value="KFH244,5 / 8" calcext:value-type="string">
              <text:p>KFH244,5 / 8</text:p>
            </table:table-cell>
            <table:table-cell office:value-type="float" office:value="244.5" calcext:value-type="float">
              <text:p>244,5</text:p>
            </table:table-cell>
            <table:table-cell/>
            <table:table-cell office:value-type="float" office:value="8" calcext:value-type="float">
              <text:p>8,00</text:p>
            </table:table-cell>
            <table:table-cell table:number-columns-repeated="3"/>
            <table:table-cell office:value-type="float" office:value="59.4" calcext:value-type="float">
              <text:p>59,40</text:p>
            </table:table-cell>
            <table:table-cell/>
            <table:table-cell table:content-validation-name="val1"/>
            <table:table-cell/>
            <table:table-cell office:value-type="float" office:value="4160" calcext:value-type="float">
              <text:p>4160,00</text:p>
            </table:table-cell>
            <table:table-cell office:value-type="float" office:value="340" calcext:value-type="float">
              <text:p>340,00</text:p>
            </table:table-cell>
            <table:table-cell office:value-type="float" office:value="8.37" calcext:value-type="float">
              <text:p>8,37</text:p>
            </table:table-cell>
            <table:table-cell table:formula="of:=[.L186]" office:value-type="float" office:value="4160" calcext:value-type="float">
              <text:p>4160,00</text:p>
            </table:table-cell>
            <table:table-cell table:formula="of:=[.M186]" office:value-type="float" office:value="340" calcext:value-type="float">
              <text:p>340,00</text:p>
            </table:table-cell>
            <table:table-cell table:formula="of:=[.N186]" office:value-type="float" office:value="8.37" calcext:value-type="float">
              <text:p>8,3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7]&amp;&quot; / &quot;&amp;[.D187]" office:value-type="string" office:string-value="KFH244,5 / 10" calcext:value-type="string">
              <text:p>KFH244,5 / 10</text:p>
            </table:table-cell>
            <table:table-cell office:value-type="float" office:value="244.5" calcext:value-type="float">
              <text:p>244,5</text:p>
            </table:table-cell>
            <table:table-cell/>
            <table:table-cell office:value-type="float" office:value="10" calcext:value-type="float">
              <text:p>10,00</text:p>
            </table:table-cell>
            <table:table-cell table:number-columns-repeated="3"/>
            <table:table-cell office:value-type="float" office:value="73.7" calcext:value-type="float">
              <text:p>73,70</text:p>
            </table:table-cell>
            <table:table-cell/>
            <table:table-cell table:content-validation-name="val1"/>
            <table:table-cell/>
            <table:table-cell office:value-type="float" office:value="5073" calcext:value-type="float">
              <text:p>5073,00</text:p>
            </table:table-cell>
            <table:table-cell office:value-type="float" office:value="415" calcext:value-type="float">
              <text:p>415,00</text:p>
            </table:table-cell>
            <table:table-cell office:value-type="float" office:value="8.3" calcext:value-type="float">
              <text:p>8,30</text:p>
            </table:table-cell>
            <table:table-cell table:formula="of:=[.L187]" office:value-type="float" office:value="5073" calcext:value-type="float">
              <text:p>5073,00</text:p>
            </table:table-cell>
            <table:table-cell table:formula="of:=[.M187]" office:value-type="float" office:value="415" calcext:value-type="float">
              <text:p>415,00</text:p>
            </table:table-cell>
            <table:table-cell table:formula="of:=[.N187]" office:value-type="float" office:value="8.3" calcext:value-type="float">
              <text:p>8,3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8]&amp;&quot; / &quot;&amp;[.D188]" office:value-type="string" office:string-value="KFH244,5 / 12,5" calcext:value-type="string">
              <text:p>KFH244,5 / 12,5</text:p>
            </table:table-cell>
            <table:table-cell office:value-type="float" office:value="244.5" calcext:value-type="float">
              <text:p>244,5</text:p>
            </table:table-cell>
            <table:table-cell/>
            <table:table-cell office:value-type="float" office:value="12.5" calcext:value-type="float">
              <text:p>12,50</text:p>
            </table:table-cell>
            <table:table-cell table:number-columns-repeated="3"/>
            <table:table-cell office:value-type="float" office:value="91.1" calcext:value-type="float">
              <text:p>91,10</text:p>
            </table:table-cell>
            <table:table-cell/>
            <table:table-cell table:content-validation-name="val1"/>
            <table:table-cell/>
            <table:table-cell office:value-type="float" office:value="6147" calcext:value-type="float">
              <text:p>6147,00</text:p>
            </table:table-cell>
            <table:table-cell office:value-type="float" office:value="503" calcext:value-type="float">
              <text:p>503,00</text:p>
            </table:table-cell>
            <table:table-cell office:value-type="float" office:value="8.21" calcext:value-type="float">
              <text:p>8,21</text:p>
            </table:table-cell>
            <table:table-cell table:formula="of:=[.L188]" office:value-type="float" office:value="6147" calcext:value-type="float">
              <text:p>6147,00</text:p>
            </table:table-cell>
            <table:table-cell table:formula="of:=[.M188]" office:value-type="float" office:value="503" calcext:value-type="float">
              <text:p>503,00</text:p>
            </table:table-cell>
            <table:table-cell table:formula="of:=[.N188]" office:value-type="float" office:value="8.21" calcext:value-type="float">
              <text:p>8,21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89]&amp;&quot; / &quot;&amp;[.D189]" office:value-type="string" office:string-value="KFH244,5 / 160" calcext:value-type="string">
              <text:p>KFH244,5 / 160</text:p>
            </table:table-cell>
            <table:table-cell office:value-type="float" office:value="244.5" calcext:value-type="float">
              <text:p>244,5</text:p>
            </table:table-cell>
            <table:table-cell/>
            <table:table-cell office:value-type="float" office:value="160" calcext:value-type="float">
              <text:p>160,00</text:p>
            </table:table-cell>
            <table:table-cell table:number-columns-repeated="3"/>
            <table:table-cell office:value-type="float" office:value="115" calcext:value-type="float">
              <text:p>115,00</text:p>
            </table:table-cell>
            <table:table-cell/>
            <table:table-cell table:content-validation-name="val1"/>
            <table:table-cell/>
            <table:table-cell office:value-type="float" office:value="7533" calcext:value-type="float">
              <text:p>7533,00</text:p>
            </table:table-cell>
            <table:table-cell office:value-type="float" office:value="616" calcext:value-type="float">
              <text:p>616,00</text:p>
            </table:table-cell>
            <table:table-cell office:value-type="float" office:value="8.1" calcext:value-type="float">
              <text:p>8,10</text:p>
            </table:table-cell>
            <table:table-cell table:formula="of:=[.L189]" office:value-type="float" office:value="7533" calcext:value-type="float">
              <text:p>7533,00</text:p>
            </table:table-cell>
            <table:table-cell table:formula="of:=[.M189]" office:value-type="float" office:value="616" calcext:value-type="float">
              <text:p>616,00</text:p>
            </table:table-cell>
            <table:table-cell table:formula="of:=[.N189]" office:value-type="float" office:value="8.1" calcext:value-type="float">
              <text:p>8,10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formula="of:=[.$G$139]&amp;[.B190]&amp;&quot; / &quot;&amp;[.D190]" office:value-type="string" office:string-value="KFH244,5 / 20" calcext:value-type="string">
              <text:p>KFH244,5 / 20</text:p>
            </table:table-cell>
            <table:table-cell office:value-type="float" office:value="244.5" calcext:value-type="float">
              <text:p>244,5</text:p>
            </table:table-cell>
            <table:table-cell/>
            <table:table-cell office:value-type="float" office:value="20" calcext:value-type="float">
              <text:p>20,00</text:p>
            </table:table-cell>
            <table:table-cell table:number-columns-repeated="3"/>
            <table:table-cell office:value-type="float" office:value="141" calcext:value-type="float">
              <text:p>141,00</text:p>
            </table:table-cell>
            <table:table-cell/>
            <table:table-cell table:content-validation-name="val1"/>
            <table:table-cell/>
            <table:table-cell office:value-type="float" office:value="8957" calcext:value-type="float">
              <text:p>8957,00</text:p>
            </table:table-cell>
            <table:table-cell office:value-type="float" office:value="733" calcext:value-type="float">
              <text:p>733,00</text:p>
            </table:table-cell>
            <table:table-cell office:value-type="float" office:value="7.97" calcext:value-type="float">
              <text:p>7,97</text:p>
            </table:table-cell>
            <table:table-cell table:formula="of:=[.L190]" office:value-type="float" office:value="8957" calcext:value-type="float">
              <text:p>8957,00</text:p>
            </table:table-cell>
            <table:table-cell table:formula="of:=[.M190]" office:value-type="float" office:value="733" calcext:value-type="float">
              <text:p>733,00</text:p>
            </table:table-cell>
            <table:table-cell table:formula="of:=[.N190]" office:value-type="float" office:value="7.97" calcext:value-type="float">
              <text:p>7,97</text:p>
            </table:table-cell>
            <table:table-cell table:number-columns-repeated="3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0"/>
            <table:table-cell table:number-columns-repeated="2"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  <table:table-row table:style-name="ro1">
            <table:table-cell table:number-columns-repeated="9"/>
            <table:table-cell table:content-validation-name="val1"/>
            <table:table-cell table:number-columns-repeated="11"/>
            <table:table-cell office:value-type="string" calcext:value-type="string">
              <text:p>c</text:p>
            </table:table-cell>
            <table:table-cell table:number-columns-repeated="42"/>
          </table:table-row>
        </table:table-row-group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Frei</text:p>
          </table:table-cell>
          <table:covered-table-cell/>
          <table:covered-table-cell table:style-name="ce6"/>
          <table:covered-table-cell table:number-columns-repeated="2"/>
          <table:table-cell office:value-type="string" calcext:value-type="string">
            <text:p>KFH</text:p>
          </table:table-cell>
          <table:table-cell table:style-name="ce6" table:number-columns-repeated="3"/>
          <table:table-cell table:number-columns-repeated="2"/>
          <table:table-cell table:style-name="ce6" table:number-columns-repeated="8"/>
          <table:table-cell table:number-columns-repeated="44"/>
        </table:table-row>
        <table:table-row table:style-name="ro1">
          <table:table-cell table:style-name="Default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-2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J<text:span text:style-name="T1">y</text:span></text:p>
          </table:table-cell>
          <table:table-cell office:value-type="string" calcext:value-type="string">
            <text:p>W<text:span text:style-name="T1">y</text:span>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J<text:span text:style-name="T1">z</text:span></text:p>
          </table:table-cell>
          <table:table-cell office:value-type="string" calcext:value-type="string">
            <text:p>W<text:span text:style-name="T1">z</text:span></text:p>
          </table:table-cell>
          <table:table-cell office:value-type="string" calcext:value-type="string">
            <text:p>i<text:span text:style-name="T1">z</text:span></text:p>
          </table:table-cell>
          <table:table-cell office:value-type="string" calcext:value-type="string">
            <text:p>Mpl,y,d</text:p>
          </table:table-cell>
          <table:table-cell office:value-type="string" calcext:value-type="string">
            <text:p>Npl,x,d</text:p>
          </table:table-cell>
          <table:table-cell office:value-type="string" calcext:value-type="string">
            <text:p>Vpl,z,d</text:p>
          </table:table-cell>
          <table:table-cell table:number-columns-repeated="44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9"/>
          <table:table-cell table:content-validation-name="val1"/>
          <table:table-cell table:number-columns-repeated="11"/>
          <table:table-cell office:value-type="string" calcext:value-type="string">
            <text:p>c</text:p>
          </table:table-cell>
          <table:table-cell table:number-columns-repeated="42"/>
        </table:table-row>
        <table:table-row table:style-name="ro1" table:number-rows-repeated="1048310">
          <table:table-cell table:number-columns-repeated="9"/>
          <table:table-cell table:content-validation-name="val1"/>
          <table:table-cell table:number-columns-repeated="54"/>
        </table:table-row>
        <table:table-row table:style-name="ro1">
          <table:table-cell table:number-columns-repeated="9"/>
          <table:table-cell table:content-validation-name="val1"/>
          <table:table-cell table:number-columns-repeated="54"/>
        </table:table-row>
      </table:table>
      <table:named-expressions/>
      <table:database-ranges>
        <table:database-range table:name="__Anonymous_Sheet_DB__0" table:target-range-address="'Datenbank Stahl'.A1:'Datenbank Stahl'.V9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  <number:text> kN/cm²</number:text>
    </number:number-style>
    <number:number-style style:name="N112">
      <number:number number:decimal-places="2" number:min-decimal-places="2" number:min-integer-digits="1"/>
      <number:text> cm</number:text>
    </number:number-style>
    <number:number-style style:name="N113">
      <number:number number:decimal-places="1" number:min-decimal-places="1" number:min-integer-digits="1"/>
      <number:text> °</number:text>
    </number:number-style>
    <number:number-style style:name="N114">
      <number:number number:decimal-places="2" number:min-decimal-places="2" number:min-integer-digits="1"/>
      <number:text> kN</number:text>
    </number:number-style>
    <number:number-style style:name="N115" number:title="Benutzerdefiniert">
      <number:text>max: </number:text>
      <number:number number:decimal-places="1" number:min-decimal-places="1" number:min-integer-digits="1"/>
      <number:text> cm</number:text>
    </number:number-style>
    <number:number-style style:name="N116">
      <number:number number:decimal-places="1" number:min-decimal-places="1" number:min-integer-digits="1"/>
      <number:text> cm</number:text>
    </number:number-style>
    <number:number-style style:name="N117" number:title="Benutzerdefiniert">
      <number:number number:decimal-places="0" number:min-decimal-places="0" number:min-integer-digits="1"/>
      <number:text> cm</number:text>
    </number:number-style>
    <number:percentage-style style:name="N118">
      <number:number number:decimal-places="0" number:min-decimal-places="0" number:min-integer-digits="1"/>
      <number:text>%</number:text>
    </number:percentage-style>
    <number:number-style style:name="N119">
      <number:number number:decimal-places="3" number:min-decimal-places="3" number:min-integer-digits="1"/>
      <number:text> kN</number:text>
    </number:number-style>
    <number:number-style style:name="N120">
      <number:number number:decimal-places="2" number:min-decimal-places="2" number:min-integer-digits="1"/>
      <number:text> cm²</number:text>
    </number:number-style>
    <number:number-style style:name="N121" number:title="Benutzerdefiniert">
      <number:number number:decimal-places="2" number:min-decimal-places="2" number:min-integer-digits="1"/>
      <number:text> kN/m</number:text>
    </number:number-style>
    <number:number-style style:name="N122">
      <number:number number:decimal-places="2" number:min-decimal-places="2" number:min-integer-digits="1"/>
      <number:text> m</number:text>
    </number:number-style>
    <number:number-style style:name="N123">
      <number:number number:decimal-places="3" number:min-decimal-places="3" number:min-integer-digits="1"/>
      <number:text>  kN/m</number:text>
    </number:number-style>
    <number:number-style style:name="N124">
      <number:number number:decimal-places="2" number:min-decimal-places="2" number:min-integer-digits="1"/>
      <number:text>  cm</number:text>
    </number:number-style>
    <number:number-style style:name="N125">
      <number:number number:decimal-places="1" number:min-decimal-places="1" number:min-integer-digits="1"/>
      <number:text>  kg</number:text>
    </number:number-style>
    <number:number-style style:name="N126">
      <number:number number:decimal-places="2" number:min-decimal-places="2" number:min-integer-digits="1"/>
      <number:text>  m</number:text>
    </number:number-style>
    <number:number-style style:name="N127" number:title="Benutzerdefiniert">
      <number:text>M </number:text>
      <number:number number:decimal-places="0" number:min-decimal-places="0" number:min-integer-digits="1"/>
    </number:number-style>
    <number:number-style style:name="N128">
      <number:number number:decimal-places="2" number:min-decimal-places="2" number:min-integer-digits="1"/>
      <number:text>  kN</number:text>
    </number:number-style>
    <number:number-style style:name="N129">
      <number:number number:decimal-places="2" number:min-decimal-places="2" number:min-integer-digits="1"/>
      <number:text> kN/cm²</number:text>
    </number:number-style>
    <number:number-style style:name="N130">
      <number:number number:decimal-places="0" number:min-decimal-places="0" number:min-integer-digits="1"/>
      <number:text>  Stk</number:text>
    </number:number-style>
    <number:number-style style:name="N131">
      <number:text>-&gt;  </number:text>
      <number:number number:decimal-places="0" number:min-decimal-places="0" number:min-integer-digits="1"/>
    </number:number-style>
    <number:number-style style:name="N132">
      <number:text>-&gt;  </number:text>
      <number:number number:decimal-places="0" number:min-decimal-places="0" number:min-integer-digits="1"/>
      <number:text> Stk</number:text>
    </number:number-style>
    <number:number-style style:name="N133">
      <number:text>---&gt;  </number:text>
      <number:number number:decimal-places="0" number:min-decimal-places="0" number:min-integer-digits="1"/>
      <number:text> Stk</number:text>
    </number:number-style>
    <number:number-style style:name="N134">
      <number:text>M  </number:text>
      <number:number number:decimal-places="0" number:min-decimal-places="0" number:min-integer-digits="1"/>
    </number:number-style>
    <number:percentage-style style:name="N135">
      <number:number number:decimal-places="1" number:min-decimal-places="1" number:min-integer-digits="1"/>
      <number:text> %</number:text>
    </number:percentage-style>
    <number:number-style style:name="N136">
      <number:number number:decimal-places="0" number:min-decimal-places="0" number:min-integer-digits="1"/>
      <number:text> °</number:text>
    </number:number-style>
    <number:number-style style:name="N137">
      <number:text>max.=  </number:text>
      <number:number number:decimal-places="1" number:min-decimal-places="1" number:min-integer-digits="1"/>
    </number:number-style>
    <number:number-style style:name="N138">
      <number:text>max.=  </number:text>
      <number:number number:decimal-places="1" number:min-decimal-places="1" number:min-integer-digits="1"/>
      <number:text> kN</number:text>
    </number:number-style>
    <number:number-style style:name="N139">
      <number:text>max.= </number:text>
      <number:number number:decimal-places="1" number:min-decimal-places="1" number:min-integer-digits="1"/>
      <number:text> kN</number:text>
    </number:number-style>
    <number:number-style style:name="N140">
      <number:number number:decimal-places="3" number:min-decimal-places="3" number:min-integer-digits="1"/>
      <number:text>  kN/m²</number:text>
    </number:number-style>
    <number:number-style style:name="N141">
      <number:number number:decimal-places="2" number:min-decimal-places="2" number:min-integer-digits="1"/>
      <number:text> kN/m²</number:text>
    </number:number-style>
    <number:number-style style:name="N142">
      <number:number number:decimal-places="1" number:min-decimal-places="1" number:min-integer-digits="1"/>
      <number:text>  cm</number:text>
    </number:number-style>
    <number:number-style style:name="N143">
      <number:number number:decimal-places="2" number:min-decimal-places="2" number:min-integer-digits="1"/>
      <number:text>  kN/m²</number:text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2" number:min-decimal-places="2" number:min-integer-digits="1"/>
      <number:text>   m</number:text>
    </number:number-style>
    <number:number-style style:name="N149">
      <number:number number:decimal-places="2" number:min-decimal-places="2" number:min-integer-digits="1"/>
      <number:text>  °</number:text>
    </number:number-style>
    <number:number-style style:name="N150">
      <number:number number:decimal-places="1" number:min-decimal-places="1" number:min-integer-digits="1"/>
      <number:text>  m</number:text>
    </number:number-style>
    <number:number-style style:name="N151" number:title="Benutzerdefiniert">
      <number:number number:decimal-places="0" number:min-decimal-places="0" number:min-integer-digits="1"/>
      <number:text> cm³</number:text>
    </number:number-style>
    <number:number-style style:name="N152">
      <number:number number:decimal-places="3" number:min-decimal-places="3" number:min-integer-digits="1"/>
      <number:text> &lt;= ,</number:text>
    </number:number-style>
    <number:number-style style:name="N153">
      <number:number number:decimal-places="1" number:min-decimal-places="1" number:min-integer-digits="1"/>
      <number:text> kN/cm²</number:text>
    </number:number-style>
    <number:number-style style:name="N154">
      <number:number number:decimal-places="0" number:min-decimal-places="0" number:min-integer-digits="1"/>
      <number:text> cm^4</number:text>
    </number:number-style>
    <number:number-style style:name="N155">
      <number:number number:decimal-places="0" number:min-decimal-places="0" number:min-integer-digits="4"/>
      <number:text> cm³</number:text>
    </number:number-style>
    <number:number-style style:name="N156">
      <number:number number:decimal-places="1" number:min-decimal-places="1" number:min-integer-digits="1"/>
      <number:text>  N/mm²</number:text>
    </number:number-style>
    <number:number-style style:name="N157">
      <number:number number:decimal-places="1" number:min-decimal-places="1" number:min-integer-digits="1"/>
      <number:text>  mm²</number:text>
    </number:number-style>
    <number:number-style style:name="N158">
      <number:number number:decimal-places="1" number:min-decimal-places="1" number:min-integer-digits="1"/>
      <number:text>  mm</number:text>
    </number:number-style>
    <number:number-style style:name="N159">
      <number:number number:decimal-places="3" number:min-decimal-places="3" number:min-integer-digits="1"/>
      <number:text>  kN/cm²</number:text>
    </number:number-style>
    <number:number-style style:name="N160">
      <number:number number:decimal-places="1" number:min-decimal-places="1" number:min-integer-digits="1"/>
      <number:text> mm</number:text>
    </number:number-style>
    <number:number-style style:name="N161">
      <number:number number:decimal-places="1" number:min-decimal-places="1" number:min-integer-digits="1"/>
      <number:text> N/mm²</number:text>
    </number:number-style>
    <number:number-style style:name="N162">
      <number:number number:decimal-places="1" number:min-decimal-places="1" number:min-integer-digits="1"/>
      <number:text>°</number:text>
    </number:number-style>
    <number:number-style style:name="N163">
      <number:number number:decimal-places="2" number:min-decimal-places="2" number:min-integer-digits="1"/>
      <number:text>  Stk</number:text>
    </number:number-style>
    <number:number-style style:name="N164">
      <number:number number:decimal-places="2" number:min-decimal-places="2" number:min-integer-digits="1"/>
      <number:text> kN²</number:text>
    </number:number-style>
    <number:number-style style:name="N165">
      <number:number number:decimal-places="1" number:min-decimal-places="1" number:min-integer-digits="1"/>
      <number:text> N</number:text>
    </number:number-style>
    <number:number-style style:name="N166">
      <number:text>a1&gt;=</number:text>
    </number:number-style>
    <number:number-style style:name="N167">
      <number:text>a1&gt;= </number:text>
      <number:number number:decimal-places="0" number:min-decimal-places="0" number:min-integer-digits="1"/>
    </number:number-style>
    <number:number-style style:name="N168">
      <number:text>a1= </number:text>
      <number:number number:decimal-places="0" number:min-decimal-places="0" number:min-integer-digits="1"/>
    </number:number-style>
    <number:number-style style:name="N169">
      <number:text>min: </number:text>
      <number:number number:decimal-places="1" number:min-decimal-places="1" number:min-integer-digits="1"/>
      <number:text>  cm</number:text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number:number-style style:name="N172">
      <number:number number:decimal-places="0" number:min-decimal-places="0" number:min-integer-digits="2"/>
    </number:number-style>
    <number:number-style style:name="N173">
      <number:number number:decimal-places="0" number:min-decimal-places="0" number:min-integer-digits="3"/>
    </number:number-style>
    <number:number-style style:name="N174">
      <number:number number:decimal-places="1" number:min-decimal-places="1" number:min-integer-digits="3"/>
    </number:number-style>
    <number:number-style style:name="N175">
      <number:number number:decimal-places="2" number:min-decimal-places="2" number:min-integer-digits="3"/>
    </number:number-style>
    <number:number-style style:name="N176P0" style:volatile="true">
      <number:number number:decimal-places="0" number:min-decimal-places="0" number:min-integer-digits="1"/>
    </number:number-style>
    <number:number-style style:name="N176">
      <style:text-properties fo:color="#ff0000"/>
      <number:text>-</number:text>
      <number:number number:decimal-places="0" number:min-decimal-places="0" number:min-integer-digits="1"/>
      <style:map style:condition="value()&gt;=0" style:apply-style-name="N176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8P0" style:volatile="true">
      <number:text>€ </number:text>
      <number:number number:decimal-places="0" number:min-decimal-places="0" number:min-integer-digits="1" number:grouping="true"/>
    </number:number-style>
    <number:number-style style:name="N178">
      <number:text>-€ 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9P0" style:volatile="true">
      <number:text>€ 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0P0" style:volatile="true">
      <number:text>€ </number:text>
      <number:number number:decimal-places="2" number:min-decimal-places="2" number:min-integer-digits="1" number:grouping="true"/>
    </number:number-style>
    <number:number-style style:name="N180">
      <number:text>-€ </number:text>
      <number:number number:decimal-places="2" number:min-decimal-places="2" number:min-integer-digits="1" number:grouping="true"/>
      <style:map style:condition="value()&gt;=0" style:apply-style-name="N180P0"/>
    </number:number-style>
    <number:number-style style:name="N181P0" style:volatile="true">
      <number:text>€ 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81P0"/>
    </number:number-style>
    <number:date-style style:name="N182">
      <number:day number:style="long"/>
      <number:text>.</number:text>
      <number:month number:textual="true"/>
      <number:text>.</number:text>
      <number:year/>
    </number:date-style>
    <number:date-style style:name="N183">
      <number:month number:textual="true"/>
      <number:text>.</number:text>
      <number:year/>
    </number:date-style>
    <number:time-style style:name="N184">
      <number:hours/>
      <number:text>:</number:text>
      <number:minutes number:style="long"/>
      <number:text> </number:text>
      <number:am-pm/>
    </number:time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6P0" style:volatile="true">
      <number:number number:decimal-places="0" number:min-decimal-places="0" number:min-integer-digits="1" number:grouping="true"/>
    </number:number-style>
    <number:number-style style:name="N186">
      <number:text>-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</number:number-style>
    <number:number-style style:name="N187">
      <number:text>-</number:text>
      <number:number number:decimal-places="2" number:min-decimal-places="2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number:min-decimal-places="2" number:min-integer-digits="1" number:grouping="true"/>
    </number:number-style>
    <number:number-style style:name="N18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text> € </number:text>
      <number:fill-character> </number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93">
      <number:text-content/>
      <style:map style:condition="value()&lt;=1.7976931348623157E+308" style:apply-style-name="N193P0"/>
    </number:text-style>
    <number:number-style style:name="N10107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09" number:language="de" number:country="AT"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10" number:language="de" number:country="A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0P0"/>
    </number:number-style>
    <number:date-style style:name="N10111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2" number:language="de" number:country="AT">
      <number:month number:textual="true"/>
      <number:text>.</number:text>
      <number:year/>
    </number:date-style>
    <number:time-style style:name="N10113" number:language="de" number:country="AT">
      <number:hours/>
      <number:text>:</number:text>
      <number:minutes number:style="long"/>
      <number:text> </number:text>
      <number:am-pm/>
    </number:time-style>
    <number:time-style style:name="N10114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AT">
      <number:number number:decimal-places="0" number:min-decimal-places="0" number:min-integer-digits="1" number:grouping="true"/>
    </number:number-style>
    <number:number-style style:name="N10115" number:language="de" number:country="AT">
      <number:text>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number number:decimal-places="0" number:min-decimal-places="0" number:min-integer-digits="1" number:grouping="true"/>
    </number:number-style>
    <number:number-style style:name="N10116" number:language="de" number:country="A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2" number:min-decimal-places="2" number:min-integer-digits="1" number:grouping="true"/>
    </number:number-style>
    <number:number-style style:name="N10117" number:language="de" number:country="AT">
      <number:text>-</number:text>
      <number:number number:decimal-places="2" number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number:min-decimal-places="2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9P1" style:volatile="true" number:language="de" number:country="A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9P2" style:volatile="true" number:language="de" number:country="AT">
      <number:text> </number:text>
      <number:fill-character> </number:fill-character>
      <number:text>- </number:text>
    </number:number-style>
    <number:text-style style:name="N10119" number:language="de" number:country="A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de" number:country="A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1" style:volatile="true" number:language="de" number:country="A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2" style:volatile="true" number:language="de" number:country="AT">
      <number:text> € </number:text>
      <number:fill-character> </number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1P1" style:volatile="true" number:language="de" number:country="A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1P2" style:volatile="true" number:language="de" number:country="A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de" number:country="A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2" style:volatile="true" number:language="de" number:country="A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20121" number:language="en" number:country="US">
      <number:number number:decimal-places="0" number:min-decimal-places="0" number:min-integer-digits="2" number:grouping="true"/>
      <number:text> cm²</number:text>
    </number:number-style>
    <number:number-style style:name="N20122" number:language="en" number:country="US">
      <number:number number:decimal-places="0" number:min-decimal-places="0" number:min-integer-digits="2"/>
    </number:number-style>
    <number:number-style style:name="N20123" number:language="en" number:country="US">
      <number:number number:decimal-places="1" number:min-decimal-places="1" number:min-integer-digits="2"/>
      <number:text> cm²</number:text>
    </number:number-style>
    <number:number-style style:name="N20124" number:language="en" number:country="US">
      <number:number number:decimal-places="1" number:min-decimal-places="1" number:min-integer-digits="1"/>
      <number:text> cm²</number:text>
    </number:number-style>
    <number:number-style style:name="N20125" number:language="en" number:country="US">
      <number:number number:decimal-places="11" number:min-decimal-places="11" number:min-integer-digits="1"/>
    </number:number-style>
    <number:number-style style:name="N20126" number:language="en" number:country="US">
      <number:number number:decimal-places="10" number:min-decimal-places="10" number:min-integer-digits="1"/>
    </number:number-style>
    <number:number-style style:name="N20127" number:language="en" number:country="US">
      <number:number number:decimal-places="9" number:min-decimal-places="9" number:min-integer-digits="1"/>
    </number:number-style>
    <number:number-style style:name="N20128" number:language="en" number:country="US">
      <number:number number:decimal-places="8" number:min-decimal-places="8" number:min-integer-digits="1"/>
    </number:number-style>
    <number:number-style style:name="N20129" number:language="en" number:country="US">
      <number:number number:decimal-places="7" number:min-decimal-places="7" number:min-integer-digits="1"/>
    </number:number-style>
    <number:number-style style:name="N20130" number:language="en" number:country="US">
      <number:number number:decimal-places="6" number:min-decimal-places="6" number:min-integer-digits="1"/>
    </number:number-style>
    <number:number-style style:name="N20131" number:language="en" number:country="US">
      <number:number number:decimal-places="5" number:min-decimal-places="5" number:min-integer-digits="1"/>
    </number:number-style>
    <number:number-style style:name="N20132" number:language="en" number:country="US">
      <number:number number:decimal-places="4" number:min-decimal-places="4" number:min-integer-digits="1"/>
    </number:number-style>
    <number:number-style style:name="N20133" number:language="en" number:country="US">
      <number:number number:decimal-places="3" number:min-decimal-places="3" number:min-integer-digits="1"/>
    </number:number-style>
    <number:number-style style:name="N20134" number:language="en" number:country="US">
      <number:number number:decimal-places="1" number:min-decimal-places="1" number:min-integer-digits="1"/>
    </number:number-style>
    <number:number-style style:name="N20135" number:language="en" number:country="US">
      <number:number number:decimal-places="0" number:min-decimal-places="0" number:min-integer-digits="0"/>
    </number:number-style>
    <number:number-style style:name="N20136" number:language="en" number:country="US">
      <number:number number:decimal-places="0" number:min-decimal-places="0" number:min-integer-digits="0" number:grouping="true"/>
    </number:number-style>
    <number:number-style style:name="N20137P0" style:volatile="true" number:language="en" number:country="US">
      <number:number number:decimal-places="0" number:min-decimal-places="0" number:min-integer-digits="0"/>
    </number:number-style>
    <number:number-style style:name="N20137" number:language="en" number:country="US">
      <style:text-properties fo:color="#ff0000"/>
      <number:text>-</number:text>
      <number:number number:decimal-places="0" number:min-decimal-places="0" number:min-integer-digits="0"/>
      <style:map style:condition="value()&gt;=0" style:apply-style-name="N20137P0"/>
    </number:number-style>
    <number:number-style style:name="N20138" number:language="en" number:country="US">
      <number:number number:decimal-places="0" number:min-decimal-places="0" number:min-integer-digits="1"/>
      <number:text> cm</number:text>
    </number:number-style>
    <number:number-style style:name="N20139" number:language="en" number:country="US">
      <number:number number:decimal-places="1" number:min-decimal-places="1" number:min-integer-digits="1" number:grouping="true"/>
    </number:number-style>
    <number:number-style style:name="N20140" number:language="en" number:country="US">
      <number:number number:decimal-places="3" number:min-decimal-places="3" number:min-integer-digits="1" number:grouping="true"/>
    </number:number-style>
    <number:number-style style:name="N20141" number:language="en" number:country="US">
      <number:number number:decimal-places="4" number:min-decimal-places="4" number:min-integer-digits="1" number:grouping="true"/>
    </number:number-style>
    <number:number-style style:name="N20142" number:language="en" number:country="US">
      <number:number number:decimal-places="2" number:min-decimal-places="2" number:min-integer-digits="2"/>
    </number:number-style>
    <number:number-style style:name="N20143" number:language="en" number:country="US">
      <number:number number:decimal-places="2" number:min-decimal-places="2" number:min-integer-digits="3"/>
    </number:number-style>
    <number:number-style style:name="N20144P0" style:volatile="true" number:language="en" number:country="US">
      <number:number number:decimal-places="2" number:min-decimal-places="2" number:min-integer-digits="1"/>
    </number:number-style>
    <number:number-style style:name="N20144" number:language="en" number:country="US">
      <style:text-properties fo:color="#ff0000"/>
      <number:text>-</number:text>
      <number:number number:decimal-places="2" number:min-decimal-places="2" number:min-integer-digits="1"/>
      <style:map style:condition="value()&gt;=0" style:apply-style-name="N20144P0"/>
    </number:number-style>
    <number:number-style style:name="N20145" number:language="en" number:country="US">
      <number:number number:decimal-places="2" number:min-decimal-places="2" number:min-integer-digits="4"/>
    </number:number-style>
    <number:number-style style:name="N20146" number:language="en" number:country="US">
      <number:number number:decimal-places="2" number:min-decimal-places="2" number:min-integer-digits="0"/>
    </number:number-style>
    <number:number-style style:name="N20147" number:language="en" number:country="US">
      <number:number number:decimal-places="2" number:min-decimal-places="2" number:min-integer-digits="2" number:grouping="true"/>
    </number:number-style>
    <number:date-style style:name="N20148P0" style:volatile="true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48" number:language="en" number:country="US">
      <number:text-content/>
      <style:map style:condition="value()&lt;=1.7976931348623157E+308" style:apply-style-name="N20148P0"/>
    </number:text-style>
    <number:number-style style:name="N20149" number:language="en" number:country="US">
      <number:number number:decimal-places="12" number:min-decimal-places="12" number:min-integer-digits="1"/>
    </number:number-style>
    <number:number-style style:name="N20150" number:language="en" number:country="US">
      <number:number number:decimal-places="13" number:min-decimal-places="13" number:min-integer-digits="1"/>
    </number:number-style>
    <number:number-style style:name="N20151" number:language="en" number:country="US">
      <number:number number:decimal-places="14" number:min-decimal-places="14" number:min-integer-digits="1"/>
    </number:number-style>
    <number:number-style style:name="N20152" number:language="en" number:country="US">
      <number:number number:decimal-places="15" number:min-decimal-places="15" number:min-integer-digits="1"/>
    </number:number-style>
    <number:number-style style:name="N20153" number:language="en" number:country="US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8:59:02.832000000</meta:creation-date>
    <dc:date>2022-11-21T18:59:32.515000000</dc:date>
    <meta:editing-duration>PT29S</meta:editing-duration>
    <meta:editing-cycles>1</meta:editing-cycles>
    <meta:document-statistic meta:table-count="1" meta:cell-count="1871" meta:object-count="0"/>
    <meta:generator>LibreOffice/7.4.2.3$Windows_X86_64 LibreOffice_project/382eef1f22670f7f4118c8c2dd222ec7ad009daf</meta:generator>
  </office:meta>
</office:document-meta>
</file>